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5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7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8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9" style:family="paragraph" style:parent-style-name="Standard">
      <style:text-properties fo:font-weight="bold" officeooo:paragraph-rsid="00ed5b35" style:font-weight-asian="bold" style:font-weight-complex="bold"/>
    </style:style>
    <style:style style:name="P10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11" style:family="paragraph" style:parent-style-name="Standard">
      <style:text-properties officeooo:rsid="0011b025" officeooo:paragraph-rsid="0011b025"/>
    </style:style>
    <style:style style:name="P12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3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4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5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6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7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18" style:family="paragraph" style:parent-style-name="Standard">
      <style:text-properties fo:font-style="italic" officeooo:rsid="0034ed8b" officeooo:paragraph-rsid="0027fcfd" style:font-style-asian="italic" style:font-style-complex="italic"/>
    </style:style>
    <style:style style:name="P19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0" style:family="paragraph" style:parent-style-name="Standard">
      <style:text-properties fo:font-style="italic" officeooo:paragraph-rsid="00a639f7" style:font-style-asian="italic" style:font-style-complex="italic"/>
    </style:style>
    <style:style style:name="P21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4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5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6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1" style:family="paragraph" style:parent-style-name="Standard">
      <style:text-properties fo:font-style="italic" officeooo:rsid="0100a303" officeooo:paragraph-rsid="0100a303" style:font-style-asian="italic" style:font-style-complex="italic"/>
    </style:style>
    <style:style style:name="P32" style:family="paragraph" style:parent-style-name="Standard">
      <style:text-properties fo:font-style="italic" officeooo:rsid="0100a303" officeooo:paragraph-rsid="0176ee1b" style:font-style-asian="italic" style:font-style-complex="italic"/>
    </style:style>
    <style:style style:name="P33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4" style:family="paragraph" style:parent-style-name="Standard">
      <style:text-properties fo:font-style="italic" officeooo:paragraph-rsid="013013d9" style:font-style-asian="italic" style:font-style-complex="italic"/>
    </style:style>
    <style:style style:name="P35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6" style:family="paragraph" style:parent-style-name="Standard">
      <style:text-properties fo:font-style="italic" officeooo:paragraph-rsid="01408f03" style:font-style-asian="italic" style:font-style-complex="italic"/>
    </style:style>
    <style:style style:name="P37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8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1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style:text-underline-style="none" officeooo:paragraph-rsid="00a639f7" style:font-style-asian="italic" style:font-style-complex="italic"/>
    </style:style>
    <style:style style:name="P64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65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66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67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68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69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70" style:family="paragraph" style:parent-style-name="Standard">
      <style:text-properties fo:font-style="italic" style:text-underline-style="none" officeooo:rsid="0100a303" officeooo:paragraph-rsid="0103a2f0" style:font-style-asian="italic" style:font-style-complex="italic"/>
    </style:style>
    <style:style style:name="P71" style:family="paragraph" style:parent-style-name="Standard">
      <style:text-properties fo:font-style="italic" style:text-underline-style="none" officeooo:rsid="0100a303" officeooo:paragraph-rsid="0100a303" style:font-style-asian="italic" style:font-style-complex="italic"/>
    </style:style>
    <style:style style:name="P72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73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74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75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76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77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78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79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80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81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82" style:family="paragraph" style:parent-style-name="Standard">
      <style:text-properties officeooo:rsid="0015f1ff" officeooo:paragraph-rsid="0015f1ff"/>
    </style:style>
    <style:style style:name="P83" style:family="paragraph" style:parent-style-name="Standard">
      <style:text-properties officeooo:rsid="0015f1ff" officeooo:paragraph-rsid="009c1b54"/>
    </style:style>
    <style:style style:name="P84" style:family="paragraph" style:parent-style-name="Standard">
      <style:text-properties officeooo:rsid="0015f1ff" officeooo:paragraph-rsid="0013268f"/>
    </style:style>
    <style:style style:name="P85" style:family="paragraph" style:parent-style-name="Standard">
      <style:text-properties officeooo:rsid="0015f1ff" officeooo:paragraph-rsid="00c0d7c6"/>
    </style:style>
    <style:style style:name="P86" style:family="paragraph" style:parent-style-name="Standard">
      <style:text-properties officeooo:rsid="0019f535" officeooo:paragraph-rsid="0019f535"/>
    </style:style>
    <style:style style:name="P87" style:family="paragraph" style:parent-style-name="Standard">
      <style:text-properties fo:font-style="normal" officeooo:rsid="005aa0ca" officeooo:paragraph-rsid="005d12fa" style:font-style-asian="normal" style:font-style-complex="normal"/>
    </style:style>
    <style:style style:name="P88" style:family="paragraph" style:parent-style-name="Standard">
      <style:text-properties fo:font-style="normal" officeooo:rsid="005aa0ca" officeooo:paragraph-rsid="00be4749" style:font-style-asian="normal" style:font-style-complex="normal"/>
    </style:style>
    <style:style style:name="P89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90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91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92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93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94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95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96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97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98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99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00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01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02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03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04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05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06" style:family="paragraph" style:parent-style-name="Standard">
      <style:paragraph-properties fo:line-height="100%"/>
      <style:text-properties fo:font-style="normal" officeooo:paragraph-rsid="01cb0c6f" style:font-style-asian="normal" style:font-style-complex="normal"/>
    </style:style>
    <style:style style:name="P107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08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09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style:text-underline-style="none" fo:font-weight="normal" officeooo:rsid="0069fa4b" officeooo:paragraph-rsid="007f9b5f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line-height="100%"/>
      <style:text-properties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line-height="150%"/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a07f5d" officeooo:paragraph-rsid="00a07f5d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a43bb7" officeooo:paragraph-rsid="00a639f7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style:text-underline-style="none" fo:font-weight="normal" officeooo:rsid="00a43bb7" officeooo:paragraph-rsid="00a43bb7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style:text-underline-style="none" fo:font-weight="normal" officeooo:rsid="00a69bec" officeooo:paragraph-rsid="00a69bec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45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49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50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51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52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style:text-underline-style="none" fo:font-weight="bold" officeooo:rsid="0065ca74" officeooo:paragraph-rsid="00f8c8b1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62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163" style:family="paragraph" style:parent-style-name="Standard">
      <style:paragraph-properties fo:line-height="150%"/>
      <style:text-properties fo:font-style="normal" style:text-underline-style="none" officeooo:rsid="00ae61b4" officeooo:paragraph-rsid="00ae61b4" style:font-style-asian="normal" style:font-style-complex="normal"/>
    </style:style>
    <style:style style:name="P164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65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66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67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68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69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70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71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72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73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74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75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76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77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78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79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180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181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182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183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184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185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186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187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188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189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190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191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192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193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194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195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196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197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198" style:family="paragraph" style:parent-style-name="Standard">
      <style:text-properties fo:font-style="normal" style:text-underline-style="none" officeooo:rsid="00f55bb2" officeooo:paragraph-rsid="00f5260b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00" style:family="paragraph" style:parent-style-name="Standard">
      <style:text-properties fo:font-style="normal" style:text-underline-style="none" officeooo:rsid="00f990c2" officeooo:paragraph-rsid="00f990c2" style:font-style-asian="normal" style:font-style-complex="normal"/>
    </style:style>
    <style:style style:name="P201" style:family="paragraph" style:parent-style-name="Standard">
      <style:text-properties fo:font-style="normal" style:text-underline-style="none" officeooo:rsid="00f990c2" officeooo:paragraph-rsid="00fde6f2" style:font-style-asian="normal" style:font-style-complex="normal"/>
    </style:style>
    <style:style style:name="P202" style:family="paragraph" style:parent-style-name="Standard">
      <style:text-properties fo:font-style="normal" style:text-underline-style="none" officeooo:rsid="00fde6f2" officeooo:paragraph-rsid="00fde6f2" style:font-style-asian="normal" style:font-style-complex="normal"/>
    </style:style>
    <style:style style:name="P203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05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06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07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08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09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10" style:family="paragraph" style:parent-style-name="Standard">
      <style:text-properties fo:font-style="normal" style:text-underline-style="none" officeooo:rsid="013013d9" officeooo:paragraph-rsid="013013d9" style:font-style-asian="normal" style:font-style-complex="normal"/>
    </style:style>
    <style:style style:name="P211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12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13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14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15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16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17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20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21" style:family="paragraph" style:parent-style-name="Standard">
      <style:text-properties officeooo:rsid="0033fbdf" officeooo:paragraph-rsid="0033fbdf"/>
    </style:style>
    <style:style style:name="P222" style:family="paragraph" style:parent-style-name="Standard">
      <style:text-properties officeooo:rsid="0034ed8b" officeooo:paragraph-rsid="0106c767"/>
    </style:style>
    <style:style style:name="P223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224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225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226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227" style:family="paragraph" style:parent-style-name="Standard">
      <style:text-properties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style:text-line-through-style="none" style:text-line-through-type="none" fo:font-style="italic" style:text-underline-style="none" officeooo:rsid="00367935" officeooo:paragraph-rsid="0122678f" style:font-style-asian="italic" style:font-style-complex="italic"/>
    </style:style>
    <style:style style:name="P229" style:family="paragraph" style:parent-style-name="Standard">
      <style:text-properties officeooo:rsid="0012a0dc" officeooo:paragraph-rsid="0012a0dc"/>
    </style:style>
    <style:style style:name="P230" style:family="paragraph" style:parent-style-name="Standard">
      <style:text-properties officeooo:paragraph-rsid="003eeb50"/>
    </style:style>
    <style:style style:name="P231" style:family="paragraph" style:parent-style-name="Standard">
      <style:text-properties officeooo:rsid="00205d85" officeooo:paragraph-rsid="005f7223"/>
    </style:style>
    <style:style style:name="P232" style:family="paragraph" style:parent-style-name="Standard">
      <style:text-properties officeooo:rsid="002436f5" officeooo:paragraph-rsid="00ed9297"/>
    </style:style>
    <style:style style:name="P233" style:family="paragraph" style:parent-style-name="Standard">
      <style:text-properties officeooo:rsid="0056d959" officeooo:paragraph-rsid="0056d959"/>
    </style:style>
    <style:style style:name="P234" style:family="paragraph" style:parent-style-name="Standard">
      <style:paragraph-properties fo:line-height="150%"/>
      <style:text-properties officeooo:paragraph-rsid="0013268f"/>
    </style:style>
    <style:style style:name="P235" style:family="paragraph" style:parent-style-name="Standard">
      <style:paragraph-properties fo:line-height="150%"/>
      <style:text-properties officeooo:paragraph-rsid="0040eb9d"/>
    </style:style>
    <style:style style:name="P236" style:family="paragraph" style:parent-style-name="Standard">
      <style:paragraph-properties fo:line-height="150%"/>
      <style:text-properties officeooo:paragraph-rsid="0045286d"/>
    </style:style>
    <style:style style:name="P237" style:family="paragraph" style:parent-style-name="Standard">
      <style:paragraph-properties fo:line-height="150%"/>
      <style:text-properties officeooo:paragraph-rsid="00c6421c"/>
    </style:style>
    <style:style style:name="P238" style:family="paragraph" style:parent-style-name="Standard">
      <style:paragraph-properties fo:line-height="150%"/>
      <style:text-properties officeooo:paragraph-rsid="00fde6f2"/>
    </style:style>
    <style:style style:name="P239" style:family="paragraph" style:parent-style-name="Standard">
      <style:paragraph-properties fo:line-height="150%"/>
      <style:text-properties officeooo:paragraph-rsid="0106c767"/>
    </style:style>
    <style:style style:name="P240" style:family="paragraph" style:parent-style-name="Standard">
      <style:paragraph-properties fo:line-height="150%"/>
      <style:text-properties officeooo:paragraph-rsid="01851c1f"/>
    </style:style>
    <style:style style:name="P241" style:family="paragraph" style:parent-style-name="Standard">
      <style:paragraph-properties fo:line-height="150%"/>
      <style:text-properties officeooo:paragraph-rsid="01b93d9e"/>
    </style:style>
    <style:style style:name="P242" style:family="paragraph" style:parent-style-name="Standard">
      <style:text-properties officeooo:paragraph-rsid="0071f6b3"/>
    </style:style>
    <style:style style:name="P243" style:family="paragraph" style:parent-style-name="Standard">
      <style:text-properties officeooo:paragraph-rsid="006a9ead"/>
    </style:style>
    <style:style style:name="P244" style:family="paragraph" style:parent-style-name="Standard">
      <style:text-properties officeooo:paragraph-rsid="007b744f"/>
    </style:style>
    <style:style style:name="P245" style:family="paragraph" style:parent-style-name="Standard">
      <style:text-properties officeooo:paragraph-rsid="007f9b5f"/>
    </style:style>
    <style:style style:name="P246" style:family="paragraph" style:parent-style-name="Standard">
      <style:text-properties officeooo:paragraph-rsid="005eeb02"/>
    </style:style>
    <style:style style:name="P247" style:family="paragraph" style:parent-style-name="Standard">
      <style:text-properties officeooo:paragraph-rsid="00883289"/>
    </style:style>
    <style:style style:name="P248" style:family="paragraph" style:parent-style-name="Standard">
      <style:text-properties officeooo:paragraph-rsid="00885557"/>
    </style:style>
    <style:style style:name="P249" style:family="paragraph" style:parent-style-name="Standard">
      <style:text-properties officeooo:rsid="008872eb" officeooo:paragraph-rsid="008872eb"/>
    </style:style>
    <style:style style:name="P250" style:family="paragraph" style:parent-style-name="Standard">
      <style:text-properties officeooo:paragraph-rsid="008d7148"/>
    </style:style>
    <style:style style:name="P251" style:family="paragraph" style:parent-style-name="Standard">
      <style:text-properties officeooo:paragraph-rsid="009622c6"/>
    </style:style>
    <style:style style:name="P252" style:family="paragraph" style:parent-style-name="Standard">
      <style:text-properties officeooo:paragraph-rsid="009af966"/>
    </style:style>
    <style:style style:name="P253" style:family="paragraph" style:parent-style-name="Standard">
      <style:text-properties officeooo:paragraph-rsid="00a75993"/>
    </style:style>
    <style:style style:name="P254" style:family="paragraph" style:parent-style-name="Standard">
      <style:text-properties officeooo:rsid="003eeb50" officeooo:paragraph-rsid="00ac1d69"/>
    </style:style>
    <style:style style:name="P255" style:family="paragraph" style:parent-style-name="Standard">
      <style:text-properties officeooo:paragraph-rsid="00b6be7d"/>
    </style:style>
    <style:style style:name="P256" style:family="paragraph" style:parent-style-name="Standard">
      <style:paragraph-properties fo:line-height="150%"/>
      <style:text-properties style:use-window-font-color="true" officeooo:rsid="00a8a4b1" officeooo:paragraph-rsid="00c0d7c6"/>
    </style:style>
    <style:style style:name="P257" style:family="paragraph" style:parent-style-name="Standard">
      <style:text-properties style:use-window-font-color="true" officeooo:paragraph-rsid="00c0d7c6"/>
    </style:style>
    <style:style style:name="P258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259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260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261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63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264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265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266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267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268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269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270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271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272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273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274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275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276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277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278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279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280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281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282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283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284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285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28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287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288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289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290" style:family="paragraph" style:parent-style-name="Standard">
      <style:paragraph-properties fo:line-height="100%"/>
      <style:text-properties style:use-window-font-color="true" fo:font-style="normal" fo:font-weight="normal" officeooo:rsid="01b9977e" officeooo:paragraph-rsid="01b9977e" style:font-style-asian="normal" style:font-weight-asian="normal" style:font-style-complex="normal" style:font-weight-complex="normal"/>
    </style:style>
    <style:style style:name="P291" style:family="paragraph" style:parent-style-name="Standard">
      <style:paragraph-properties fo:line-height="100%"/>
      <style:text-properties style:use-window-font-color="true" fo:font-style="normal" fo:font-weight="normal" officeooo:rsid="01b78805" officeooo:paragraph-rsid="01b78805" style:font-style-asian="normal" style:font-weight-asian="normal" style:font-style-complex="normal" style:font-weight-complex="normal"/>
    </style:style>
    <style:style style:name="P292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294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295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296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297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298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48a9e" style:font-style-asian="normal" style:font-weight-asian="normal" style:font-style-complex="normal" style:font-weight-complex="normal"/>
    </style:style>
    <style:style style:name="P299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64853" style:font-style-asian="normal" style:font-weight-asian="normal" style:font-style-complex="normal" style:font-weight-complex="normal"/>
    </style:style>
    <style:style style:name="P300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1c922b5" style:font-style-asian="normal" style:font-weight-asian="normal" style:font-style-complex="normal" style:font-weight-complex="normal"/>
    </style:style>
    <style:style style:name="P301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302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303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304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305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306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307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308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309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310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311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312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313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314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315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316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317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318" style:family="paragraph" style:parent-style-name="Standard">
      <style:paragraph-properties fo:line-height="100%"/>
      <style:text-properties style:use-window-font-color="true" fo:font-style="italic" fo:font-weight="normal" officeooo:rsid="01ba56c5" officeooo:paragraph-rsid="01ba56c5" style:font-style-asian="italic" style:font-weight-asian="normal" style:font-style-complex="italic" style:font-weight-complex="normal"/>
    </style:style>
    <style:style style:name="P319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320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321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322" style:family="paragraph" style:parent-style-name="Standard">
      <style:text-properties officeooo:paragraph-rsid="00ba4170"/>
    </style:style>
    <style:style style:name="P323" style:family="paragraph" style:parent-style-name="Standard">
      <style:text-properties officeooo:paragraph-rsid="00bbbf73"/>
    </style:style>
    <style:style style:name="P324" style:family="paragraph" style:parent-style-name="Standard">
      <style:text-properties officeooo:rsid="00bd11a0" officeooo:paragraph-rsid="00bd11a0"/>
    </style:style>
    <style:style style:name="P325" style:family="paragraph" style:parent-style-name="Standard">
      <style:text-properties officeooo:paragraph-rsid="00be4749"/>
    </style:style>
    <style:style style:name="P326" style:family="paragraph" style:parent-style-name="Standard">
      <style:text-properties officeooo:rsid="00beb82f" officeooo:paragraph-rsid="00beb82f"/>
    </style:style>
    <style:style style:name="P327" style:family="paragraph" style:parent-style-name="Standard">
      <style:text-properties officeooo:paragraph-rsid="00beb82f"/>
    </style:style>
    <style:style style:name="P328" style:family="paragraph" style:parent-style-name="Standard">
      <style:text-properties officeooo:rsid="00c0d7c6" officeooo:paragraph-rsid="00c0d7c6"/>
    </style:style>
    <style:style style:name="P329" style:family="paragraph" style:parent-style-name="Standard">
      <style:text-properties officeooo:paragraph-rsid="008dd7a7"/>
    </style:style>
    <style:style style:name="P330" style:family="paragraph" style:parent-style-name="Standard">
      <style:text-properties officeooo:rsid="005521a3" officeooo:paragraph-rsid="005521a3"/>
    </style:style>
    <style:style style:name="P331" style:family="paragraph" style:parent-style-name="Standard">
      <style:text-properties officeooo:paragraph-rsid="00d2fc06"/>
    </style:style>
    <style:style style:name="P332" style:family="paragraph" style:parent-style-name="Standard">
      <style:paragraph-properties fo:line-height="150%"/>
      <style:text-properties officeooo:rsid="00d5826a" officeooo:paragraph-rsid="00d5826a"/>
    </style:style>
    <style:style style:name="P333" style:family="paragraph" style:parent-style-name="Standard">
      <style:text-properties officeooo:paragraph-rsid="00d77d7d"/>
    </style:style>
    <style:style style:name="P334" style:family="paragraph" style:parent-style-name="Standard">
      <style:text-properties officeooo:rsid="00d9c9e4" officeooo:paragraph-rsid="00d9c9e4"/>
    </style:style>
    <style:style style:name="P335" style:family="paragraph" style:parent-style-name="Standard">
      <style:text-properties officeooo:paragraph-rsid="00e4290b"/>
    </style:style>
    <style:style style:name="P336" style:family="paragraph" style:parent-style-name="Standard">
      <style:text-properties officeooo:paragraph-rsid="00e5f586"/>
    </style:style>
    <style:style style:name="P337" style:family="paragraph" style:parent-style-name="Standard">
      <style:text-properties officeooo:paragraph-rsid="00eb50e0"/>
    </style:style>
    <style:style style:name="P338" style:family="paragraph" style:parent-style-name="Standard">
      <style:paragraph-properties fo:line-height="150%"/>
      <style:text-properties officeooo:rsid="00f2503e" officeooo:paragraph-rsid="00f2503e"/>
    </style:style>
    <style:style style:name="P339" style:family="paragraph" style:parent-style-name="Standard">
      <style:text-properties officeooo:rsid="00f2503e" officeooo:paragraph-rsid="01222be5"/>
    </style:style>
    <style:style style:name="P340" style:family="paragraph" style:parent-style-name="Standard">
      <style:text-properties officeooo:rsid="00d1487d" officeooo:paragraph-rsid="00d2fc06"/>
    </style:style>
    <style:style style:name="P341" style:family="paragraph" style:parent-style-name="Standard">
      <style:text-properties officeooo:paragraph-rsid="00f5260b"/>
    </style:style>
    <style:style style:name="P342" style:family="paragraph" style:parent-style-name="Standard">
      <style:text-properties officeooo:paragraph-rsid="00fecca9"/>
    </style:style>
    <style:style style:name="P343" style:family="paragraph" style:parent-style-name="Standard">
      <style:text-properties officeooo:paragraph-rsid="00c0d7c6"/>
    </style:style>
    <style:style style:name="P344" style:family="paragraph" style:parent-style-name="Standard">
      <style:text-properties officeooo:paragraph-rsid="010c486e"/>
    </style:style>
    <style:style style:name="P345" style:family="paragraph" style:parent-style-name="Standard">
      <style:text-properties officeooo:paragraph-rsid="00367935"/>
    </style:style>
    <style:style style:name="P346" style:family="paragraph" style:parent-style-name="Standard">
      <style:text-properties officeooo:paragraph-rsid="011fc384"/>
    </style:style>
    <style:style style:name="P347" style:family="paragraph" style:parent-style-name="Standard">
      <style:text-properties officeooo:paragraph-rsid="0122678f"/>
    </style:style>
    <style:style style:name="P348" style:family="paragraph" style:parent-style-name="Standard">
      <style:text-properties officeooo:paragraph-rsid="012dfde8"/>
    </style:style>
    <style:style style:name="P349" style:family="paragraph" style:parent-style-name="Standard">
      <style:text-properties officeooo:paragraph-rsid="0130fd48"/>
    </style:style>
    <style:style style:name="P350" style:family="paragraph" style:parent-style-name="Standard">
      <style:text-properties officeooo:paragraph-rsid="013282b3"/>
    </style:style>
    <style:style style:name="P351" style:family="paragraph" style:parent-style-name="Standard">
      <style:text-properties officeooo:paragraph-rsid="013f3c54"/>
    </style:style>
    <style:style style:name="P352" style:family="paragraph" style:parent-style-name="Standard">
      <style:text-properties officeooo:paragraph-rsid="0152f194"/>
    </style:style>
    <style:style style:name="P353" style:family="paragraph" style:parent-style-name="Standard">
      <style:text-properties officeooo:paragraph-rsid="0150aafa"/>
    </style:style>
    <style:style style:name="P354" style:family="paragraph" style:parent-style-name="Standard">
      <style:paragraph-properties fo:line-height="100%"/>
      <style:text-properties officeooo:paragraph-rsid="016aa5ac"/>
    </style:style>
    <style:style style:name="P355" style:family="paragraph" style:parent-style-name="Standard">
      <style:paragraph-properties fo:line-height="100%"/>
      <style:text-properties officeooo:paragraph-rsid="016d2800"/>
    </style:style>
    <style:style style:name="P356" style:family="paragraph" style:parent-style-name="Standard">
      <style:paragraph-properties fo:line-height="100%"/>
      <style:text-properties officeooo:paragraph-rsid="0171553b"/>
    </style:style>
    <style:style style:name="P357" style:family="paragraph" style:parent-style-name="Standard">
      <style:paragraph-properties fo:line-height="100%"/>
      <style:text-properties officeooo:paragraph-rsid="0176ee1b"/>
    </style:style>
    <style:style style:name="P358" style:family="paragraph" style:parent-style-name="Standard">
      <style:paragraph-properties fo:line-height="100%"/>
      <style:text-properties officeooo:paragraph-rsid="017941db"/>
    </style:style>
    <style:style style:name="P359" style:family="paragraph" style:parent-style-name="Standard">
      <style:paragraph-properties fo:line-height="100%"/>
      <style:text-properties officeooo:paragraph-rsid="017a7161"/>
    </style:style>
    <style:style style:name="P360" style:family="paragraph" style:parent-style-name="Standard">
      <style:paragraph-properties fo:line-height="100%"/>
      <style:text-properties officeooo:paragraph-rsid="018105ab"/>
    </style:style>
    <style:style style:name="P361" style:family="paragraph" style:parent-style-name="Standard">
      <style:paragraph-properties fo:line-height="100%"/>
      <style:text-properties officeooo:paragraph-rsid="01851c1f"/>
    </style:style>
    <style:style style:name="P362" style:family="paragraph" style:parent-style-name="Standard">
      <style:paragraph-properties fo:line-height="100%"/>
      <style:text-properties officeooo:paragraph-rsid="01aaba73"/>
    </style:style>
    <style:style style:name="P363" style:family="paragraph" style:parent-style-name="Standard">
      <style:paragraph-properties fo:line-height="100%"/>
      <style:text-properties officeooo:paragraph-rsid="01abda5f"/>
    </style:style>
    <style:style style:name="P364" style:family="paragraph" style:parent-style-name="Standard">
      <style:paragraph-properties fo:line-height="100%"/>
      <style:text-properties officeooo:paragraph-rsid="01b08253"/>
    </style:style>
    <style:style style:name="P365" style:family="paragraph" style:parent-style-name="Standard">
      <style:paragraph-properties fo:line-height="100%"/>
      <style:text-properties officeooo:paragraph-rsid="01b38d53"/>
    </style:style>
    <style:style style:name="P366" style:family="paragraph" style:parent-style-name="Standard">
      <style:paragraph-properties fo:line-height="100%"/>
      <style:text-properties officeooo:paragraph-rsid="01b5c969"/>
    </style:style>
    <style:style style:name="P367" style:family="paragraph" style:parent-style-name="Standard">
      <style:paragraph-properties fo:line-height="100%"/>
      <style:text-properties officeooo:paragraph-rsid="01cb0c6f"/>
    </style:style>
    <style:style style:name="P368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369" style:family="paragraph" style:parent-style-name="Standard">
      <style:paragraph-properties fo:line-height="100%"/>
      <style:text-properties officeooo:rsid="016b9044" officeooo:paragraph-rsid="016b9044"/>
    </style:style>
    <style:style style:name="P370" style:family="paragraph" style:parent-style-name="Standard">
      <style:paragraph-properties fo:line-height="100%"/>
      <style:text-properties officeooo:rsid="01a2dcc2" officeooo:paragraph-rsid="01a2dcc2"/>
    </style:style>
    <style:style style:name="P371" style:family="paragraph" style:parent-style-name="Standard">
      <style:paragraph-properties fo:line-height="100%"/>
      <style:text-properties officeooo:rsid="01a92b83" officeooo:paragraph-rsid="01abda5f"/>
    </style:style>
    <style:style style:name="P372" style:family="paragraph" style:parent-style-name="Standard">
      <style:paragraph-properties fo:line-height="100%"/>
      <style:text-properties officeooo:rsid="01b78805" officeooo:paragraph-rsid="01b9977e"/>
    </style:style>
    <style:style style:name="P373" style:family="paragraph" style:parent-style-name="Standard">
      <style:paragraph-properties fo:line-height="100%"/>
      <style:text-properties officeooo:rsid="01bcc73c" officeooo:paragraph-rsid="01bcc73c"/>
    </style:style>
    <style:style style:name="P374" style:family="paragraph" style:parent-style-name="Standard">
      <style:paragraph-properties fo:line-height="100%"/>
      <style:text-properties officeooo:rsid="01cb0c6f" officeooo:paragraph-rsid="01cb0c6f"/>
    </style:style>
    <style:style style:name="P375" style:family="paragraph" style:parent-style-name="Standard">
      <style:paragraph-properties fo:line-height="100%"/>
      <style:text-properties officeooo:rsid="01cd0839" officeooo:paragraph-rsid="01cd0839"/>
    </style:style>
    <style:style style:name="P376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377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378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379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380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381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382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383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384" style:family="paragraph" style:parent-style-name="Table_20_Contents">
      <style:paragraph-properties fo:text-align="center" style:justify-single-word="false"/>
    </style:style>
    <style:style style:name="P385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386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387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388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389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390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391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392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393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394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395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396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397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398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399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400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401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402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403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404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405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406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407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408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break-before="page"/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10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411" style:family="paragraph" style:parent-style-name="Standard">
      <style:paragraph-properties fo:line-height="150%" fo:break-before="page"/>
      <style:text-properties officeooo:paragraph-rsid="00cab904"/>
    </style:style>
    <style:style style:name="P412" style:family="paragraph" style:parent-style-name="Standard">
      <style:paragraph-properties fo:break-before="page"/>
      <style:text-properties officeooo:paragraph-rsid="00f8c8b1"/>
    </style:style>
    <style:style style:name="P413" style:family="paragraph" style:parent-style-name="Standard">
      <style:paragraph-properties fo:line-height="100%" fo:break-before="page"/>
      <style:text-properties fo:font-weight="bold" officeooo:paragraph-rsid="01a5296a" style:font-weight-asian="bold" style:font-weight-complex="bold"/>
    </style:style>
    <style:style style:name="P41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416" style:family="paragraph" style:parent-style-name="Standard" style:list-style-name="L1">
      <style:text-properties officeooo:rsid="0013268f" officeooo:paragraph-rsid="0013268f"/>
    </style:style>
    <style:style style:name="P417" style:family="paragraph" style:parent-style-name="Standard" style:list-style-name="L2">
      <style:text-properties style:use-window-font-color="true" officeooo:rsid="00a8a4b1" officeooo:paragraph-rsid="00e38bf0"/>
    </style:style>
    <style:style style:name="P418" style:family="paragraph" style:parent-style-name="Standard" style:list-style-name="L2">
      <style:text-properties style:use-window-font-color="true" officeooo:rsid="00a8a4b1" officeooo:paragraph-rsid="00c0d7c6"/>
    </style:style>
    <style:style style:name="P419" style:family="paragraph" style:parent-style-name="Standard" style:list-style-name="L2">
      <style:text-properties style:use-window-font-color="true" officeooo:rsid="00a8a4b1" officeooo:paragraph-rsid="00e1434b"/>
    </style:style>
    <style:style style:name="P420" style:family="paragraph" style:parent-style-name="Standard" style:list-style-name="L2">
      <style:text-properties style:use-window-font-color="true" officeooo:rsid="00aa3d77" officeooo:paragraph-rsid="00e38bf0"/>
    </style:style>
    <style:style style:name="P421" style:family="paragraph" style:parent-style-name="Standard" style:list-style-name="L3">
      <style:text-properties style:use-window-font-color="true" officeooo:paragraph-rsid="00118c4a"/>
    </style:style>
    <style:style style:name="P422" style:family="paragraph" style:parent-style-name="Standard" style:list-style-name="L3">
      <style:text-properties style:use-window-font-color="true" officeooo:rsid="0011b025" officeooo:paragraph-rsid="0011b025"/>
    </style:style>
    <style:style style:name="P423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424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427" style:family="paragraph" style:parent-style-name="Standard" style:list-style-name="L33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428" style:family="paragraph" style:parent-style-name="Standard" style:list-style-name="L34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429" style:family="paragraph" style:parent-style-name="Standard" style:list-style-name="L35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430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80854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line-height="100%"/>
      <style:text-properties style:use-window-font-color="true" fo:font-style="normal" fo:font-weight="normal" officeooo:rsid="01d66413" officeooo:paragraph-rsid="01d80854" style:font-style-asian="normal" style:font-weight-asian="normal" style:font-style-complex="normal" style:font-weight-complex="normal"/>
    </style:style>
    <style:style style:name="P433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line-height="100%"/>
      <style:text-properties style:use-window-font-color="true" fo:font-style="normal" fo:font-weight="normal" officeooo:rsid="01d80854" officeooo:paragraph-rsid="01d80854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line-height="100%"/>
      <style:text-properties style:use-window-font-color="true" fo:font-style="normal" fo:font-weight="normal" officeooo:rsid="01d80854" officeooo:paragraph-rsid="01d87a11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439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44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44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442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443" style:family="paragraph" style:parent-style-name="Standard" style:list-style-name="L4">
      <style:text-properties officeooo:rsid="0012a0dc" officeooo:paragraph-rsid="0012a0dc"/>
    </style:style>
    <style:style style:name="P444" style:family="paragraph" style:parent-style-name="Standard" style:list-style-name="L5">
      <style:text-properties officeooo:rsid="0033fbdf" officeooo:paragraph-rsid="0033fbdf"/>
    </style:style>
    <style:style style:name="P445" style:family="paragraph" style:parent-style-name="Standard" style:list-style-name="L9">
      <style:text-properties officeooo:rsid="0033fbdf" officeooo:paragraph-rsid="0106c767"/>
    </style:style>
    <style:style style:name="P446" style:family="paragraph" style:parent-style-name="Standard" style:list-style-name="L6">
      <style:text-properties officeooo:paragraph-rsid="005b5cd3"/>
    </style:style>
    <style:style style:name="P447" style:family="paragraph" style:parent-style-name="Standard" style:list-style-name="L7">
      <style:text-properties officeooo:paragraph-rsid="00367935"/>
    </style:style>
    <style:style style:name="P448" style:family="paragraph" style:parent-style-name="Standard" style:list-style-name="L7">
      <style:text-properties officeooo:rsid="00367935" officeooo:paragraph-rsid="00367935"/>
    </style:style>
    <style:style style:name="P449" style:family="paragraph" style:parent-style-name="Standard" style:list-style-name="L8">
      <style:text-properties officeooo:rsid="00386ddb" officeooo:paragraph-rsid="00386ddb"/>
    </style:style>
    <style:style style:name="P450" style:family="paragraph" style:parent-style-name="Standard" style:list-style-name="L10">
      <style:text-properties style:text-underline-style="none" fo:font-weight="normal" officeooo:rsid="0040eb9d" officeooo:paragraph-rsid="0040eb9d" style:font-weight-asian="normal" style:font-weight-complex="normal"/>
    </style:style>
    <style:style style:name="P451" style:family="paragraph" style:parent-style-name="Standard" style:list-style-name="L11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452" style:family="paragraph" style:parent-style-name="Standard" style:list-style-name="L12">
      <style:paragraph-properties fo:line-height="100%"/>
      <style:text-properties fo:font-style="normal" style:text-underline-style="none" fo:font-weight="normal" officeooo:rsid="00fde6f2" officeooo:paragraph-rsid="00fde6f2" style:font-style-asian="normal" style:font-weight-asian="normal" style:font-style-complex="normal" style:font-weight-complex="normal"/>
    </style:style>
    <style:style style:name="P453" style:family="paragraph" style:parent-style-name="Standard" style:list-style-name="L13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454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455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456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457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458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459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460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461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462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463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464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465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466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467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468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469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470" style:family="paragraph" style:parent-style-name="Standard" style:list-style-name="L31">
      <style:text-properties fo:font-style="normal" style:text-underline-style="none" officeooo:rsid="00fde6f2" officeooo:paragraph-rsid="00fde6f2" style:font-style-asian="normal" style:font-style-complex="normal"/>
    </style:style>
    <style:style style:name="P471" style:family="paragraph" style:parent-style-name="Standard" style:list-style-name="L12">
      <style:paragraph-properties fo:line-height="100%"/>
      <style:text-properties officeooo:rsid="00fde6f2" officeooo:paragraph-rsid="00fde6f2"/>
    </style:style>
    <style:style style:name="P472" style:family="paragraph" style:parent-style-name="Standard" style:list-style-name="L20">
      <style:text-properties officeooo:paragraph-rsid="00a4ce44"/>
    </style:style>
    <style:style style:name="P473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474" style:family="paragraph" style:parent-style-name="Standard" style:list-style-name="L25">
      <style:text-properties officeooo:paragraph-rsid="00beb82f"/>
    </style:style>
    <style:style style:name="P475" style:family="paragraph" style:parent-style-name="Standard" style:list-style-name="L26">
      <style:text-properties officeooo:paragraph-rsid="00d139a0"/>
    </style:style>
    <style:style style:name="P476" style:family="paragraph" style:parent-style-name="Standard" style:list-style-name="L29">
      <style:text-properties officeooo:paragraph-rsid="00f2503e"/>
    </style:style>
    <style:style style:name="P477" style:family="paragraph" style:parent-style-name="Standard" style:list-style-name="L30">
      <style:text-properties officeooo:rsid="00f3f4f5" officeooo:paragraph-rsid="00f5260b"/>
    </style:style>
    <style:style style:name="P478" style:family="paragraph" style:parent-style-name="Standard" style:list-style-name="L30">
      <style:text-properties officeooo:rsid="00f3f4f5" officeooo:paragraph-rsid="00f3f4f5"/>
    </style:style>
    <style:style style:name="P479" style:family="paragraph" style:parent-style-name="Standard" style:list-style-name="L31">
      <style:text-properties officeooo:paragraph-rsid="00fde6f2"/>
    </style:style>
    <style:style style:name="P480" style:family="paragraph" style:parent-style-name="Standard" style:list-style-name="L34">
      <style:paragraph-properties fo:line-height="100%"/>
      <style:text-properties officeooo:paragraph-rsid="01b5c969"/>
    </style:style>
    <style:style style:name="P481" style:family="paragraph" style:parent-style-name="Standard">
      <style:paragraph-properties fo:line-height="100%"/>
      <style:text-properties officeooo:paragraph-rsid="01d3aa7e"/>
    </style:style>
    <style:style style:name="P482" style:family="paragraph" style:parent-style-name="Standard">
      <style:paragraph-properties fo:line-height="100%"/>
      <style:text-properties officeooo:paragraph-rsid="01e045ed"/>
    </style:style>
    <style:style style:name="P483" style:family="paragraph" style:parent-style-name="Standard">
      <style:paragraph-properties fo:line-height="150%"/>
      <style:text-properties officeooo:paragraph-rsid="01d80854"/>
    </style:style>
    <style:style style:name="P484" style:family="paragraph" style:parent-style-name="Standard">
      <style:paragraph-properties fo:line-height="100%"/>
      <style:text-properties fo:font-style="italic" officeooo:paragraph-rsid="01d87a11" style:font-style-asian="italic" style:font-style-complex="italic"/>
    </style:style>
    <style:style style:name="P485" style:family="paragraph" style:parent-style-name="Standard">
      <style:paragraph-properties fo:line-height="100%" fo:break-before="page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2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25" style:family="text">
      <style:text-properties fo:color="#8b4513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13268f"/>
    </style:style>
    <style:style style:name="T28" style:family="text">
      <style:text-properties style:use-window-font-color="true" officeooo:rsid="0044d7a4"/>
    </style:style>
    <style:style style:name="T29" style:family="text">
      <style:text-properties style:use-window-font-color="true" style:text-underline-style="none" fo:font-weight="normal" style:font-weight-asian="normal" style:font-weight-complex="normal"/>
    </style:style>
    <style:style style:name="T30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33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34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35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36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37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38" style:family="text">
      <style:text-properties style:use-window-font-color="true" fo:font-style="italic" fo:font-weight="normal" officeooo:rsid="019e70b3" style:font-style-asian="italic" style:font-weight-asian="normal" style:font-style-complex="italic" style:font-weight-complex="normal"/>
    </style:style>
    <style:style style:name="T39" style:family="text">
      <style:text-properties style:use-window-font-color="true" fo:font-style="italic" fo:font-weight="normal" officeooo:rsid="01b21708" style:font-style-asian="italic" style:font-weight-asian="normal" style:font-style-complex="italic" style:font-weight-complex="normal"/>
    </style:style>
    <style:style style:name="T4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41" style:family="text">
      <style:text-properties style:use-window-font-color="true" fo:font-style="italic" fo:font-weight="normal" officeooo:rsid="01b9977e" style:font-style-asian="italic" style:font-weight-asian="normal" style:font-style-complex="italic" style:font-weight-complex="normal"/>
    </style:style>
    <style:style style:name="T42" style:family="text">
      <style:text-properties style:use-window-font-color="true" fo:font-style="italic" fo:font-weight="normal" officeooo:rsid="01be0ef4" style:font-style-asian="italic" style:font-weight-asian="normal" style:font-style-complex="italic" style:font-weight-complex="normal"/>
    </style:style>
    <style:style style:name="T43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44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45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46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47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48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49" style:family="text">
      <style:text-properties style:use-window-font-color="true" fo:font-style="italic" officeooo:rsid="016778b3" style:font-style-asian="italic" style:font-style-complex="italic"/>
    </style:style>
    <style:style style:name="T50" style:family="text">
      <style:text-properties style:use-window-font-color="true" fo:font-style="italic" officeooo:rsid="01d9cd4e" style:font-style-asian="italic" style:font-style-complex="italic"/>
    </style:style>
    <style:style style:name="T51" style:family="text">
      <style:text-properties style:use-window-font-color="true" fo:font-style="italic" officeooo:rsid="01a5296a" style:font-style-asian="italic" style:font-style-complex="italic"/>
    </style:style>
    <style:style style:name="T52" style:family="text">
      <style:text-properties style:use-window-font-color="true" officeooo:rsid="0063f3c5"/>
    </style:style>
    <style:style style:name="T53" style:family="text">
      <style:text-properties style:use-window-font-color="true" officeooo:rsid="0027fcfd"/>
    </style:style>
    <style:style style:name="T54" style:family="text">
      <style:text-properties style:use-window-font-color="true" officeooo:rsid="01095847"/>
    </style:style>
    <style:style style:name="T55" style:family="text">
      <style:text-properties style:use-window-font-color="true" officeooo:rsid="0082538a"/>
    </style:style>
    <style:style style:name="T56" style:family="text">
      <style:text-properties style:use-window-font-color="true" officeooo:rsid="00c0d7c6"/>
    </style:style>
    <style:style style:name="T57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59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60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61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62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63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64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65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66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67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68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69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70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71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72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73" style:family="text">
      <style:text-properties style:use-window-font-color="true" fo:font-style="normal" fo:font-weight="normal" officeooo:rsid="01b21708" style:font-style-asian="normal" style:font-weight-asian="normal" style:font-style-complex="normal" style:font-weight-complex="normal"/>
    </style:style>
    <style:style style:name="T74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75" style:family="text">
      <style:text-properties style:use-window-font-color="true" fo:font-style="normal" fo:font-weight="normal" officeooo:rsid="01b9977e" style:font-style-asian="normal" style:font-weight-asian="normal" style:font-style-complex="normal" style:font-weight-complex="normal"/>
    </style:style>
    <style:style style:name="T76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77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78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79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80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81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82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83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84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85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86" style:family="text">
      <style:text-properties style:use-window-font-color="true" fo:font-style="normal" officeooo:rsid="016860b9" style:font-style-asian="normal" style:font-style-complex="normal"/>
    </style:style>
    <style:style style:name="T87" style:family="text">
      <style:text-properties style:use-window-font-color="true" fo:font-style="normal" officeooo:rsid="0171553b" style:font-style-asian="normal" style:font-style-complex="normal"/>
    </style:style>
    <style:style style:name="T88" style:family="text">
      <style:text-properties style:use-window-font-color="true" fo:font-style="normal" officeooo:rsid="016c9d08" style:font-style-asian="normal" style:font-style-complex="normal"/>
    </style:style>
    <style:style style:name="T89" style:family="text">
      <style:text-properties style:use-window-font-color="true" fo:font-style="normal" officeooo:rsid="016778b3" style:font-style-asian="normal" style:font-style-complex="normal"/>
    </style:style>
    <style:style style:name="T90" style:family="text">
      <style:text-properties style:use-window-font-color="true" fo:font-style="normal" officeooo:rsid="01a5296a" style:font-style-asian="normal" style:font-style-complex="normal"/>
    </style:style>
    <style:style style:name="T91" style:family="text">
      <style:text-properties style:use-window-font-color="true" fo:font-style="normal" officeooo:rsid="01abda5f" style:font-style-asian="normal" style:font-style-complex="normal"/>
    </style:style>
    <style:style style:name="T92" style:family="text">
      <style:text-properties style:use-window-font-color="true" fo:font-style="normal" officeooo:rsid="01d9cd4e" style:font-style-asian="normal" style:font-style-complex="normal"/>
    </style:style>
    <style:style style:name="T93" style:family="text">
      <style:text-properties style:use-window-font-color="true" fo:font-weight="normal" style:font-weight-asian="normal" style:font-weight-complex="normal"/>
    </style:style>
    <style:style style:name="T94" style:family="text">
      <style:text-properties style:use-window-font-color="true" fo:font-weight="normal" officeooo:rsid="016aa5ac" style:font-weight-asian="normal" style:font-weight-complex="normal"/>
    </style:style>
    <style:style style:name="T95" style:family="text">
      <style:text-properties style:use-window-font-color="true" fo:font-weight="normal" officeooo:rsid="016a5b23" style:font-weight-asian="normal" style:font-weight-complex="normal"/>
    </style:style>
    <style:style style:name="T96" style:family="text">
      <style:text-properties style:use-window-font-color="true" fo:font-weight="normal" officeooo:rsid="0171553b" style:font-weight-asian="normal" style:font-weight-complex="normal"/>
    </style:style>
    <style:style style:name="T97" style:family="text">
      <style:text-properties style:use-window-font-color="true" fo:font-weight="normal" officeooo:rsid="01aaba73" style:font-weight-asian="normal" style:font-weight-complex="normal"/>
    </style:style>
    <style:style style:name="T98" style:family="text">
      <style:text-properties style:use-window-font-color="true" fo:font-weight="normal" officeooo:rsid="01b08253" style:font-weight-asian="normal" style:font-weight-complex="normal"/>
    </style:style>
    <style:style style:name="T99" style:family="text">
      <style:text-properties style:use-window-font-color="true" fo:font-weight="normal" officeooo:rsid="01cb0c6f" style:font-weight-asian="normal" style:font-weight-complex="normal"/>
    </style:style>
    <style:style style:name="T100" style:family="text">
      <style:text-properties style:use-window-font-color="true" fo:font-weight="normal" officeooo:rsid="01d80854" style:font-weight-asian="normal" style:font-weight-complex="normal"/>
    </style:style>
    <style:style style:name="T101" style:family="text">
      <style:text-properties style:use-window-font-color="true" fo:font-weight="normal" officeooo:rsid="01d87a11" style:font-weight-asian="normal" style:font-weight-complex="normal"/>
    </style:style>
    <style:style style:name="T102" style:family="text">
      <style:text-properties style:use-window-font-color="true" officeooo:rsid="016f0506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03c27f0" style:font-weight-asian="normal" style:font-weight-complex="normal"/>
    </style:style>
    <style:style style:name="T105" style:family="text">
      <style:text-properties fo:font-weight="normal" officeooo:rsid="003cb407" style:font-weight-asian="normal" style:font-weight-complex="normal"/>
    </style:style>
    <style:style style:name="T106" style:family="text">
      <style:text-properties fo:font-weight="normal" officeooo:rsid="00205d85" style:font-weight-asian="normal" style:font-weight-complex="normal"/>
    </style:style>
    <style:style style:name="T107" style:family="text">
      <style:text-properties fo:font-weight="normal" officeooo:rsid="00beb82f" style:font-weight-asian="normal" style:font-weight-complex="normal"/>
    </style:style>
    <style:style style:name="T108" style:family="text">
      <style:text-properties fo:font-weight="normal" officeooo:rsid="016860b9" style:font-weight-asian="normal" style:font-weight-complex="normal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officeooo:rsid="00256ecc" style:font-style-asian="italic" style:font-style-complex="italic"/>
    </style:style>
    <style:style style:name="T111" style:family="text">
      <style:text-properties fo:font-style="italic" officeooo:rsid="006317f8" style:font-style-asian="italic" style:font-style-complex="italic"/>
    </style:style>
    <style:style style:name="T112" style:family="text">
      <style:text-properties fo:font-style="italic" officeooo:rsid="00672a68" style:font-style-asian="italic" style:font-style-complex="italic"/>
    </style:style>
    <style:style style:name="T113" style:family="text">
      <style:text-properties fo:font-style="italic" officeooo:rsid="006c1d47" style:font-style-asian="italic" style:font-style-complex="italic"/>
    </style:style>
    <style:style style:name="T114" style:family="text">
      <style:text-properties fo:font-style="italic" officeooo:rsid="00838393" style:font-style-asian="italic" style:font-style-complex="italic"/>
    </style:style>
    <style:style style:name="T115" style:family="text">
      <style:text-properties fo:font-style="italic" officeooo:rsid="00e09913" style:font-style-asian="italic" style:font-style-complex="italic"/>
    </style:style>
    <style:style style:name="T116" style:family="text">
      <style:text-properties fo:font-style="italic" officeooo:rsid="005b5cd3" style:font-style-asian="italic" style:font-style-complex="italic"/>
    </style:style>
    <style:style style:name="T117" style:family="text">
      <style:text-properties fo:font-style="italic" officeooo:rsid="0034ed8b" style:font-style-asian="italic" style:font-style-complex="italic"/>
    </style:style>
    <style:style style:name="T118" style:family="text">
      <style:text-properties fo:font-style="italic" officeooo:rsid="00367935" style:font-style-asian="italic" style:font-style-complex="italic"/>
    </style:style>
    <style:style style:name="T119" style:family="text">
      <style:text-properties fo:font-style="italic" officeooo:rsid="00ce5fa1" style:font-style-asian="italic" style:font-style-complex="italic"/>
    </style:style>
    <style:style style:name="T120" style:family="text">
      <style:text-properties fo:font-style="italic" officeooo:rsid="003b4e50" style:font-style-asian="italic" style:font-style-complex="italic"/>
    </style:style>
    <style:style style:name="T121" style:family="text">
      <style:text-properties fo:font-style="italic" officeooo:rsid="01758a0f" style:font-style-asian="italic" style:font-style-complex="italic"/>
    </style:style>
    <style:style style:name="T122" style:family="text">
      <style:text-properties fo:font-style="italic" officeooo:rsid="0071f6b3" style:font-style-asian="italic" style:font-style-complex="italic"/>
    </style:style>
    <style:style style:name="T123" style:family="text">
      <style:text-properties fo:font-style="italic" officeooo:rsid="0080477a" style:font-style-asian="italic" style:font-style-complex="italic"/>
    </style:style>
    <style:style style:name="T124" style:family="text">
      <style:text-properties fo:font-style="italic" officeooo:rsid="01113d34" style:font-style-asian="italic" style:font-style-complex="italic"/>
    </style:style>
    <style:style style:name="T125" style:family="text">
      <style:text-properties fo:font-style="italic" officeooo:rsid="01023882" style:font-style-asian="italic" style:font-style-complex="italic"/>
    </style:style>
    <style:style style:name="T126" style:family="text">
      <style:text-properties fo:font-style="italic" officeooo:rsid="00fde6f2" style:font-style-asian="italic" style:font-style-complex="italic"/>
    </style:style>
    <style:style style:name="T127" style:family="text">
      <style:text-properties fo:font-style="italic" officeooo:rsid="018c0d5b" style:font-style-asian="italic" style:font-style-complex="italic"/>
    </style:style>
    <style:style style:name="T128" style:family="text">
      <style:text-properties fo:font-style="italic" officeooo:rsid="01c64853" style:font-style-asian="italic" style:font-style-complex="italic"/>
    </style:style>
    <style:style style:name="T129" style:family="text">
      <style:text-properties fo:font-style="italic" officeooo:rsid="01d9cd4e" style:font-style-asian="italic" style:font-style-complex="italic"/>
    </style:style>
    <style:style style:name="T130" style:family="text">
      <style:text-properties fo:font-style="italic" officeooo:rsid="007477e8" style:font-style-asian="italic" style:font-style-complex="italic"/>
    </style:style>
    <style:style style:name="T131" style:family="text">
      <style:text-properties fo:font-style="italic" officeooo:rsid="01dc67de" style:font-style-asian="italic" style:font-style-complex="italic"/>
    </style:style>
    <style:style style:name="T132" style:family="text">
      <style:text-properties fo:font-style="italic" officeooo:rsid="01903671" style:font-style-asian="italic" style:font-style-complex="italic"/>
    </style:style>
    <style:style style:name="T13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4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135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136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137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138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139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140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141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142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143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144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145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146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147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148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149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150" style:family="text">
      <style:text-properties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151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152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153" style:family="text">
      <style:text-properties fo:font-style="italic" style:text-underline-style="none" fo:font-weight="normal" officeooo:rsid="0080477a" style:font-style-asian="italic" style:font-weight-asian="normal" style:font-style-complex="italic" style:font-weight-complex="normal"/>
    </style:style>
    <style:style style:name="T154" style:family="text">
      <style:text-properties fo:font-style="italic" style:text-underline-style="none" fo:font-weight="normal" officeooo:rsid="0069cf92" style:font-style-asian="italic" style:font-weight-asian="normal" style:font-style-complex="italic" style:font-weight-complex="normal"/>
    </style:style>
    <style:style style:name="T155" style:family="text">
      <style:text-properties fo:font-style="italic" style:text-underline-style="none" fo:font-weight="normal" officeooo:rsid="00fecca9" style:font-style-asian="italic" style:font-weight-asian="normal" style:font-style-complex="italic" style:font-weight-complex="normal"/>
    </style:style>
    <style:style style:name="T156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157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158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159" style:family="text">
      <style:text-properties fo:font-style="italic" style:text-underline-style="none" fo:font-weight="bold" officeooo:rsid="007477e8" style:font-style-asian="italic" style:font-weight-asian="bold" style:font-style-complex="italic" style:font-weight-complex="bold"/>
    </style:style>
    <style:style style:name="T160" style:family="text">
      <style:text-properties fo:font-style="italic" style:text-underline-style="none" fo:font-weight="bold" officeooo:rsid="0065ca74" style:font-style-asian="italic" style:font-weight-asian="bold" style:font-style-complex="italic" style:font-weight-complex="bold"/>
    </style:style>
    <style:style style:name="T161" style:family="text">
      <style:text-properties fo:font-style="italic" style:text-underline-style="none" style:font-style-asian="italic" style:font-style-complex="italic"/>
    </style:style>
    <style:style style:name="T162" style:family="text">
      <style:text-properties fo:font-style="italic" style:text-underline-style="none" officeooo:rsid="00baae4f" style:font-style-asian="italic" style:font-style-complex="italic"/>
    </style:style>
    <style:style style:name="T163" style:family="text">
      <style:text-properties fo:font-style="italic" style:text-underline-style="none" officeooo:rsid="00d708a6" style:font-style-asian="italic" style:font-style-complex="italic"/>
    </style:style>
    <style:style style:name="T164" style:family="text">
      <style:text-properties fo:font-style="italic" style:text-underline-style="none" officeooo:rsid="00beb82f" style:font-style-asian="italic" style:font-style-complex="italic"/>
    </style:style>
    <style:style style:name="T165" style:family="text">
      <style:text-properties fo:font-style="italic" style:text-underline-style="none" officeooo:rsid="00d9c9e4" style:font-style-asian="italic" style:font-style-complex="italic"/>
    </style:style>
    <style:style style:name="T166" style:family="text">
      <style:text-properties fo:font-style="italic" style:text-underline-style="none" officeooo:rsid="00f55bb2" style:font-style-asian="italic" style:font-style-complex="italic"/>
    </style:style>
    <style:style style:name="T167" style:family="text">
      <style:text-properties fo:font-style="italic" style:text-underline-style="none" officeooo:rsid="00f74e17" style:font-style-asian="italic" style:font-style-complex="italic"/>
    </style:style>
    <style:style style:name="T168" style:family="text">
      <style:text-properties fo:font-style="italic" style:text-underline-style="none" officeooo:rsid="00fde6f2" style:font-style-asian="italic" style:font-style-complex="italic"/>
    </style:style>
    <style:style style:name="T169" style:family="text">
      <style:text-properties fo:font-style="italic" style:text-underline-style="none" officeooo:rsid="0130fd48" style:font-style-asian="italic" style:font-style-complex="italic"/>
    </style:style>
    <style:style style:name="T170" style:family="text">
      <style:text-properties fo:font-style="italic" style:text-underline-style="none" officeooo:rsid="013401b3" style:font-style-asian="italic" style:font-style-complex="italic"/>
    </style:style>
    <style:style style:name="T171" style:family="text">
      <style:text-properties fo:font-style="italic" style:text-underline-style="none" officeooo:rsid="013f3c54" style:font-style-asian="italic" style:font-style-complex="italic"/>
    </style:style>
    <style:style style:name="T172" style:family="text">
      <style:text-properties fo:font-style="italic" fo:font-weight="bold" officeooo:rsid="006317f8" style:font-style-asian="italic" style:font-weight-asian="bold" style:font-style-complex="italic" style:font-weight-complex="bold"/>
    </style:style>
    <style:style style:name="T173" style:family="text">
      <style:text-properties fo:font-style="italic" fo:font-weight="bold" officeooo:rsid="00672a68" style:font-style-asian="italic" style:font-weight-asian="bold" style:font-style-complex="italic" style:font-weight-complex="bold"/>
    </style:style>
    <style:style style:name="T17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5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176" style:family="text">
      <style:text-properties officeooo:rsid="00205d85"/>
    </style:style>
    <style:style style:name="T177" style:family="text">
      <style:text-properties officeooo:rsid="0027fcfd"/>
    </style:style>
    <style:style style:name="T178" style:family="text">
      <style:text-properties officeooo:rsid="0029525d"/>
    </style:style>
    <style:style style:name="T179" style:family="text">
      <style:text-properties officeooo:rsid="0034ed8b"/>
    </style:style>
    <style:style style:name="T180" style:family="text">
      <style:text-properties officeooo:rsid="00367935"/>
    </style:style>
    <style:style style:name="T181" style:family="text">
      <style:text-properties officeooo:rsid="00398ddf"/>
    </style:style>
    <style:style style:name="T182" style:family="text">
      <style:text-properties officeooo:rsid="003b4e50"/>
    </style:style>
    <style:style style:name="T183" style:family="text">
      <style:text-properties officeooo:rsid="0043121f"/>
    </style:style>
    <style:style style:name="T18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5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186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187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188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189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190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191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192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193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194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195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196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197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198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199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200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201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202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203" style:family="text">
      <style:text-properties fo:font-style="normal" style:text-underline-style="none" fo:font-weight="normal" officeooo:rsid="003cb407" style:font-style-asian="normal" style:font-weight-asian="normal" style:font-style-complex="normal" style:font-weight-complex="normal"/>
    </style:style>
    <style:style style:name="T204" style:family="text">
      <style:text-properties fo:font-style="normal" style:text-underline-style="none" fo:font-weight="normal" officeooo:rsid="0082538a" style:font-style-asian="normal" style:font-weight-asian="normal" style:font-style-complex="normal" style:font-weight-complex="normal"/>
    </style:style>
    <style:style style:name="T205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206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207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208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209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210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211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212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213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214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215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216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217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218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219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220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221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222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223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224" style:family="text">
      <style:text-properties fo:font-style="normal" style:text-underline-style="none" fo:font-weight="normal" officeooo:rsid="00fecca9" style:font-style-asian="normal" style:font-weight-asian="normal" style:font-style-complex="normal" style:font-weight-complex="normal"/>
    </style:style>
    <style:style style:name="T225" style:family="text">
      <style:text-properties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226" style:family="text">
      <style:text-properties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227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228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229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230" style:family="text">
      <style:text-properties fo:font-style="normal" style:text-underline-style="none" fo:font-weight="bold" officeooo:rsid="0065ca74" style:font-style-asian="normal" style:font-weight-asian="bold" style:font-style-complex="normal" style:font-weight-complex="bold"/>
    </style:style>
    <style:style style:name="T231" style:family="text">
      <style:text-properties fo:font-style="normal" style:text-underline-style="none" fo:font-weight="bold" officeooo:rsid="007477e8" style:font-style-asian="normal" style:font-weight-asian="bold" style:font-style-complex="normal" style:font-weight-complex="bold"/>
    </style:style>
    <style:style style:name="T232" style:family="text">
      <style:text-properties fo:font-style="normal" style:text-underline-style="none" fo:font-weight="bold" officeooo:rsid="0081154c" style:font-style-asian="normal" style:font-weight-asian="bold" style:font-style-complex="normal" style:font-weight-complex="bold"/>
    </style:style>
    <style:style style:name="T233" style:family="text">
      <style:text-properties fo:font-style="normal" style:text-underline-style="none" fo:font-weight="bold" officeooo:rsid="00f8c8b1" style:font-style-asian="normal" style:font-weight-asian="bold" style:font-style-complex="normal" style:font-weight-complex="bold"/>
    </style:style>
    <style:style style:name="T234" style:family="text">
      <style:text-properties fo:font-style="normal" style:text-underline-style="none" fo:font-weight="bold" officeooo:rsid="01408f03" style:font-style-asian="normal" style:font-weight-asian="bold" style:font-style-complex="normal" style:font-weight-complex="bold"/>
    </style:style>
    <style:style style:name="T235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236" style:family="text">
      <style:text-properties fo:font-style="normal" style:text-underline-style="none" style:font-style-asian="normal" style:font-style-complex="normal"/>
    </style:style>
    <style:style style:name="T237" style:family="text">
      <style:text-properties fo:font-style="normal" style:text-underline-style="none" officeooo:rsid="00a8a4b1" style:font-style-asian="normal" style:font-style-complex="normal"/>
    </style:style>
    <style:style style:name="T238" style:family="text">
      <style:text-properties fo:font-style="normal" style:text-underline-style="none" officeooo:rsid="00ba4170" style:font-style-asian="normal" style:font-style-complex="normal"/>
    </style:style>
    <style:style style:name="T239" style:family="text">
      <style:text-properties fo:font-style="normal" style:text-underline-style="none" officeooo:rsid="00b1e303" style:font-style-asian="normal" style:font-style-complex="normal"/>
    </style:style>
    <style:style style:name="T240" style:family="text">
      <style:text-properties fo:font-style="normal" style:text-underline-style="none" officeooo:rsid="00baae4f" style:font-style-asian="normal" style:font-style-complex="normal"/>
    </style:style>
    <style:style style:name="T241" style:family="text">
      <style:text-properties fo:font-style="normal" style:text-underline-style="none" officeooo:rsid="00bbbf73" style:font-style-asian="normal" style:font-style-complex="normal"/>
    </style:style>
    <style:style style:name="T242" style:family="text">
      <style:text-properties fo:font-style="normal" style:text-underline-style="none" officeooo:rsid="00be4749" style:font-style-asian="normal" style:font-style-complex="normal"/>
    </style:style>
    <style:style style:name="T243" style:family="text">
      <style:text-properties fo:font-style="normal" style:text-underline-style="none" officeooo:rsid="00d139a0" style:font-style-asian="normal" style:font-style-complex="normal"/>
    </style:style>
    <style:style style:name="T244" style:family="text">
      <style:text-properties fo:font-style="normal" style:text-underline-style="none" officeooo:rsid="00d1487d" style:font-style-asian="normal" style:font-style-complex="normal"/>
    </style:style>
    <style:style style:name="T245" style:family="text">
      <style:text-properties fo:font-style="normal" style:text-underline-style="none" officeooo:rsid="00d2fc06" style:font-style-asian="normal" style:font-style-complex="normal"/>
    </style:style>
    <style:style style:name="T246" style:family="text">
      <style:text-properties fo:font-style="normal" style:text-underline-style="none" officeooo:rsid="00d40111" style:font-style-asian="normal" style:font-style-complex="normal"/>
    </style:style>
    <style:style style:name="T247" style:family="text">
      <style:text-properties fo:font-style="normal" style:text-underline-style="none" officeooo:rsid="00d4c5ce" style:font-style-asian="normal" style:font-style-complex="normal"/>
    </style:style>
    <style:style style:name="T248" style:family="text">
      <style:text-properties fo:font-style="normal" style:text-underline-style="none" officeooo:rsid="00d708a6" style:font-style-asian="normal" style:font-style-complex="normal"/>
    </style:style>
    <style:style style:name="T249" style:family="text">
      <style:text-properties fo:font-style="normal" style:text-underline-style="none" officeooo:rsid="00d77d7d" style:font-style-asian="normal" style:font-style-complex="normal"/>
    </style:style>
    <style:style style:name="T250" style:family="text">
      <style:text-properties fo:font-style="normal" style:text-underline-style="none" officeooo:rsid="00d83381" style:font-style-asian="normal" style:font-style-complex="normal"/>
    </style:style>
    <style:style style:name="T251" style:family="text">
      <style:text-properties fo:font-style="normal" style:text-underline-style="none" officeooo:rsid="00d75809" style:font-style-asian="normal" style:font-style-complex="normal"/>
    </style:style>
    <style:style style:name="T252" style:family="text">
      <style:text-properties fo:font-style="normal" style:text-underline-style="none" officeooo:rsid="00dd6c8d" style:font-style-asian="normal" style:font-style-complex="normal"/>
    </style:style>
    <style:style style:name="T253" style:family="text">
      <style:text-properties fo:font-style="normal" style:text-underline-style="none" officeooo:rsid="00dedcd7" style:font-style-asian="normal" style:font-style-complex="normal"/>
    </style:style>
    <style:style style:name="T254" style:family="text">
      <style:text-properties fo:font-style="normal" style:text-underline-style="none" officeooo:rsid="00beb82f" style:font-style-asian="normal" style:font-style-complex="normal"/>
    </style:style>
    <style:style style:name="T255" style:family="text">
      <style:text-properties fo:font-style="normal" style:text-underline-style="none" officeooo:rsid="00e4290b" style:font-style-asian="normal" style:font-style-complex="normal"/>
    </style:style>
    <style:style style:name="T256" style:family="text">
      <style:text-properties fo:font-style="normal" style:text-underline-style="none" officeooo:rsid="00eb50e0" style:font-style-asian="normal" style:font-style-complex="normal"/>
    </style:style>
    <style:style style:name="T257" style:family="text">
      <style:text-properties fo:font-style="normal" style:text-underline-style="none" officeooo:rsid="00d9c9e4" style:font-style-asian="normal" style:font-style-complex="normal"/>
    </style:style>
    <style:style style:name="T258" style:family="text">
      <style:text-properties fo:font-style="normal" style:text-underline-style="none" officeooo:rsid="00ec1e8c" style:font-style-asian="normal" style:font-style-complex="normal"/>
    </style:style>
    <style:style style:name="T259" style:family="text">
      <style:text-properties fo:font-style="normal" style:text-underline-style="none" officeooo:rsid="00f0f7f8" style:font-style-asian="normal" style:font-style-complex="normal"/>
    </style:style>
    <style:style style:name="T260" style:family="text">
      <style:text-properties fo:font-style="normal" style:text-underline-style="none" officeooo:rsid="00f2503e" style:font-style-asian="normal" style:font-style-complex="normal"/>
    </style:style>
    <style:style style:name="T261" style:family="text">
      <style:text-properties fo:font-style="normal" style:text-underline-style="none" officeooo:rsid="00f5260b" style:font-style-asian="normal" style:font-style-complex="normal"/>
    </style:style>
    <style:style style:name="T262" style:family="text">
      <style:text-properties fo:font-style="normal" style:text-underline-style="none" officeooo:rsid="00f55bb2" style:font-style-asian="normal" style:font-style-complex="normal"/>
    </style:style>
    <style:style style:name="T263" style:family="text">
      <style:text-properties fo:font-style="normal" style:text-underline-style="none" officeooo:rsid="00f74e17" style:font-style-asian="normal" style:font-style-complex="normal"/>
    </style:style>
    <style:style style:name="T264" style:family="text">
      <style:text-properties fo:font-style="normal" style:text-underline-style="none" officeooo:rsid="00fbef0d" style:font-style-asian="normal" style:font-style-complex="normal"/>
    </style:style>
    <style:style style:name="T265" style:family="text">
      <style:text-properties fo:font-style="normal" style:text-underline-style="none" officeooo:rsid="00fde6f2" style:font-style-asian="normal" style:font-style-complex="normal"/>
    </style:style>
    <style:style style:name="T266" style:family="text">
      <style:text-properties fo:font-style="normal" style:text-underline-style="none" officeooo:rsid="010185dc" style:font-style-asian="normal" style:font-style-complex="normal"/>
    </style:style>
    <style:style style:name="T267" style:family="text">
      <style:text-properties fo:font-style="normal" style:text-underline-style="none" officeooo:rsid="0103be48" style:font-style-asian="normal" style:font-style-complex="normal"/>
    </style:style>
    <style:style style:name="T268" style:family="text">
      <style:text-properties fo:font-style="normal" style:text-underline-style="none" officeooo:rsid="010c486e" style:font-style-asian="normal" style:font-style-complex="normal"/>
    </style:style>
    <style:style style:name="T269" style:family="text">
      <style:text-properties fo:font-style="normal" style:text-underline-style="none" officeooo:rsid="010db770" style:font-style-asian="normal" style:font-style-complex="normal"/>
    </style:style>
    <style:style style:name="T270" style:family="text">
      <style:text-properties fo:font-style="normal" style:text-underline-style="none" officeooo:rsid="011cabfd" style:font-style-asian="normal" style:font-style-complex="normal"/>
    </style:style>
    <style:style style:name="T271" style:family="text">
      <style:text-properties fo:font-style="normal" style:text-underline-style="none" officeooo:rsid="011d9595" style:font-style-asian="normal" style:font-style-complex="normal"/>
    </style:style>
    <style:style style:name="T272" style:family="text">
      <style:text-properties fo:font-style="normal" style:text-underline-style="none" officeooo:rsid="011fc384" style:font-style-asian="normal" style:font-style-complex="normal"/>
    </style:style>
    <style:style style:name="T273" style:family="text">
      <style:text-properties fo:font-style="normal" style:text-underline-style="none" officeooo:rsid="012dfde8" style:font-style-asian="normal" style:font-style-complex="normal"/>
    </style:style>
    <style:style style:name="T274" style:family="text">
      <style:text-properties fo:font-style="normal" style:text-underline-style="none" officeooo:rsid="0130fd48" style:font-style-asian="normal" style:font-style-complex="normal"/>
    </style:style>
    <style:style style:name="T275" style:family="text">
      <style:text-properties fo:font-style="normal" style:text-underline-style="none" officeooo:rsid="013282b3" style:font-style-asian="normal" style:font-style-complex="normal"/>
    </style:style>
    <style:style style:name="T276" style:family="text">
      <style:text-properties fo:font-style="normal" style:text-underline-style="none" officeooo:rsid="013401b3" style:font-style-asian="normal" style:font-style-complex="normal"/>
    </style:style>
    <style:style style:name="T277" style:family="text">
      <style:text-properties fo:font-style="normal" style:text-underline-style="none" officeooo:rsid="013a8584" style:font-style-asian="normal" style:font-style-complex="normal"/>
    </style:style>
    <style:style style:name="T278" style:family="text">
      <style:text-properties fo:font-style="normal" style:text-underline-style="none" officeooo:rsid="013f3c54" style:font-style-asian="normal" style:font-style-complex="normal"/>
    </style:style>
    <style:style style:name="T279" style:family="text">
      <style:text-properties fo:font-style="normal" style:text-underline-style="none" officeooo:rsid="013e347a" style:font-style-asian="normal" style:font-style-complex="normal"/>
    </style:style>
    <style:style style:name="T280" style:family="text">
      <style:text-properties fo:font-style="normal" style:text-underline-style="none" officeooo:rsid="01408f03" style:font-style-asian="normal" style:font-style-complex="normal"/>
    </style:style>
    <style:style style:name="T281" style:family="text">
      <style:text-properties fo:font-style="normal" style:text-underline-style="none" officeooo:rsid="013cc971" style:font-style-asian="normal" style:font-style-complex="normal"/>
    </style:style>
    <style:style style:name="T282" style:family="text">
      <style:text-properties fo:font-style="normal" style:text-underline-style="none" officeooo:rsid="0150aafa" style:font-style-asian="normal" style:font-style-complex="normal"/>
    </style:style>
    <style:style style:name="T283" style:family="text">
      <style:text-properties fo:font-style="normal" style:text-underline-style="none" officeooo:rsid="0152f194" style:font-style-asian="normal" style:font-style-complex="normal"/>
    </style:style>
    <style:style style:name="T284" style:family="text">
      <style:text-properties fo:font-style="normal" style:text-underline-style="none" officeooo:rsid="0157e2d4" style:font-style-asian="normal" style:font-style-complex="normal"/>
    </style:style>
    <style:style style:name="T285" style:family="text">
      <style:text-properties fo:font-style="normal" style:text-underline-style="none" officeooo:rsid="015c452a" style:font-style-asian="normal" style:font-style-complex="normal"/>
    </style:style>
    <style:style style:name="T286" style:family="text">
      <style:text-properties fo:font-style="normal" style:text-underline-style="none" officeooo:rsid="0176ee1b" style:font-style-asian="normal" style:font-style-complex="normal"/>
    </style:style>
    <style:style style:name="T287" style:family="text">
      <style:text-properties fo:font-style="normal" style:font-style-asian="normal" style:font-style-complex="normal"/>
    </style:style>
    <style:style style:name="T288" style:family="text">
      <style:text-properties fo:font-style="normal" officeooo:rsid="00524926" style:font-style-asian="normal" style:font-style-complex="normal"/>
    </style:style>
    <style:style style:name="T289" style:family="text">
      <style:text-properties fo:font-style="normal" officeooo:rsid="0033fbdf" style:font-style-asian="normal" style:font-style-complex="normal"/>
    </style:style>
    <style:style style:name="T290" style:family="text">
      <style:text-properties fo:font-style="normal" officeooo:rsid="0034ed8b" style:font-style-asian="normal" style:font-style-complex="normal"/>
    </style:style>
    <style:style style:name="T291" style:family="text">
      <style:text-properties fo:font-style="normal" officeooo:rsid="0052a33a" style:font-style-asian="normal" style:font-style-complex="normal"/>
    </style:style>
    <style:style style:name="T292" style:family="text">
      <style:text-properties fo:font-style="normal" officeooo:rsid="0012a0dc" style:font-style-asian="normal" style:font-style-complex="normal"/>
    </style:style>
    <style:style style:name="T293" style:family="text">
      <style:text-properties fo:font-style="normal" officeooo:rsid="005aa0ca" style:font-style-asian="normal" style:font-style-complex="normal"/>
    </style:style>
    <style:style style:name="T294" style:family="text">
      <style:text-properties fo:font-style="normal" officeooo:rsid="0092f82d" style:font-style-asian="normal" style:font-style-complex="normal"/>
    </style:style>
    <style:style style:name="T295" style:family="text">
      <style:text-properties fo:font-style="normal" officeooo:rsid="00c6421c" style:font-style-asian="normal" style:font-style-complex="normal"/>
    </style:style>
    <style:style style:name="T296" style:family="text">
      <style:text-properties fo:font-style="normal" officeooo:rsid="00cc5bce" style:font-style-asian="normal" style:font-style-complex="normal"/>
    </style:style>
    <style:style style:name="T297" style:family="text">
      <style:text-properties fo:font-style="normal" officeooo:rsid="0106c767" style:font-style-asian="normal" style:font-style-complex="normal"/>
    </style:style>
    <style:style style:name="T298" style:family="text">
      <style:text-properties fo:font-style="normal" officeooo:rsid="00ce5fa1" style:font-style-asian="normal" style:font-style-complex="normal"/>
    </style:style>
    <style:style style:name="T299" style:family="text">
      <style:text-properties fo:font-style="normal" officeooo:rsid="0164a6ee" style:font-style-asian="normal" style:font-style-complex="normal"/>
    </style:style>
    <style:style style:name="T300" style:family="text">
      <style:text-properties fo:font-style="normal" officeooo:rsid="0168d8d5" style:font-style-asian="normal" style:font-style-complex="normal"/>
    </style:style>
    <style:style style:name="T301" style:family="text">
      <style:text-properties fo:font-style="normal" officeooo:rsid="0179221f" style:font-style-asian="normal" style:font-style-complex="normal"/>
    </style:style>
    <style:style style:name="T302" style:family="text">
      <style:text-properties fo:font-style="normal" officeooo:rsid="017941db" style:font-style-asian="normal" style:font-style-complex="normal"/>
    </style:style>
    <style:style style:name="T303" style:family="text">
      <style:text-properties fo:font-style="normal" officeooo:rsid="017a7161" style:font-style-asian="normal" style:font-style-complex="normal"/>
    </style:style>
    <style:style style:name="T304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305" style:family="text">
      <style:text-properties officeooo:rsid="004d4d0b"/>
    </style:style>
    <style:style style:name="T306" style:family="text">
      <style:text-properties officeooo:rsid="0013268f"/>
    </style:style>
    <style:style style:name="T307" style:family="text">
      <style:text-properties officeooo:rsid="004f4350"/>
    </style:style>
    <style:style style:name="T308" style:family="text">
      <style:text-properties officeooo:rsid="00501b3c"/>
    </style:style>
    <style:style style:name="T309" style:family="text">
      <style:text-properties officeooo:rsid="00147dd9"/>
    </style:style>
    <style:style style:name="T310" style:family="text">
      <style:text-properties officeooo:rsid="005521a3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officeooo:rsid="005f7223" style:font-weight-asian="bold" style:font-weight-complex="bold"/>
    </style:style>
    <style:style style:name="T313" style:family="text">
      <style:text-properties fo:font-weight="bold" officeooo:rsid="01871851" style:font-weight-asian="bold" style:font-weight-complex="bold"/>
    </style:style>
    <style:style style:name="T314" style:family="text">
      <style:text-properties officeooo:rsid="005b5f51"/>
    </style:style>
    <style:style style:name="T315" style:family="text">
      <style:text-properties officeooo:rsid="005d12fa"/>
    </style:style>
    <style:style style:name="T316" style:family="text">
      <style:text-properties officeooo:rsid="003cb407"/>
    </style:style>
    <style:style style:name="T317" style:family="text">
      <style:text-properties officeooo:rsid="005f7223"/>
    </style:style>
    <style:style style:name="T318" style:family="text">
      <style:text-properties officeooo:rsid="006317f8"/>
    </style:style>
    <style:style style:name="T319" style:family="text">
      <style:text-properties officeooo:rsid="00672a68"/>
    </style:style>
    <style:style style:name="T320" style:family="text">
      <style:text-properties style:text-underline-style="none"/>
    </style:style>
    <style:style style:name="T321" style:family="text">
      <style:text-properties style:text-underline-style="none" fo:font-weight="normal" style:font-weight-asian="normal" style:font-weight-complex="normal"/>
    </style:style>
    <style:style style:name="T322" style:family="text">
      <style:text-properties style:text-underline-style="none" fo:font-weight="normal" officeooo:rsid="00721e09" style:font-weight-asian="normal" style:font-weight-complex="normal"/>
    </style:style>
    <style:style style:name="T323" style:family="text">
      <style:text-properties style:text-underline-style="none" fo:font-weight="normal" officeooo:rsid="00722a19" style:font-weight-asian="normal" style:font-weight-complex="normal"/>
    </style:style>
    <style:style style:name="T324" style:family="text">
      <style:text-properties style:text-underline-style="none" fo:font-weight="normal" officeooo:rsid="006a9ead" style:font-weight-asian="normal" style:font-weight-complex="normal"/>
    </style:style>
    <style:style style:name="T325" style:family="text">
      <style:text-properties style:text-underline-style="none" fo:font-weight="normal" officeooo:rsid="008d7148" style:font-weight-asian="normal" style:font-weight-complex="normal"/>
    </style:style>
    <style:style style:name="T326" style:family="text">
      <style:text-properties style:text-underline-style="none" fo:font-weight="normal" officeooo:rsid="00a639f7" style:font-weight-asian="normal" style:font-weight-complex="normal"/>
    </style:style>
    <style:style style:name="T327" style:family="text">
      <style:text-properties style:text-underline-style="none" fo:font-weight="normal" officeooo:rsid="00a69bec" style:font-weight-asian="normal" style:font-weight-complex="normal"/>
    </style:style>
    <style:style style:name="T328" style:family="text">
      <style:text-properties style:text-underline-style="none" fo:font-weight="normal" officeooo:rsid="009e29ef" style:font-weight-asian="normal" style:font-weight-complex="normal"/>
    </style:style>
    <style:style style:name="T329" style:family="text">
      <style:text-properties style:text-underline-style="none" fo:font-weight="normal" officeooo:rsid="00a75993" style:font-weight-asian="normal" style:font-weight-complex="normal"/>
    </style:style>
    <style:style style:name="T330" style:family="text">
      <style:text-properties style:text-underline-style="none" fo:font-weight="normal" officeooo:rsid="00e7b674" style:font-weight-asian="normal" style:font-weight-complex="normal"/>
    </style:style>
    <style:style style:name="T331" style:family="text">
      <style:text-properties style:text-underline-style="none" fo:font-weight="bold" style:font-weight-asian="bold" style:font-weight-complex="bold"/>
    </style:style>
    <style:style style:name="T332" style:family="text">
      <style:text-properties style:text-underline-style="none" fo:font-weight="bold" officeooo:rsid="00a75993" style:font-weight-asian="bold" style:font-weight-complex="bold"/>
    </style:style>
    <style:style style:name="T333" style:family="text">
      <style:text-properties style:text-underline-style="none" fo:font-weight="bold" officeooo:rsid="013013d9" style:font-weight-asian="bold" style:font-weight-complex="bold"/>
    </style:style>
    <style:style style:name="T334" style:family="text">
      <style:text-properties style:text-underline-style="none" fo:font-weight="bold" officeooo:rsid="01408f03" style:font-weight-asian="bold" style:font-weight-complex="bold"/>
    </style:style>
    <style:style style:name="T335" style:family="text">
      <style:text-properties style:text-underline-style="none" officeooo:rsid="00a639f7"/>
    </style:style>
    <style:style style:name="T336" style:family="text">
      <style:text-properties style:text-underline-style="none" officeooo:rsid="00bbbf73"/>
    </style:style>
    <style:style style:name="T337" style:family="text">
      <style:text-properties style:text-underline-style="none" officeooo:rsid="00d40111"/>
    </style:style>
    <style:style style:name="T338" style:family="text">
      <style:text-properties style:text-underline-style="none" officeooo:rsid="00d708a6"/>
    </style:style>
    <style:style style:name="T339" style:family="text">
      <style:text-properties style:text-underline-style="none" officeooo:rsid="00d5826a"/>
    </style:style>
    <style:style style:name="T340" style:family="text">
      <style:text-properties style:text-underline-style="none" officeooo:rsid="00d9c9e4"/>
    </style:style>
    <style:style style:name="T341" style:family="text">
      <style:text-properties style:text-underline-style="none" officeooo:rsid="00ec1e8c"/>
    </style:style>
    <style:style style:name="T342" style:family="text">
      <style:text-properties style:text-underline-style="none" officeooo:rsid="00fde6f2"/>
    </style:style>
    <style:style style:name="T343" style:family="text">
      <style:text-properties style:text-underline-style="none" officeooo:rsid="0123bb39"/>
    </style:style>
    <style:style style:name="T344" style:family="text">
      <style:text-properties style:text-underline-style="none" officeooo:rsid="013013d9"/>
    </style:style>
    <style:style style:name="T345" style:family="text">
      <style:text-properties style:text-underline-style="none" officeooo:rsid="0137af9f"/>
    </style:style>
    <style:style style:name="T346" style:family="text">
      <style:text-properties style:text-underline-style="none" officeooo:rsid="013282b3"/>
    </style:style>
    <style:style style:name="T347" style:family="text">
      <style:text-properties style:text-underline-style="none" officeooo:rsid="01408f03"/>
    </style:style>
    <style:style style:name="T348" style:family="text">
      <style:text-properties style:text-underline-style="none" officeooo:rsid="01416cb6"/>
    </style:style>
    <style:style style:name="T349" style:family="text">
      <style:text-properties style:text-underline-style="none" officeooo:rsid="01435f2a"/>
    </style:style>
    <style:style style:name="T350" style:family="text">
      <style:text-properties style:text-underline-style="none" officeooo:rsid="015f15fe"/>
    </style:style>
    <style:style style:name="T351" style:family="text">
      <style:text-properties officeooo:rsid="0071f6b3"/>
    </style:style>
    <style:style style:name="T352" style:family="text">
      <style:text-properties officeooo:rsid="00722a19"/>
    </style:style>
    <style:style style:name="T353" style:family="text">
      <style:text-properties officeooo:rsid="007477e8"/>
    </style:style>
    <style:style style:name="T354" style:family="text">
      <style:text-properties officeooo:rsid="0081154c"/>
    </style:style>
    <style:style style:name="T355" style:family="text">
      <style:text-properties officeooo:rsid="0082538a"/>
    </style:style>
    <style:style style:name="T356" style:family="text">
      <style:text-properties officeooo:rsid="00838393"/>
    </style:style>
    <style:style style:name="T357" style:family="text">
      <style:text-properties officeooo:rsid="008a06de"/>
    </style:style>
    <style:style style:name="T358" style:family="text">
      <style:text-properties officeooo:rsid="00937b11"/>
    </style:style>
    <style:style style:name="T359" style:family="text">
      <style:text-properties officeooo:rsid="0093b191"/>
    </style:style>
    <style:style style:name="T360" style:family="text">
      <style:text-properties officeooo:rsid="00b502cc"/>
    </style:style>
    <style:style style:name="T361" style:family="text">
      <style:text-properties officeooo:rsid="00ba4170"/>
    </style:style>
    <style:style style:name="T362" style:family="text">
      <style:text-properties officeooo:rsid="00bbbf73"/>
    </style:style>
    <style:style style:name="T363" style:family="text">
      <style:text-properties officeooo:rsid="00bd3f9d"/>
    </style:style>
    <style:style style:name="T364" style:family="text">
      <style:text-properties officeooo:rsid="00beb82f"/>
    </style:style>
    <style:style style:name="T365" style:family="text">
      <style:text-properties officeooo:rsid="00c2a166"/>
    </style:style>
    <style:style style:name="T366" style:family="text">
      <style:text-properties officeooo:rsid="00c7406f"/>
    </style:style>
    <style:style style:name="T367" style:family="text">
      <style:text-properties officeooo:rsid="00c93592"/>
    </style:style>
    <style:style style:name="T368" style:family="text">
      <style:text-properties officeooo:rsid="00ce5fa1"/>
    </style:style>
    <style:style style:name="T369" style:family="text">
      <style:text-properties officeooo:rsid="00cf9e9f"/>
    </style:style>
    <style:style style:name="T370" style:family="text">
      <style:text-properties officeooo:rsid="00d83381"/>
    </style:style>
    <style:style style:name="T371" style:family="text">
      <style:text-properties officeooo:rsid="00e09913"/>
    </style:style>
    <style:style style:name="T372" style:family="text">
      <style:text-properties officeooo:rsid="00ed9297"/>
    </style:style>
    <style:style style:name="T373" style:family="text">
      <style:text-properties officeooo:rsid="00ef4875"/>
    </style:style>
    <style:style style:name="T374" style:family="text">
      <style:text-properties officeooo:rsid="00f0f7f8"/>
    </style:style>
    <style:style style:name="T375" style:family="text">
      <style:text-properties officeooo:rsid="00f5260b"/>
    </style:style>
    <style:style style:name="T376" style:family="text">
      <style:text-properties officeooo:rsid="00fde6f2"/>
    </style:style>
    <style:style style:name="T377" style:family="text">
      <style:text-properties officeooo:rsid="010185dc"/>
    </style:style>
    <style:style style:name="T378" style:family="text">
      <style:text-properties officeooo:rsid="01023882"/>
    </style:style>
    <style:style style:name="T379" style:family="text">
      <style:text-properties officeooo:rsid="01095847"/>
    </style:style>
    <style:style style:name="T380" style:family="text">
      <style:text-properties officeooo:rsid="010f422a"/>
    </style:style>
    <style:style style:name="T381" style:family="text">
      <style:text-properties officeooo:rsid="01113d34"/>
    </style:style>
    <style:style style:name="T382" style:family="text">
      <style:text-properties officeooo:rsid="011bd541"/>
    </style:style>
    <style:style style:name="T383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84" style:family="text">
      <style:text-properties style:text-line-through-style="none" style:text-line-through-type="none" fo:font-style="normal" style:text-underline-style="none" officeooo:rsid="0125eea9" style:font-style-asian="normal" style:font-style-complex="normal"/>
    </style:style>
    <style:style style:name="T385" style:family="text">
      <style:text-properties officeooo:rsid="0152f194"/>
    </style:style>
    <style:style style:name="T386" style:family="text">
      <style:text-properties officeooo:rsid="016860b9"/>
    </style:style>
    <style:style style:name="T387" style:family="text">
      <style:text-properties officeooo:rsid="01758a0f"/>
    </style:style>
    <style:style style:name="T388" style:family="text">
      <style:text-properties officeooo:rsid="01871851"/>
    </style:style>
    <style:style style:name="T389" style:family="text">
      <style:text-properties officeooo:rsid="0188ed42"/>
    </style:style>
    <style:style style:name="T390" style:family="text">
      <style:text-properties officeooo:rsid="018c0d5b"/>
    </style:style>
    <style:style style:name="T391" style:family="text">
      <style:text-properties officeooo:rsid="019479eb"/>
    </style:style>
    <style:style style:name="T392" style:family="text">
      <style:text-properties officeooo:rsid="0198a2ea"/>
    </style:style>
    <style:style style:name="T393" style:family="text">
      <style:text-properties officeooo:rsid="01abda5f"/>
    </style:style>
    <style:style style:name="T394" style:family="text">
      <style:text-properties officeooo:rsid="01c64853"/>
    </style:style>
    <style:style style:name="T395" style:family="text">
      <style:text-properties officeooo:rsid="01d522fe"/>
    </style:style>
    <style:style style:name="T396" style:family="text">
      <style:text-properties officeooo:rsid="01d80854"/>
    </style:style>
    <style:style style:name="T397" style:family="text">
      <style:text-properties officeooo:rsid="01d90cf6"/>
    </style:style>
    <style:style style:name="T398" style:family="text">
      <style:text-properties officeooo:rsid="01d91c30"/>
    </style:style>
    <style:style style:name="T399" style:family="text">
      <style:text-properties officeooo:rsid="01d9cd4e"/>
    </style:style>
    <style:style style:name="T400" style:family="text">
      <style:text-properties officeooo:rsid="01dc67de"/>
    </style:style>
    <style:style style:name="T401" style:family="text">
      <style:text-properties officeooo:rsid="018f87af"/>
    </style:style>
    <style:style style:name="T402" style:family="text">
      <style:text-properties officeooo:rsid="01df873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10">А</text:span>нглийско<text:span text:style-name="T310">е</text:span> предложени<text:span text:style-name="T310">е</text:span></text:p>
      <text:p text:style-name="P1"/>
      <text:p text:style-name="P234"><text:span text:style-name="T306">Слова </text:span><text:span text:style-name="T307">в предложении </text:span><text:span text:style-name="T306">делятся на </text:span><text:span text:style-name="T379">две</text:span><text:span text:style-name="T306"> смысловые группы:</text:span></text:p>
      <text:list xml:id="list2305096928" text:style-name="L1">
        <text:list-item>
          <text:p text:style-name="P416">главные члены предложения — <text:span text:style-name="T355">это </text:span>подлежащее и сказуемое;</text:p>
        </text:list-item>
        <text:list-item>
          <text:p text:style-name="P416">второстепенные члены предложения — определение, дополнение и обстоятельтсво.</text:p>
        </text:list-item>
      </text:list>
      <text:p text:style-name="P84"/>
      <text:p text:style-name="P328">Подлежащее — эт<text:span text:style-name="T387">о</text:span> автор действия (существительное в именительном падеже).</text:p>
      <text:p text:style-name="P328">Сказуемое — это действие совершенное автором (т. е. глагол).</text:p>
      <text:p text:style-name="P82"/>
      <text:p text:style-name="P343"><text:span text:style-name="T52">С</text:span><text:span text:style-name="T53">казуемое </text:span><text:span text:style-name="T52">п</text:span><text:span text:style-name="T53">очти всегда делится на </text:span><text:span text:style-name="T54">две</text:span><text:span text:style-name="T53"> части: </text:span><text:span text:style-name="T55">на </text:span><text:span text:style-name="T53">вспомогательный </text:span><text:span text:style-name="T56">глагол </text:span><text:span text:style-name="T53">и смысловой.</text:span></text:p>
      <text:p text:style-name="P257"><text:span text:style-name="T177">Вспомогательный глагол не переводится. Он </text:span><text:span text:style-name="T178">сообщает</text:span><text:span text:style-name="T177"> о том, в каком времени нужно переводить смысловой. Смысловой глогол передает суть действия.</text:span></text:p>
      <text:p text:style-name="P257"/>
      <text:p text:style-name="P256">Смысловой глагол имеет несколько форм:</text:p>
      <text:list xml:id="list536188023" text:style-name="L2">
        <text:list-item>
          <text:p text:style-name="P417">начальная форма (инфинитив) — форма глагола, как в словаре (с частицей to);</text:p>
        </text:list-item>
        <text:list-item>
          <text:p text:style-name="P418">с окончанием <text:span text:style-name="T109">-s (-es)</text:span> — в утверждениях Present Simple после <text:span text:style-name="T109">he/she/it</text:span>;</text:p>
        </text:list-item>
        <text:list-item>
          <text:p text:style-name="P417">с окончанием <text:span text:style-name="T109">-ing</text:span> (причастие) — в основном для образования Present Continuous;</text:p>
        </text:list-item>
        <text:list-item>
          <text:p text:style-name="P419">2я форма <text:span text:style-name="T371">(с окончанием </text:span><text:span text:style-name="T115">-ed</text:span><text:span text:style-name="T371">)</text:span> — для образования Past Simple;</text:p>
        </text:list-item>
        <text:list-item>
          <text:p text:style-name="P420">3я форма (прошедшее причастие) — для времен группы Perfect и пассивного залога .</text:p>
        </text:list-item>
      </text:list>
      <text:p text:style-name="P85"/>
      <text:p text:style-name="P83">Дополнение — это то, на что направлено действие. Оно выражено существительным, </text:p>
      <text:p text:style-name="P83">перед которым может стоять предлог или глаголом, перед которым может стоять частица <text:span text:style-name="T109">to</text:span><text:span text:style-name="T200">. <text:s/></text:span>Обычно оно стоит в конце предложения, но иногда может быть в начале.</text:p>
      <text:p text:style-name="P82"/>
      <text:p text:style-name="P86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82"/>
      <text:p text:style-name="P230"><text:span text:style-name="T309">В английском </text:span><text:span text:style-name="T310">языке</text:span><text:span text:style-name="T309"> не бывает предложений без подлежащего и сказуемого.</text:span></text:p>
      <text:p text:style-name="P330">Исключение составляют разговорные фразы: <text:span text:style-name="T109">nice to meet you</text:span> и пр.</text:p>
      <text:p text:style-name="P2"/>
      <text:p text:style-name="P89"><text:span text:style-name="T365">Порядок слов в у</text:span>тведрдительны<text:span text:style-name="T365">х</text:span> и отрицательны<text:span text:style-name="T365">х</text:span> предложения<text:span text:style-name="T365">х</text:span>:</text:p>
      <text:list xml:id="list3275660668" text:style-name="L3">
        <text:list-item>
          <text:p text:style-name="P421"><text:span text:style-name="T14">подлежащее</text:span><text:span text:style-name="T1">;</text:span></text:p>
        </text:list-item>
        <text:list-item>
          <text:p text:style-name="P421"><text:span text:style-name="T18">сказуемое</text:span><text:span text:style-name="T2">;</text:span></text:p>
        </text:list-item>
        <text:list-item>
          <text:p text:style-name="P422"><text:span text:style-name="T9">дополнение</text:span>;</text:p>
        </text:list-item>
        <text:list-item>
          <text:p text:style-name="P422"><text:span text:style-name="T11">обстоятельство</text:span>.</text:p>
        </text:list-item>
      </text:list>
      <text:p text:style-name="P11"/>
      <text:p text:style-name="P12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2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3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1"/>
      <text:p text:style-name="P101"><text:span text:style-name="T365">Порядок слов в в</text:span>опросительны<text:span text:style-name="T365">х</text:span> предложения<text:span text:style-name="T365">х</text:span>:</text:p>
      <text:list xml:id="list3685814772" text:style-name="L4">
        <text:list-item>
          <text:p text:style-name="P443"><text:span text:style-name="T25">вопросительное слово</text:span>;</text:p>
        </text:list-item>
        <text:list-item>
          <text:p text:style-name="P443"><text:span text:style-name="T3">вспомогательный глагол</text:span><text:span text:style-name="T17"> </text:span><text:span text:style-name="T27">(часть сказуемого)</text:span><text:span text:style-name="T26">;</text:span></text:p>
        </text:list-item>
        <text:list-item>
          <text:p text:style-name="P443"><text:span text:style-name="T13">подлежащее</text:span>;</text:p>
        </text:list-item>
        <text:list-item>
          <text:p text:style-name="P443"><text:span text:style-name="T17">смысловой глагол</text:span><text:span text:style-name="T3"> </text:span><text:span text:style-name="T27">(часть сказуемого)</text:span><text:span text:style-name="T26">;</text:span></text:p>
        </text:list-item>
        <text:list-item>
          <text:p text:style-name="P443"><text:span text:style-name="T9">дополнение</text:span>;</text:p>
        </text:list-item>
        <text:list-item>
          <text:p text:style-name="P443"><text:span text:style-name="T11">обстоятельство</text:span>.</text:p>
        </text:list-item>
      </text:list>
      <text:p text:style-name="P229"/>
      <text:p text:style-name="P14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176">—</text:span> Что ты здесь делаешь?</text:p>
      <text:p text:style-name="P231"><text:span text:style-name="T4">Do</text:span><text:span text:style-name="T109"> </text:span><text:span text:style-name="T15">you</text:span><text:span text:style-name="T109"> </text:span><text:span text:style-name="T20">want</text:span><text:span text:style-name="T10"> to live </text:span><text:span text:style-name="T12">in Spain</text:span><text:span text:style-name="T109">? — Ты хочешь жить в Испании?</text:span></text:p>
      <text:p text:style-name="P325"><text:soft-page-break/><text:span text:style-name="T292">Вопрос не всегда бывает полным, какого-то элемента может не быть, </text:span><text:span text:style-name="T293">но при этом всегда </text:span></text:p>
      <text:p text:style-name="P88">есть подлежащие и вспомогательный глагол.</text:p>
      <text:p text:style-name="P87"/>
      <text:p text:style-name="P246"><text:span text:style-name="T203">Общий вопрос начинается со вспомогательного глагола и подразумевает ответ «</text:span><text:span text:style-name="T204">да/нет»</text:span><text:span text:style-name="T203">.</text:span></text:p>
      <text:p text:style-name="P111"/>
      <text:p text:style-name="P246"><text:span text:style-name="T189">Чтобы коротко ответить на </text:span><text:span text:style-name="T190">такой </text:span><text:span text:style-name="T189">вопрос, недостаточно просто написать </text:span><text:span text:style-name="T150">yes/no</text:span><text:span text:style-name="T189">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120"/>
      <text:p text:style-name="P49"><text:span text:style-name="T311">Do you play</text:span> the piano? <text:span text:style-name="T176">—</text:span> Yes, <text:span text:style-name="T312">I do</text:span><text:span text:style-name="T317">.</text:span></text:p>
      <text:p text:style-name="P49"><text:span text:style-name="T312">Does Rita play</text:span><text:span text:style-name="T317"> football? </text:span><text:span text:style-name="T176">— </text:span><text:span text:style-name="T317">No, </text:span><text:span text:style-name="T312">she doesn`t</text:span><text:span text:style-name="T317">.</text:span> </text:p>
      <text:p text:style-name="P49"/>
      <text:p text:style-name="P112"><text:span text:style-name="T316">Специальный вопрос начинается с вопросительного слова </text:span><text:span text:style-name="T319">или связки</text:span><text:span text:style-name="T316">. </text:span><text:span text:style-name="T318">Он служит, чтобы узнать дополнительную информацию.</text:span><text:span text:style-name="T316"> </text:span><text:span text:style-name="T318">После вопросительного слова обычно стоит существительное: </text:span><text:span text:style-name="T111">What </text:span><text:span text:style-name="T172">car</text:span><text:span text:style-name="T111"> does he have? </text:span><text:span text:style-name="T112">How much </text:span><text:span text:style-name="T173">money</text:span><text:span text:style-name="T112"> dow we have?</text:span></text:p>
      <text:p text:style-name="P49"/>
      <text:p text:style-name="P143">Местоимение <text:span text:style-name="T109">I</text:span> всегда пишется с большой буквы.</text:p>
      <text:p text:style-name="P227">В английском языке всего 2 падежа: именительный и объектный. <text:s/></text:p>
      <text:p text:style-name="P227"/>
      <text:p text:style-name="P254"><text:span text:style-name="T105">В предложениях, которые используют глаголы: </text:span><text:span text:style-name="T175">like, have, enjoy, need</text:span><text:span text:style-name="T104">, </text:span><text:span text:style-name="T105">подлежащие </text:span></text:p>
      <text:p text:style-name="P254"><text:span text:style-name="T105">не переводятся на русский в именительном падеже</text:span><text:span text:style-name="T106">:</text:span></text:p>
      <text:p text:style-name="P223"/>
      <text:p text:style-name="P42"><text:span text:style-name="T26">I l</text:span>ike my job — Мне нравится моя работа (а не «Я нравится моя работа»).</text:p>
      <text:p text:style-name="P42"/>
      <text:p text:style-name="P9"><text:span text:style-name="T373">Настоящее.</text:span> Present</text:p>
      <text:p text:style-name="P217"/>
      <text:p text:style-name="P217">Present Simple (я делаю это сейчас):</text:p>
      <text:p text:style-name="P44">I live in Spain — Я живу в испании (факт).</text:p>
      <text:p text:style-name="P218"/>
      <text:p text:style-name="P217">Present Continuous (я делаю это прямо сейчас):</text:p>
      <text:p text:style-name="P33">I am reading a book — Я читаю книгу (именно сейчас).</text:p>
      <text:p text:style-name="P219"/>
      <text:p text:style-name="P217">Present Perfect (я сделал это ранее, но именно сейчас это важно):</text:p>
      <text:p text:style-name="P43">I have lost the keys — Я потерял ключи (результат).</text:p>
      <text:p text:style-name="P43"/>
      <text:p text:style-name="P217">Present Perfect <text:span text:style-name="T372">Continuous (я делаю это уже какое-то время):</text:span></text:p>
      <text:p text:style-name="P232"><text:span text:style-name="T110">I have been reading for 2 hours — </text:span><text:span text:style-name="T148">Я читаю уже 2 часа</text:span></text:p>
      <text:p text:style-name="P61"/>
      <text:p text:style-name="P144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61"/>
      <text:p text:style-name="P10">Present Simple</text:p>
      <text:p text:style-name="P221"/>
      <text:p text:style-name="P91">Используется чтобы:</text:p>
      <text:list xml:id="list727381093" text:style-name="L5">
        <text:list-item>
          <text:p text:style-name="P444">сообщить факты настоящего, описать текущую реальность;</text:p>
        </text:list-item>
        <text:list-item>
          <text:p text:style-name="P444">говорить о событиях, которые происходят с какой-то регулярностью.</text:p>
        </text:list-item>
      </text:list>
      <text:p text:style-name="P18"/>
      <text:p text:style-name="P90">В утверждениях глагол используется в 2х вариантах:</text:p>
      <text:list xml:id="list721004617" text:style-name="L6">
        <text:list-item>
          <text:p text:style-name="P446">без изменений, если подлежащее в первом лице или множеств<text:span text:style-name="T355">ен.</text:span> числе <text:span text:style-name="T109">(</text:span><text:span text:style-name="T116">I</text:span><text:span text:style-name="T109">, </text:span><text:span text:style-name="T116">you</text:span><text:span text:style-name="T109">, </text:span><text:span text:style-name="T116">we,</text:span><text:span text:style-name="T109"> </text:span><text:span text:style-name="T116">they</text:span><text:span text:style-name="T109">)</text:span>;</text:p>
        </text:list-item>
        <text:list-item>
          <text:p text:style-name="P446"><text:span text:style-name="T179">с окончанием </text:span><text:span text:style-name="T117">-s </text:span><text:span text:style-name="T118">(-es)</text:span><text:span text:style-name="T179">, если подлежащ</text:span><text:span text:style-name="T314">ее</text:span><text:span text:style-name="T179"> в третьем лице, единств</text:span><text:span text:style-name="T315">ен</text:span><text:span text:style-name="T355">ном</text:span><text:span text:style-name="T179"> числе </text:span><text:span text:style-name="T117">(</text:span><text:span text:style-name="T116">he</text:span><text:span text:style-name="T117">, </text:span><text:span text:style-name="T116">she</text:span><text:span text:style-name="T117">, </text:span><text:span text:style-name="T116">it</text:span><text:span text:style-name="T117">)</text:span></text:p>
        </text:list-item>
      </text:list>
      <text:p text:style-name="P345"><text:soft-page-break/><text:span text:style-name="T383">I </text:span><text:span text:style-name="T23">live</text:span><text:span text:style-name="T383"> in New York — Я живу в Нью Йорке.</text:span></text:p>
      <text:p text:style-name="P347"><text:span text:style-name="T383">Peter </text:span><text:span text:style-name="T23">work</text:span><text:span text:style-name="T24">s</text:span><text:span text:style-name="T383"> in New York — Питер работает в Нью Йорке;</text:span></text:p>
      <text:p text:style-name="P228"/>
      <text:p text:style-name="P347"><text:span text:style-name="T384">Г</text:span><text:span text:style-name="T298">лагол</text:span><text:span text:style-name="T368"> </text:span><text:span text:style-name="T119">have</text:span><text:span text:style-name="T368"> не пишется с онончанием </text:span><text:span text:style-name="T119">-s</text:span><text:span text:style-name="T368">, а </text:span><text:span text:style-name="T369">преобразуется</text:span><text:span text:style-name="T368"> в </text:span><text:span text:style-name="T119">has</text:span><text:span text:style-name="T368">. </text:span></text:p>
      <text:p text:style-name="P93"/>
      <text:p text:style-name="P93">Окончание <text:span text:style-name="T109">-es</text:span> ставится, если глагол заканчивается: на гласную букву, </text:p>
      <text:p text:style-name="P92">на шипящий звук <text:span text:style-name="T109">(sh, ch)</text:span> <text:span text:style-name="T308">или</text:span> на букву <text:span text:style-name="T109">s/x</text:span>:</text:p>
      <text:list xml:id="list2312905950" text:style-name="L7">
        <text:list-item>
          <text:p text:style-name="P448"><text:span text:style-name="T181">go — </text:span>goes;</text:p>
        </text:list-item>
        <text:list-item>
          <text:p text:style-name="P448"><text:span text:style-name="T181">teach — </text:span>teaches;</text:p>
        </text:list-item>
        <text:list-item>
          <text:p text:style-name="P447"><text:span text:style-name="T181">mix — </text:span><text:span text:style-name="T180">mixes.</text:span></text:p>
        </text:list-item>
      </text:list>
      <text:p text:style-name="P221"/>
      <text:p text:style-name="P95">Если глагол заканчивается на букву y, перед которой согласная, то вместо y </text:p>
      <text:p text:style-name="P94">пишется <text:span text:style-name="T109">i</text:span> <text:span text:style-name="T182">(помимо добавления </text:span><text:span text:style-name="T120">-es</text:span><text:span text:style-name="T182">)</text:span>:</text:p>
      <text:list xml:id="list3371686375" text:style-name="L8">
        <text:list-item>
          <text:p text:style-name="P449">fly — flies; </text:p>
        </text:list-item>
        <text:list-item>
          <text:p text:style-name="P449">cry — cries.</text:p>
        </text:list-item>
      </text:list>
      <text:p text:style-name="P221"/>
      <text:p text:style-name="P239"><text:span text:style-name="T288">П</text:span><text:span text:style-name="T289">еред сказуемым часто </text:span><text:span text:style-name="T291">стоят</text:span><text:span text:style-name="T289"> маячки времени </text:span><text:span text:style-name="T297">(</text:span><text:span text:style-name="T289">наречия частности</text:span><text:span text:style-name="T297">)</text:span><text:span text:style-name="T290">:</text:span></text:p>
      <text:list xml:id="list3995041370" text:style-name="L9">
        <text:list-item>
          <text:p text:style-name="P445">always - <text:span text:style-name="T179">всегда</text:span>;</text:p>
        </text:list-item>
        <text:list-item>
          <text:p text:style-name="P445">usually - <text:span text:style-name="T179">обычно</text:span>;</text:p>
        </text:list-item>
        <text:list-item>
          <text:p text:style-name="P445">often - <text:span text:style-name="T179">часто</text:span>;</text:p>
        </text:list-item>
        <text:list-item>
          <text:p text:style-name="P445">sometimes - <text:span text:style-name="T179">иногда</text:span>;</text:p>
        </text:list-item>
        <text:list-item>
          <text:p text:style-name="P445">never — <text:span text:style-name="T179">никогда</text:span>.</text:p>
        </text:list-item>
      </text:list>
      <text:p text:style-name="P19"/>
      <text:p text:style-name="P222"><text:span text:style-name="T109">I </text:span><text:span text:style-name="T174">always</text:span><text:span text:style-name="T109"> wash my hands before eating — Я всегда мою руки перед едой.</text:span></text:p>
      <text:p text:style-name="P221"/>
      <text:p text:style-name="P3">Отрицания в Present Simple</text:p>
      <text:p text:style-name="P3"/>
      <text:p text:style-name="P235"><text:span text:style-name="T187">Использу</text:span><text:span text:style-name="T188">ю</text:span><text:span text:style-name="T187">тся чтобы сказать о том, что что-либо:</text:span></text:p>
      <text:list xml:id="list2979210812" text:style-name="L10">
        <text:list-item>
          <text:p text:style-name="P450">не является фактом настоящего <text:span text:style-name="T315">или истиной</text:span>;</text:p>
        </text:list-item>
        <text:list-item>
          <text:p text:style-name="P450">не происходит с какой-то регулярностью.</text:p>
        </text:list-item>
      </text:list>
      <text:p text:style-name="P226"/>
      <text:p text:style-name="P225">За отрицание отвечает частица <text:span text:style-name="T109">not</text:span>, которая идет в паре со вспомогательным глаголом <text:span text:style-name="T109">do</text:span>.</text:p>
      <text:p text:style-name="P225">Если подлежащее <text:span text:style-name="T109">he/she/it</text:span>, то испольузется <text:span text:style-name="T109">does</text:span>. <text:span text:style-name="T305">Смысловой глагол без изменений.</text:span></text:p>
      <text:p text:style-name="P224"/>
      <text:p text:style-name="P45">People <text:span text:style-name="T3">do </text:span><text:span text:style-name="T28">not</text:span> <text:span text:style-name="T17">live</text:span> in space — Люди не живут в космосе.</text:p>
      <text:p text:style-name="P45">Water <text:span text:style-name="T3">does </text:span><text:span text:style-name="T28">not</text:span> <text:span text:style-name="T17">boil</text:span> at 50 degrees Celsius — Вода не кипит при 50 грудусах.</text:p>
      <text:p text:style-name="P45"/>
      <text:p text:style-name="P236"><text:span text:style-name="T185">Практически всегда </text:span><text:span text:style-name="T151">do/</text:span><text:span text:style-name="T152">does</text:span><text:span text:style-name="T151"> not</text:span><text:span text:style-name="T185"> использу</text:span><text:span text:style-name="T186">е</text:span><text:span text:style-name="T185">тся в сокращении: </text:span></text:p>
      <text:p text:style-name="P46">We don`t drink whisky — Мы не пьем виски.</text:p>
      <text:p text:style-name="P47">He doesn`t drink tea — Он не пьет чай.</text:p>
      <text:p text:style-name="P157"/>
      <text:p text:style-name="P157">Вопросы в Present Simple</text:p>
      <text:p text:style-name="P46"/>
      <text:p text:style-name="P110">Используюся чтобы:</text:p>
      <text:list xml:id="list4054904042" text:style-name="L11">
        <text:list-item>
          <text:p text:style-name="P451">узнать о фактах настоящего;</text:p>
        </text:list-item>
        <text:list-item>
          <text:p text:style-name="P451">о событиях, которые происходят с какой-то регулярностью.</text:p>
        </text:list-item>
      </text:list>
      <text:p text:style-name="P109"/>
      <text:p text:style-name="P109">Вопрос задается с помощью вспомогательного глагола <text:span text:style-name="T109">do/</text:span><text:span text:style-name="T121">does</text:span>, который ставится перед подлежащим. Смысловой глагол без изменений (в начальной форме).</text:p>
      <text:p text:style-name="P233"><text:soft-page-break/><text:span text:style-name="T7">Do</text:span><text:span text:style-name="T184"> you </text:span><text:span text:style-name="T22">like</text:span><text:span text:style-name="T184"> action movies? </text:span><text:span text:style-name="T134">— </text:span><text:span text:style-name="T184">Тебе нравятся экшен фильмы? </text:span></text:p>
      <text:p text:style-name="P48">What books <text:span text:style-name="T3">do</text:span> you <text:span text:style-name="T17">read</text:span>? <text:span text:style-name="T183">—</text:span> Какие книги тебе нравятся?</text:p>
      <text:p text:style-name="P6"/>
      <text:p text:style-name="P6">Глаголы <text:span text:style-name="T130">d</text:span><text:span text:style-name="T109">o</text:span> и <text:span text:style-name="T130">b</text:span><text:span text:style-name="T109">e</text:span> <text:span text:style-name="T354">в Present Simple</text:span></text:p>
      <text:p text:style-name="P4"/>
      <text:p text:style-name="P242"><text:span text:style-name="T196">Глагол</text:span><text:span text:style-name="T191"> d</text:span><text:span text:style-name="T192">o </text:span><text:span text:style-name="T193">означает</text:span><text:span text:style-name="T192"> «делать». В предложении </text:span><text:span text:style-name="T196">он</text:span><text:span text:style-name="T192"> может может встречаться несколько раз, </text:span></text:p>
      <text:p text:style-name="P242"><text:span text:style-name="T192">в качестве вспомогательного и смыслового: </text:span><text:span text:style-name="T135">What </text:span><text:span text:style-name="T5">do</text:span><text:span text:style-name="T135"> you </text:span><text:span text:style-name="T21">do</text:span><text:span text:style-name="T135">? </text:span><text:span text:style-name="T136">— </text:span><text:span text:style-name="T135">Что ты делаешь? </text:span></text:p>
      <text:p text:style-name="P58"/>
      <text:p text:style-name="P361"><text:span text:style-name="T153">To </text:span><text:span text:style-name="T154">be</text:span><text:span text:style-name="T191"> — </text:span><text:span text:style-name="T195">это начальная форма глагола</text:span><text:span text:style-name="T191"> «быть», </text:span><text:span text:style-name="T225">кот</text:span><text:span text:style-name="T226">орая</text:span><text:span text:style-name="T191"> меняется в</text:span></text:p>
      <text:p text:style-name="P240"><text:span text:style-name="T191">завис</text:span><text:span text:style-name="T196">имости</text:span><text:span text:style-name="T191"> от подлежащего, </text:span><text:span text:style-name="T226">на</text:span><text:span text:style-name="T191">: </text:span></text:p>
      <text:list xml:id="list801239736" text:style-name="L12">
        <text:list-item>
          <text:p text:style-name="P471"><text:span text:style-name="T191">a</text:span><text:span text:style-name="T184">m — если подлежащее в первом лице (</text:span><text:span text:style-name="T133">I</text:span><text:span text:style-name="T184">);</text:span></text:p>
        </text:list-item>
        <text:list-item>
          <text:p text:style-name="P452">is — если подлежащее в третьем лице, единственном числе (<text:span text:style-name="T109">he/she/it</text:span>);</text:p>
        </text:list-item>
        <text:list-item>
          <text:p text:style-name="P452">are — если подлежащее во множественном числе (<text:span text:style-name="T109">you/we/they</text:span>).</text:p>
        </text:list-item>
      </text:list>
      <text:p text:style-name="P116"/>
      <text:p text:style-name="P245"><text:span text:style-name="T193">Э</text:span><text:span text:style-name="T197">ти формы </text:span><text:span text:style-name="T201">глагола</text:span><text:span text:style-name="T197"> </text:span><text:span text:style-name="T155">be</text:span><text:span text:style-name="T224"> </text:span><text:span text:style-name="T197">заменяют собой сказуемое в тех </text:span><text:span text:style-name="T198">ситуациях</text:span><text:span text:style-name="T197">, </text:span><text:span text:style-name="T198">когда</text:span><text:span text:style-name="T197"> оно отсутсвует</text:span></text:p>
      <text:p text:style-name="P342"><text:span text:style-name="T202">и помогают привязать предложение ко времени </text:span><text:span text:style-name="T197">(т. к. </text:span><text:span text:style-name="T196">для английского языка </text:span></text:p>
      <text:p text:style-name="P342"><text:span text:style-name="T196">не характерно, когда в предложении нет </text:span><text:span text:style-name="T197">сказуемого).</text:span></text:p>
      <text:p text:style-name="P115"/>
      <text:p text:style-name="P243"><text:span text:style-name="T30">I </text:span><text:span text:style-name="T6">am</text:span><text:span text:style-name="T137"> a doctor — Я (</text:span><text:span text:style-name="T138">есть</text:span><text:span text:style-name="T137">) доктор.</text:span></text:p>
      <text:p text:style-name="P17"><text:span text:style-name="T29">We</text:span><text:span text:style-name="T321"> </text:span><text:span text:style-name="T8">are</text:span><text:span text:style-name="T321"> happy </text:span><text:span text:style-name="T324">— </text:span><text:span text:style-name="T321">Мы (есть) счастливы.</text:span></text:p>
      <text:p text:style-name="P117"/>
      <text:p text:style-name="P128"><text:span text:style-name="T351">Г</text:span>лагол <text:span text:style-name="T122">be</text:span><text:span text:style-name="T351"> </text:span>появляется, когда говорят:</text:p>
      <text:list xml:id="list1976816273" text:style-name="L13">
        <text:list-item>
          <text:p text:style-name="P453">кто человек по профессии <text:span text:style-name="T356">(</text:span><text:span text:style-name="T113">I am a football player</text:span><text:span text:style-name="T114">)</text:span>;</text:p>
        </text:list-item>
        <text:list-item>
          <text:p text:style-name="P453">в каком состоянии человек или объект <text:span text:style-name="T356">(</text:span><text:span text:style-name="T113">This dress is blue</text:span><text:span text:style-name="T114">)</text:span>;</text:p>
        </text:list-item>
        <text:list-item>
          <text:p text:style-name="P453">где находится человек или объект <text:span text:style-name="T356">(</text:span><text:span text:style-name="T113">Molly is in her office now</text:span><text:span text:style-name="T114">)</text:span>;</text:p>
        </text:list-item>
      </text:list>
      <text:p text:style-name="P114"/>
      <text:p text:style-name="P244"><text:span text:style-name="T202">Глагол</text:span><text:span text:style-name="T194"> </text:span><text:span text:style-name="T139">be</text:span><text:span text:style-name="T194"> может использоваться в связке с прилагательным. </text:span><text:span text:style-name="T199">При переводе таких связок можно подобрать отдельный глагол, которого нет в английском.</text:span></text:p>
      <text:p text:style-name="P113"/>
      <text:p text:style-name="P335"><text:span text:style-name="T139">I </text:span><text:span text:style-name="T157">am interested</text:span><text:span text:style-name="T139"> in art — Я</text:span><text:span text:style-name="T140"> </text:span><text:span text:style-name="T158">интересуюсь</text:span><text:span text:style-name="T149"> </text:span><text:span text:style-name="T140">искусством </text:span><text:span text:style-name="T149">(есть заинтересованный)</text:span><text:span text:style-name="T140">.</text:span></text:p>
      <text:p text:style-name="P248"><text:span text:style-name="T140">My hands </text:span><text:span text:style-name="T158">are cold</text:span><text:span text:style-name="T140"> — Мои руки</text:span><text:span text:style-name="T141"> </text:span><text:span text:style-name="T158">замерзли </text:span><text:span text:style-name="T149">(есть замерзшие)</text:span><text:span text:style-name="T141">.</text:span></text:p>
      <text:p text:style-name="P50"/>
      <text:p text:style-name="P118">В вопросительных предложениях глагол <text:span text:style-name="T109">be</text:span> меняется местами с подлежащим, </text:p>
      <text:p text:style-name="P118">а в отрицательных, используется с частицей <text:span text:style-name="T109">not</text:span>:</text:p>
      <text:p text:style-name="P118"/>
      <text:p text:style-name="P15"><text:span text:style-name="T322">I </text:span><text:span text:style-name="T321">am not a student — Я не студент.</text:span></text:p>
      <text:p text:style-name="P52">We are not English speakers — Они не англоговорящие люди.</text:p>
      <text:p text:style-name="P15"><text:span text:style-name="T322">I</text:span><text:span text:style-name="T321">s it dark? — Сейчас темно?</text:span></text:p>
      <text:p text:style-name="P52">Are they hungry? — Они голодны?</text:p>
      <text:p text:style-name="P52"/>
      <text:p text:style-name="P119">Если перед <text:span text:style-name="T123">am/is/are</text:span> нет вопросительного слова, то это общий вопрос. </text:p>
      <text:p text:style-name="P119">В корешке ответа вместо <text:span text:style-name="T109">do/does</text:span> используется <text:span text:style-name="T109">am/is/are</text:span>:</text:p>
      <text:p text:style-name="P119"/>
      <text:p text:style-name="P16"><text:span text:style-name="T321">Am I in danger? Yes, you are. </text:span><text:span text:style-name="T323">—</text:span><text:span text:style-name="T321"> Я в опасности? Да.</text:span></text:p>
      <text:p text:style-name="P16"><text:span text:style-name="T321">Is John married? - No, he isn`t. </text:span><text:span text:style-name="T323">— </text:span><text:span text:style-name="T321">Джон женат? </text:span><text:span text:style-name="T323">— </text:span><text:span text:style-name="T321">Нет.</text:span></text:p>
      <text:p text:style-name="P51"/>
      <text:p text:style-name="P51"><text:span text:style-name="T287">Специальный вопрос начинается с вопросительного слова </text:span><text:span text:style-name="T294">или связки</text:span><text:span text:style-name="T287">:</text:span> </text:p>
      <text:p text:style-name="P51">Where is Jill?<text:span text:style-name="T352"> </text:span>She is at school. <text:span text:style-name="T352">— </text:span>Где Джил? Она в школе.</text:p>
      <text:p text:style-name="P51"/>
      <text:p text:style-name="P250"><text:span text:style-name="T206">Очень часто </text:span><text:span text:style-name="T143">am/is/are</text:span><text:span text:style-name="T206"> сокращаются: </text:span><text:span text:style-name="T143">I am → I`m, he is → he`s, <text:s/></text:span></text:p>
      <text:p text:style-name="P250"><text:span text:style-name="T143">you are → you`re, John is → John`s, </text:span><text:span text:style-name="T145">t</text:span><text:span text:style-name="T143">hey are → </text:span><text:span text:style-name="T145">t</text:span><text:span text:style-name="T143">hey`re</text:span><text:span text:style-name="T144">. </text:span></text:p>
      <text:p text:style-name="P329"><text:soft-page-break/><text:span text:style-name="T207">С</text:span><text:span text:style-name="T208">окращать можно как по </text:span><text:span text:style-name="T209">вспом.</text:span><text:span text:style-name="T208"> глаголу, так и по частице </text:span><text:span text:style-name="T146">not</text:span><text:span text:style-name="T208">: </text:span><text:span text:style-name="T146">he is not → he`s not</text:span><text:span text:style-name="T147"> или</text:span><text:span text:style-name="T146"> he isn`t.</text:span></text:p>
      <text:p text:style-name="P96"><text:span text:style-name="T325">П</text:span><text:span text:style-name="T321">ри этом </text:span><text:span text:style-name="T133">am</text:span><text:span text:style-name="T321"> сокращается только по </text:span><text:span text:style-name="T133">am</text:span><text:span text:style-name="T321"> → </text:span><text:span text:style-name="T133">I`m not (I amn`t не существует).</text:span></text:p>
      <text:p text:style-name="P59"/>
      <text:p text:style-name="P148">Present Continuous</text:p>
      <text:p text:style-name="P121"/>
      <text:p text:style-name="P121">Указывает на событие, происходящее именно сейчас и которое еще не закончилось.</text:p>
      <text:p text:style-name="P124">Состоит из связки вспомогательного глагола <text:span text:style-name="T109">be</text:span> и смыслового с окончанием <text:span text:style-name="T109">-ing</text:span>:</text:p>
      <text:p text:style-name="P122"/>
      <text:p text:style-name="P53">She <text:span text:style-name="T311">is</text:span> driv<text:span text:style-name="T311">ing</text:span> to work. <text:span text:style-name="T352">—</text:span> Она (сейчас) едет на работу.</text:p>
      <text:p text:style-name="P54">You <text:span text:style-name="T311">are</text:span> do<text:span text:style-name="T311">ing</text:span> great! <text:span text:style-name="T352">—</text:span> У тебя отлично получается!</text:p>
      <text:p text:style-name="P121"/>
      <text:p text:style-name="P247"><text:span text:style-name="T205">Если глагол заканчивается на </text:span><text:span text:style-name="T142">-e</text:span><text:span text:style-name="T205">, то при добавлении </text:span><text:span text:style-name="T142">-ing</text:span><text:span text:style-name="T205"> она выпадает: </text:span><text:span text:style-name="T142">make → making.</text:span></text:p>
      <text:p text:style-name="P123">Если глагол заканчивается на <text:span text:style-name="T109">-ie</text:span>, то при добавлении <text:span text:style-name="T109">-ing</text:span> оно меняется на <text:span text:style-name="T109">-y</text:span>: <text:span text:style-name="T109">lie → lying. </text:span></text:p>
      <text:p text:style-name="P53"/>
      <text:p text:style-name="P123">Если глагол из 1 слога, с одной гласной буквой, после которой солгасная, то при </text:p>
      <text:p text:style-name="P247"><text:span text:style-name="T205">добавлении </text:span><text:span text:style-name="T142">-ing</text:span><text:span text:style-name="T205"> согласная удваивается: </text:span><text:span text:style-name="T142">hit → hitting, sit → sitting.</text:span></text:p>
      <text:p text:style-name="P123"/>
      <text:p text:style-name="P249"><text:span text:style-name="T205">В </text:span><text:span text:style-name="T184">окончании </text:span><text:span text:style-name="T133">-ing</text:span><text:span text:style-name="T184"> буква </text:span><text:span text:style-name="T133">g</text:span><text:span text:style-name="T184"> не произносится. Сочетание </text:span><text:span text:style-name="T133">ng</text:span><text:span text:style-name="T184"> образет необычный звук, которого нет в русском языке — носовой </text:span><text:span text:style-name="T133">n</text:span><text:span text:style-name="T184"> (при произнесении пускается воздух через нос).</text:span></text:p>
      <text:p text:style-name="P124"/>
      <text:p text:style-name="P125"><text:span text:style-name="T360">Слова-м</text:span>аячки Present Continuous:</text:p>
      <text:list xml:id="list2294740500" text:style-name="L14">
        <text:list-item>
          <text:p text:style-name="P454">look — смотри;</text:p>
        </text:list-item>
        <text:list-item>
          <text:p text:style-name="P454">now — сейчас (обычно стоит в конце);</text:p>
        </text:list-item>
        <text:list-item>
          <text:p text:style-name="P454">at the moment — в этот момент (обычно в конце).</text:p>
        </text:list-item>
      </text:list>
      <text:p text:style-name="P123"/>
      <text:p text:style-name="P54">I am working right <text:span text:style-name="T311">now</text:span>. — Прямо сейчас я работаю.</text:p>
      <text:p text:style-name="P54"><text:span text:style-name="T311">Look</text:span> out of the window! It`s raining. — Посмотри в окно. Идет дождь.</text:p>
      <text:p text:style-name="P126"/>
      <text:p text:style-name="P147">Отрицания в Present Continuous</text:p>
      <text:p text:style-name="P147"/>
      <text:p text:style-name="P127">Используется чтобы сказать, что что-то не происходит именно сейчас.</text:p>
      <text:p text:style-name="P127">Для этого к глаголу <text:span text:style-name="T109">be</text:span> добавляется частица <text:span text:style-name="T109">not</text:span>.</text:p>
      <text:p text:style-name="P127"/>
      <text:p text:style-name="P55">I`m not listening to you. <text:span text:style-name="T357">—</text:span> Я не слушаю тебя.</text:p>
      <text:p text:style-name="P55">He isn`t cleaning the carpet. <text:span text:style-name="T357">—</text:span> Он не чистит ковер.</text:p>
      <text:p text:style-name="P55"/>
      <text:p text:style-name="P152">Вопросы в Present Continuous</text:p>
      <text:p text:style-name="P56"/>
      <text:p text:style-name="P414">Здесь использ<text:span text:style-name="T359">уются</text:span> теже правила, что при составлении вопросов в </text:p>
      <text:p text:style-name="P415">Present Simple с глаголом <text:span text:style-name="T109">be</text:span>:</text:p>
      <text:p text:style-name="P56">Am I listening? <text:span text:style-name="T357">—</text:span> Я слушаю?</text:p>
      <text:p text:style-name="P56">Are you playing? Yes, I am. <text:span text:style-name="T357">—</text:span> Ты играешь? Да.</text:p>
      <text:p text:style-name="P56">Where is he going? <text:span text:style-name="T357">—</text:span> Куда он идет?</text:p>
      <text:p text:style-name="P57">What book is she reading? <text:span text:style-name="T357">— </text:span>Какую книгу она читает? <text:span text:style-name="T358">(сейчас)</text:span></text:p>
      <text:p text:style-name="P57"/>
      <text:p text:style-name="P251"><text:span text:style-name="T227">Глаголы, которые не использ</text:span><text:span text:style-name="T235">уются</text:span><text:span text:style-name="T227"> в </text:span><text:span text:style-name="T228">Continuous</text:span></text:p>
      <text:p text:style-name="P149"/>
      <text:p text:style-name="P129">Это глаголы, обозначающие состояние, которое не меняется под дейсвтием момента.</text:p>
      <text:p text:style-name="P252"><text:span text:style-name="T210">Как правило это </text:span><text:span text:style-name="T211">описание</text:span><text:span text:style-name="T210"> чувств или мыслей. </text:span><text:span text:style-name="T211">В особых случаях эти глаголы могут иметь переносное или контекстное значение, тогда их можно встретить в форме Continuous. </text:span></text:p>
      <text:p text:style-name="P132">Но в большинстве случаев следующие глаголы используются в форме Simple:</text:p>
      <text:p text:style-name="P133"><text:soft-page-break/>Глаголы восприятия:</text:p>
      <text:list xml:id="list1865588074" text:style-name="L15">
        <text:list-item>
          <text:p text:style-name="P455">see — видеть;</text:p>
        </text:list-item>
        <text:list-item>
          <text:p text:style-name="P455">hear — слышать;</text:p>
        </text:list-item>
        <text:list-item>
          <text:p text:style-name="P455">feel — чувствовать;</text:p>
        </text:list-item>
        <text:list-item>
          <text:p text:style-name="P455">taste — чувствовать вкус (пробовать);</text:p>
        </text:list-item>
        <text:list-item>
          <text:p text:style-name="P455">smell — чувствовать запах (нюхать).</text:p>
        </text:list-item>
      </text:list>
      <text:p text:style-name="P132"/>
      <text:p text:style-name="P133">Глаголы для выражения мнения:</text:p>
      <text:list xml:id="list2133595310" text:style-name="L16">
        <text:list-item>
          <text:p text:style-name="P456">belive — верить;</text:p>
        </text:list-item>
        <text:list-item>
          <text:p text:style-name="P456">doubt — сомневаться;</text:p>
        </text:list-item>
        <text:list-item>
          <text:p text:style-name="P456">think — думать.</text:p>
        </text:list-item>
      </text:list>
      <text:p text:style-name="P132"/>
      <text:p text:style-name="P133">Глаголы, показывающие состояние мыслей:</text:p>
      <text:list xml:id="list881143904" text:style-name="L17">
        <text:list-item>
          <text:p text:style-name="P457">forget — забывать;</text:p>
        </text:list-item>
        <text:list-item>
          <text:p text:style-name="P457">imagine — представлять;</text:p>
        </text:list-item>
        <text:list-item>
          <text:p text:style-name="P457">know — знать;</text:p>
        </text:list-item>
        <text:list-item>
          <text:p text:style-name="P457">understand — понимать.</text:p>
        </text:list-item>
      </text:list>
      <text:p text:style-name="P132"/>
      <text:p text:style-name="P134">Глаголы, указывающие на эмоции и желания:</text:p>
      <text:list xml:id="list3282361249" text:style-name="L18">
        <text:list-item>
          <text:p text:style-name="P458">love — любить;</text:p>
        </text:list-item>
        <text:list-item>
          <text:p text:style-name="P458">like — нравиться;</text:p>
        </text:list-item>
        <text:list-item>
          <text:p text:style-name="P458">hate — ненавидеть;</text:p>
        </text:list-item>
        <text:list-item>
          <text:p text:style-name="P458">hope — надеяться;</text:p>
        </text:list-item>
        <text:list-item>
          <text:p text:style-name="P458">want — хотеть;</text:p>
        </text:list-item>
        <text:list-item>
          <text:p text:style-name="P458">wish — желать.</text:p>
        </text:list-item>
      </text:list>
      <text:p text:style-name="P135"/>
      <text:p text:style-name="P134">Другие глаголы:</text:p>
      <text:list xml:id="list1043836468" text:style-name="L19">
        <text:list-item>
          <text:p text:style-name="P459">look — выглядеть;</text:p>
        </text:list-item>
        <text:list-item>
          <text:p text:style-name="P459">have — иметь.</text:p>
        </text:list-item>
      </text:list>
      <text:p text:style-name="P135"/>
      <text:p text:style-name="P62">I think Amy is a strange girl. - Я думаю, Эмми странная девушка.</text:p>
      <text:p text:style-name="P62">Do you know this man? - Вы знаете этого мужчину?</text:p>
      <text:p text:style-name="P62">You look great! - Ты выглядишь отлично!</text:p>
      <text:p text:style-name="P153"/>
      <text:p text:style-name="P153">Present Perfect</text:p>
      <text:p text:style-name="P136"/>
      <text:p text:style-name="P253"><text:span text:style-name="T218">У</text:span><text:span text:style-name="T214">казывает на дейсвтие совершенное когда-то в прошлом, но подчеркивает, что результат важен сейчас </text:span><text:span text:style-name="T215">(т. е. к какому результату в итоге это привело)</text:span><text:span text:style-name="T214">.</text:span></text:p>
      <text:p text:style-name="P137"/>
      <text:p text:style-name="P255"><text:span text:style-name="T214">С</text:span><text:span text:style-name="T217">остоит и</text:span><text:span text:style-name="T219">з </text:span><text:span text:style-name="T220">2х частей:</text:span><text:span text:style-name="T217"> вспомогат</text:span><text:span text:style-name="T220">ельного</text:span><text:span text:style-name="T217"> глагола </text:span><text:span text:style-name="T156">have</text:span><text:span text:style-name="T217"> (который привязывает действие </text:span></text:p>
      <text:p text:style-name="P255"><text:span text:style-name="T217">к настоящему) и смыслового глагола в 3й форме (</text:span><text:span text:style-name="T221">переводится как «сделанный»</text:span><text:span text:style-name="T217">).</text:span></text:p>
      <text:p text:style-name="P140"/>
      <text:p text:style-name="P253"><text:span text:style-name="T214">На русский язык Present Perfect переводится в прошлом </text:span><text:span text:style-name="T216">(иногда настоящ</text:span><text:span text:style-name="T218">и</text:span><text:span text:style-name="T216">м, </text:span><text:span text:style-name="T218">для удобства</text:span><text:span text:style-name="T216">)</text:span><text:span text:style-name="T214">, </text:span></text:p>
      <text:p text:style-name="P141">а в английском принадлежит к катергории настоящих времен.</text:p>
      <text:p text:style-name="P140"/>
      <text:p text:style-name="P21"><text:span text:style-name="T327">I </text:span><text:span text:style-name="T331">have</text:span><text:span text:style-name="T321"> already </text:span><text:span text:style-name="T331">seen</text:span><text:span text:style-name="T321"> this movie. </text:span><text:span text:style-name="T328">—</text:span><text:span text:style-name="T321"> Я уже видел этот фильм (просмотрел, т. е. опыт).</text:span></text:p>
      <text:p text:style-name="P21"><text:span text:style-name="T321">You </text:span><text:span text:style-name="T331">have</text:span><text:span text:style-name="T321"> </text:span><text:span text:style-name="T331">broken</text:span><text:span text:style-name="T321"> the vase. </text:span><text:span text:style-name="T328">— </text:span><text:span text:style-name="T321">Ты разбил вазу. (есть очевидный результат, кот. случился ранее) </text:span></text:p>
      <text:p text:style-name="P22"><text:span text:style-name="T329">It`s the fitst time I </text:span><text:span text:style-name="T332">have</text:span><text:span text:style-name="T329"> </text:span><text:span text:style-name="T332">driven</text:span><text:span text:style-name="T329"> a car — Это впервые, когда я веду машину. (в настоящем)</text:span></text:p>
      <text:p text:style-name="P138"/>
      <text:p text:style-name="P145"/>
      <text:p text:style-name="P145"><text:soft-page-break/>Как проявляется результат:</text:p>
      <text:list xml:id="list2484762859" text:style-name="L20">
        <text:list-item>
          <text:p text:style-name="P473"><text:span text:style-name="T237">это </text:span><text:span text:style-name="T236">очевидные изменения;</text:span></text:p>
        </text:list-item>
        <text:list-item>
          <text:p text:style-name="P472"><text:span text:style-name="T215">полученный </text:span><text:span text:style-name="T219">ранее</text:span><text:span text:style-name="T215"> опыт или впечатления;</text:span></text:p>
        </text:list-item>
        <text:list-item>
          <text:p text:style-name="P460">недавно произошедшие события или новая информация.</text:p>
          <text:p text:style-name="P460"/>
        </text:list-item>
      </text:list>
      <text:p text:style-name="P142">Также Present Perfect используют, если что-то произошло впервые:</text:p>
      <text:p text:style-name="P139"/>
      <text:p text:style-name="P60">It`s the first time something has happend. - Этой первый раз, когда что-то произошло.</text:p>
      <text:p text:style-name="P60">(вместо first можно указать любое порядковое число: second, third)</text:p>
      <text:p text:style-name="P139"/>
      <text:p text:style-name="P142">Present Perferct — яркий пример того, что нельзя переводить английские </text:p>
      <text:p text:style-name="P142">предложения слово в слово:</text:p>
      <text:p text:style-name="P142"/>
      <text:p text:style-name="P20"><text:span text:style-name="T320">I have done. </text:span><text:span text:style-name="T326">—</text:span><text:span text:style-name="T320"> Я сделал (</text:span><text:span text:style-name="T335">досл. </text:span><text:span text:style-name="T320">Я имею сделанным).</text:span></text:p>
      <text:p text:style-name="P63"/>
      <text:p text:style-name="P163">Есть 2 варианта образования 3й формы глагола:</text:p>
      <text:list xml:id="list2690382863" text:style-name="L21">
        <text:list-item>
          <text:p text:style-name="P461">если глагол правильный, то добавляем к его начальной форме окончание <text:span text:style-name="T109">-ed</text:span>;</text:p>
        </text:list-item>
        <text:list-item>
          <text:p text:style-name="P461">если неправильный, то находим в таблице неправильных глаголов.</text:p>
        </text:list-item>
      </text:list>
      <text:p text:style-name="P164"/>
      <text:p text:style-name="P322"><text:span text:style-name="T238">Н</text:span><text:span text:style-name="T239">еправильны</text:span><text:span text:style-name="T238">й</text:span><text:span text:style-name="T239"> глагол </text:span><text:span text:style-name="T238">это </text:span><text:span text:style-name="T239">тот, который во 2й или 3й форме </text:span><text:span text:style-name="T253">записывается</text:span><text:span text:style-name="T239"> </text:span><text:span text:style-name="T253">по особенному</text:span><text:span text:style-name="T239">. </text:span></text:p>
      <text:p text:style-name="P165">Самые популярные неправильные глаголы нужно заучить (см. таблицу ниже).</text:p>
      <text:p text:style-name="P164"/>
      <text:p text:style-name="P167">Слова-маячки Present Perfect:</text:p>
      <text:list xml:id="list1256438781" text:style-name="L22">
        <text:list-item>
          <text:p text:style-name="P462">just — только что;</text:p>
        </text:list-item>
        <text:list-item>
          <text:p text:style-name="P462">already — уже;</text:p>
        </text:list-item>
        <text:list-item>
          <text:p text:style-name="P462">yet — еще не;</text:p>
        </text:list-item>
      </text:list>
      <text:p text:style-name="P169"/>
      <text:p text:style-name="P323"><text:span text:style-name="T162">Just</text:span><text:span text:style-name="T240"> и </text:span><text:span text:style-name="T162">already</text:span><text:span text:style-name="T240"> используются в утверждениях. </text:span><text:span text:style-name="T162">Yet</text:span><text:span text:style-name="T240"> — в вопросах и отрицаниях</text:span><text:span text:style-name="T241">. </text:span></text:p>
      <text:p text:style-name="P324"><text:span text:style-name="T241">(</text:span><text:span text:style-name="T161">already</text:span><text:span text:style-name="T236"> также можно ставить в вопросах).</text:span></text:p>
      <text:p text:style-name="P171"/>
      <text:p text:style-name="P170">Место <text:span text:style-name="T109">just</text:span>, <text:span text:style-name="T109">already</text:span> в предложении — между <text:span text:style-name="T109">have</text:span> и 3й формой глагола. </text:p>
      <text:p text:style-name="P170">Слово <text:span text:style-name="T109">yet</text:span> стоит в конце предложения.</text:p>
      <text:p text:style-name="P168"/>
      <text:p text:style-name="P64">I have <text:span text:style-name="T311">just</text:span> eaten a sandwich. <text:span text:style-name="T361">—</text:span> Я только что съел бутерброд.</text:p>
      <text:p text:style-name="P64">We have n<text:span text:style-name="T364">o</text:span>t finished <text:span text:style-name="T311">yet</text:span>. <text:span text:style-name="T361">—</text:span> Мы еще не закончили.</text:p>
      <text:p text:style-name="P166"/>
      <text:p text:style-name="P172">Другие указатели времени:</text:p>
      <text:list xml:id="list4215534182" text:style-name="L23">
        <text:list-item>
          <text:p text:style-name="P463">ever — когда либо;</text:p>
        </text:list-item>
        <text:list-item>
          <text:p text:style-name="P463">never — никогда;</text:p>
        </text:list-item>
        <text:list-item>
          <text:p text:style-name="P463">recently — в последнее время;</text:p>
        </text:list-item>
        <text:list-item>
          <text:p text:style-name="P463">these days — в последние дни;</text:p>
        </text:list-item>
        <text:list-item>
          <text:p text:style-name="P463">словосочетание с this (this mornig, this week).</text:p>
        </text:list-item>
      </text:list>
      <text:p text:style-name="P171"/>
      <text:p text:style-name="P171">Место <text:span text:style-name="T109">ever</text:span>, <text:span text:style-name="T109">never</text:span> — перед 3й формой глагола, <text:span text:style-name="T363">а</text:span> <text:span text:style-name="T109">recently</text:span>, <text:span text:style-name="T109">these days</text:span> и </text:p>
      <text:p text:style-name="P171">словосочетания с <text:span text:style-name="T109">this</text:span> — в конце предложения.</text:p>
      <text:p text:style-name="P171"/>
      <text:p text:style-name="P65">I <text:span text:style-name="T364">ha</text:span>ve <text:span text:style-name="T311">never</text:span> been to New York. <text:span text:style-name="T362">— </text:span>Я никогда не был в Нью Йорке.</text:p>
      <text:p text:style-name="P65">I <text:span text:style-name="T364">ha</text:span>ve worked a lot <text:span text:style-name="T311">these days</text:span>. <text:span text:style-name="T362">—</text:span> Я много работал в эти дни.</text:p>
      <text:p text:style-name="P173"/>
      <text:p text:style-name="P158"/>
      <text:p text:style-name="P409">Отрицания в Present Perfect</text:p>
      <text:p text:style-name="P174"/>
      <text:p text:style-name="P175">Используются, когда хотят сказать:</text:p>
      <text:list xml:id="list1342042782" text:style-name="L24">
        <text:list-item>
          <text:p text:style-name="P464">об отсутствии ожидаемого результата;</text:p>
        </text:list-item>
        <text:list-item>
          <text:p text:style-name="P464">о том, чего автор никогда не делал или не испытывал.</text:p>
        </text:list-item>
      </text:list>
      <text:p text:style-name="P174"/>
      <text:p text:style-name="P174">Для этого ставится частица <text:span text:style-name="T109">not</text:span> после вспомогательного глагола <text:span text:style-name="T109">have</text:span>.</text:p>
      <text:p text:style-name="P174"/>
      <text:p text:style-name="P174">Также отрицательным считается предложение со словом <text:span text:style-name="T109">never</text:span>, которое передает отрицательный контекст.</text:p>
      <text:p text:style-name="P174"/>
      <text:p text:style-name="P326"><text:span text:style-name="T242">В </text:span><text:span text:style-name="T236">отрицаниях почти всегда используется сокращенная форма глагола — </text:span><text:span text:style-name="T161">haven`t</text:span><text:span text:style-name="T236">.</text:span></text:p>
      <text:p text:style-name="P327"><text:span text:style-name="T254">Сокращени</text:span><text:span text:style-name="T286">е</text:span><text:span text:style-name="T254"> </text:span><text:span text:style-name="T164">`ve not</text:span><text:span text:style-name="T254"> не используется.</text:span></text:p>
      <text:p text:style-name="P174"/>
      <text:p text:style-name="P66">I have<text:span text:style-name="T103">n</text:span><text:span text:style-name="T107">`</text:span><text:span text:style-name="T103">t</text:span> expected that. <text:span text:style-name="T362">—</text:span> Я этого не ожидал.</text:p>
      <text:p text:style-name="P66">I<text:span text:style-name="T364">`</text:span>ve <text:span text:style-name="T103">never</text:span> seen this movie before. <text:span text:style-name="T362">— </text:span>Я до этого не видел этот фильм. </text:p>
      <text:p text:style-name="P66"/>
      <text:p text:style-name="P150">Вопросы в Present Perfect</text:p>
      <text:p text:style-name="P67"/>
      <text:p text:style-name="P177">Используются, если хоят узнать:</text:p>
      <text:list xml:id="list3883374301" text:style-name="L25">
        <text:list-item>
          <text:p text:style-name="P465">сделано ли дело к этом моменту, каким образом оно сделано;</text:p>
        </text:list-item>
        <text:list-item>
          <text:p text:style-name="P474"><text:span text:style-name="T254">имеет ли человек определенный опыт </text:span><text:span text:style-name="T252">или совершил ли он </text:span><text:span text:style-name="T255">нужное</text:span><text:span text:style-name="T252"> действие</text:span><text:span text:style-name="T254">;</text:span></text:p>
        </text:list-item>
      </text:list>
      <text:p text:style-name="P176"/>
      <text:p text:style-name="P327">Для этого используется уже знакомая схема. Глагол <text:span text:style-name="T109">have</text:span> ставится перед по<text:span text:style-name="T370">д</text:span>л<text:span text:style-name="T370">е</text:span>ж<text:span text:style-name="T370">а</text:span>щим.</text:p>
      <text:p text:style-name="P327"/>
      <text:p text:style-name="P68">Why have you done it? <text:span text:style-name="T362">—</text:span> Зачем ты это сделал?</text:p>
      <text:p text:style-name="P68">Have you ever been to Rome? <text:span text:style-name="T362">—</text:span> Вы бывали в Риме?</text:p>
      <text:p text:style-name="P68"/>
      <text:p text:style-name="P151">Present Perfect Continuous</text:p>
      <text:p text:style-name="P178"/>
      <text:p text:style-name="P180">Для того, чтобы использовать, нужно чтобы совпало сразу несколько условий:</text:p>
      <text:list xml:id="list3010753220" text:style-name="L26">
        <text:list-item>
          <text:p text:style-name="P475"><text:span text:style-name="T243">действие не закончено либо закончено не</text:span><text:span text:style-name="T247">давно</text:span><text:span text:style-name="T243">;</text:span></text:p>
        </text:list-item>
        <text:list-item>
          <text:p text:style-name="P475"><text:span text:style-name="T243">известн</text:span><text:span text:style-name="T247">а его продолжительность </text:span><text:span text:style-name="T261">(обычно из контекста предложения)</text:span><text:span text:style-name="T247">.</text:span></text:p>
        </text:list-item>
      </text:list>
      <text:p text:style-name="P179"/>
      <text:p text:style-name="P182">Схема состоит из 3х частей: вспомогательного глагола <text:span text:style-name="T109">have</text:span>, слова <text:span text:style-name="T109">been</text:span> </text:p>
      <text:p text:style-name="P182">и смыслового глагола с окончанием <text:span text:style-name="T109">-ing</text:span>. </text:p>
      <text:p text:style-name="P182"/>
      <text:p text:style-name="P340"><text:span text:style-name="T236">На русский </text:span><text:span text:style-name="T245">язык </text:span><text:span text:style-name="T223">Present Perfect Continuous</text:span><text:span text:style-name="T229"> </text:span><text:span text:style-name="T236">переводится настоящим временем</text:span></text:p>
      <text:p text:style-name="P331"><text:span text:style-name="T244">(редко в прошлом). </text:span><text:span text:style-name="T245">При этом все 3 части </text:span><text:span text:style-name="T246">переводятся</text:span><text:span text:style-name="T245"> одним словом.</text:span></text:p>
      <text:p text:style-name="P181"/>
      <text:p text:style-name="P23"><text:span text:style-name="T320">I </text:span><text:span text:style-name="T331">have been learning</text:span><text:span text:style-name="T320"> English for 2 years. </text:span><text:span text:style-name="T336">—</text:span><text:span text:style-name="T320"> Я </text:span><text:span text:style-name="T331">учу</text:span><text:span text:style-name="T320"> английский уже 2 года (и еще не закончил).</text:span></text:p>
      <text:p text:style-name="P23"><text:span text:style-name="T320">We </text:span><text:span text:style-name="T331">have been cleaning</text:span><text:span text:style-name="T320"> the flat the whole morning. </text:span><text:span text:style-name="T336">— </text:span><text:span text:style-name="T320">Мы </text:span><text:span text:style-name="T331">убирали</text:span><text:span text:style-name="T320"> </text:span><text:span text:style-name="T337">квартиру все утро.</text:span></text:p>
      <text:p text:style-name="P183"/>
      <text:p text:style-name="P184">Формы глагола <text:span text:style-name="T109">have</text:span> <text:span text:style-name="T109">verb-ing</text:span> (подобно <text:span text:style-name="T109">am/is/are verb-ing</text:span>, как в Continuous) не существует.</text:p>
      <text:p text:style-name="P184">Если у смыслового глагола окончание<text:span text:style-name="T109"> -ing</text:span>, то <text:span text:style-name="T109">have</text:span> применяется только с <text:span text:style-name="T109">been</text:span>.</text:p>
      <text:p text:style-name="P184"/>
      <text:p text:style-name="P332"><text:span text:style-name="T247">С</text:span><text:span text:style-name="T236">лова-маячки Present Perfect Continuous:</text:span></text:p>
      <text:list xml:id="list3491652222" text:style-name="L27">
        <text:list-item>
          <text:p text:style-name="P466">for — в течении;</text:p>
        </text:list-item>
        <text:list-item>
          <text:p text:style-name="P466">since — с какого-то времени;</text:p>
        </text:list-item>
        <text:list-item>
          <text:p text:style-name="P466">how long — как долго.</text:p>
        </text:list-item>
      </text:list>
      <text:p text:style-name="P185"><text:soft-page-break/>Дополнительно могут использоваться указатели периода:</text:p>
      <text:list xml:id="list1421943815" text:style-name="L28">
        <text:list-item>
          <text:p text:style-name="P467">all — весь (день/год);</text:p>
        </text:list-item>
        <text:list-item>
          <text:p text:style-name="P467">the whole — целый (день/вечер); </text:p>
        </text:list-item>
      </text:list>
      <text:p text:style-name="P181"/>
      <text:p text:style-name="P24"><text:span text:style-name="T320">He</text:span><text:span text:style-name="T338">`</text:span><text:span text:style-name="T321">s been playing</text:span><text:span text:style-name="T320"> for an hour. — Он </text:span><text:span text:style-name="T321">играет</text:span><text:span text:style-name="T320"> уже час </text:span><text:span text:style-name="T338">(в течении часа).</text:span></text:p>
      <text:p text:style-name="P25"><text:span text:style-name="T338">W</text:span><text:span text:style-name="T320">e`</text:span><text:span text:style-name="T321">ve been staying</text:span><text:span text:style-name="T320"> in this hotel since Tuesday. </text:span><text:span text:style-name="T339">— </text:span><text:span text:style-name="T320">Мы </text:span><text:span text:style-name="T321">находимся</text:span><text:span text:style-name="T320"> в этом отеле со вторника.</text:span></text:p>
      <text:p text:style-name="P186"/>
      <text:p text:style-name="P336"><text:span text:style-name="T248">В утверждениях глагол </text:span><text:span text:style-name="T163">have</text:span><text:span text:style-name="T248"> </text:span><text:span text:style-name="T249">часто</text:span><text:span text:style-name="T248"> сокращают до </text:span><text:span text:style-name="T163">`ve</text:span><text:span text:style-name="T248">, а </text:span><text:span text:style-name="T163">has</text:span><text:span text:style-name="T248"> — до </text:span><text:span text:style-name="T163">`s</text:span><text:span text:style-name="T248"> (лего перепутать с </text:span><text:span text:style-name="T163">is</text:span><text:span text:style-name="T248">, посему здесь вспомогательный глагол можно понять только по контексту).</text:span></text:p>
      <text:p text:style-name="P187"/>
      <text:p text:style-name="P334"><text:span text:style-name="T248">Е</text:span><text:span text:style-name="T236">сли используется глагол </text:span><text:span text:style-name="T161">be</text:span><text:span text:style-name="T236"> или глаголы состояния, которые не стоят в Continuous</text:span><text:span text:style-name="T258">,</text:span><text:span text:style-name="T236"> </text:span></text:p>
      <text:p text:style-name="P188">то предложение будет в Present Perfect. </text:p>
      <text:p text:style-name="P188"/>
      <text:p text:style-name="P28"><text:span text:style-name="T321">I </text:span><text:span text:style-name="T331">have known </text:span><text:span text:style-name="T321">(</text:span><text:span text:style-name="T330">а </text:span><text:span text:style-name="T321">не have been knowing)</text:span><text:span text:style-name="T320"> Alice for 3 years. </text:span><text:span text:style-name="T248">—</text:span><text:span text:style-name="T320"> Я </text:span><text:span text:style-name="T331">знаю</text:span><text:span text:style-name="T320"> Алису уже 3 года </text:span></text:p>
      <text:p text:style-name="P29"><text:span text:style-name="T320">I </text:span><text:span text:style-name="T331">haven`t seen</text:span><text:span text:style-name="T320"> Mary for years. </text:span><text:span text:style-name="T338">— </text:span><text:span text:style-name="T320">Я н</text:span><text:span text:style-name="T331">е видел</text:span><text:span text:style-name="T320"> Мэри много лет. </text:span></text:p>
      <text:p text:style-name="P188"/>
      <text:p text:style-name="P337"><text:span text:style-name="T257">Present Perfect Continuous можно упрощать до Present Perfect с пом</text:span><text:span text:style-name="T256">.</text:span><text:span text:style-name="T257"> глаголов </text:span><text:span text:style-name="T165">live</text:span><text:span text:style-name="T257"> </text:span><text:span text:style-name="T256">и</text:span><text:span text:style-name="T257"> </text:span><text:span text:style-name="T165">work</text:span><text:span text:style-name="T257">:</text:span></text:p>
      <text:p text:style-name="P27"><text:span text:style-name="T340">I</text:span><text:span text:style-name="T320">`ve </text:span><text:span text:style-name="T331">been working</text:span><text:span text:style-name="T320"> here for 2 years → I`ve </text:span><text:span text:style-name="T331">worked</text:span><text:span text:style-name="T320"> here for 2 years. </text:span><text:span text:style-name="T341">(смысл одинаковый)</text:span></text:p>
      <text:p text:style-name="P187"/>
      <text:p text:style-name="P7"><text:span text:style-name="T248">О</text:span><text:span text:style-name="T236">трицания в Present Perfect Continuous</text:span></text:p>
      <text:p text:style-name="P189"/>
      <text:p text:style-name="P333"><text:span text:style-name="T249">Использу</text:span><text:span text:style-name="T250">ю</text:span><text:span text:style-name="T249">тся, чтобы сказать, что что-то не происходит в течении указанного времени.</text:span></text:p>
      <text:p text:style-name="P190">Для этого добавляется частица <text:span text:style-name="T109">not</text:span> после вспомогательного глагола <text:span text:style-name="T109">have</text:span>.</text:p>
      <text:p text:style-name="P190"/>
      <text:p text:style-name="P26"><text:span text:style-name="T320">I </text:span><text:span text:style-name="T321">have not been waiting</text:span><text:span text:style-name="T320"> long. </text:span><text:span text:style-name="T339">—</text:span><text:span text:style-name="T320"> Я </text:span><text:span text:style-name="T321">не жду</text:span><text:span text:style-name="T320"> долго.</text:span></text:p>
      <text:p text:style-name="P181"/>
      <text:p text:style-name="P8"><text:span text:style-name="T236">Вопросы </text:span><text:span text:style-name="T251">в Present Perfect Continuous</text:span><text:span text:style-name="T236"> </text:span></text:p>
      <text:p text:style-name="P181"/>
      <text:p text:style-name="P191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191"/>
      <text:p text:style-name="P41"><text:span text:style-name="T320">Have you been waiting long? </text:span><text:span text:style-name="T339">— </text:span><text:span text:style-name="T320">Вы давно ждете? </text:span></text:p>
      <text:p text:style-name="P41"><text:span text:style-name="T320">How long have you been waiting? </text:span><text:span text:style-name="T339">—</text:span><text:span text:style-name="T320"> Как долго вы ждете?</text:span></text:p>
      <text:p text:style-name="P159"/>
      <text:p text:style-name="P159"><text:span text:style-name="T373">Прошедшее. </text:span>Past</text:p>
      <text:p text:style-name="P192"/>
      <text:p text:style-name="P208">Past Perfect и Past Perfect Continuous относительно редки и <text:span text:style-name="T382">в</text:span> рамках начального курса </text:p>
      <text:p text:style-name="P208">не проходятся. <text:span text:style-name="T374">В художественной литературе почти всегда используется Past Simple.</text:span></text:p>
      <text:p text:style-name="P192"/>
      <text:p text:style-name="P154">Past Simple</text:p>
      <text:p text:style-name="P193"/>
      <text:p text:style-name="P195">Используется, чтобы:</text:p>
      <text:list xml:id="list2901516088" text:style-name="L29">
        <text:list-item>
          <text:p text:style-name="P476"><text:span text:style-name="T259">сообщить факты </text:span><text:span text:style-name="T260">прошлого,</text:span><text:span text:style-name="T259"> рассказать историю, </text:span><text:span text:style-name="T267">биографию</text:span><text:span text:style-name="T259">; </text:span></text:p>
        </text:list-item>
        <text:list-item>
          <text:p text:style-name="P468">описать действие из прошлого, результат которого не важен в настоящем.</text:p>
        </text:list-item>
      </text:list>
      <text:p text:style-name="P194"/>
      <text:p text:style-name="P341"><text:span text:style-name="T261">Для этого использются глаголы во 2й форме. </text:span><text:span text:style-name="T262">Вторая форма правильного глагола образуется добавлением окончания </text:span><text:span text:style-name="T166">-ed</text:span><text:span text:style-name="T262">. </text:span><text:span text:style-name="T270">Ф</text:span><text:span text:style-name="T262">орма </text:span><text:span text:style-name="T270">неправильного глагола </text:span><text:span text:style-name="T262">находится в таблице.</text:span></text:p>
      <text:p text:style-name="P194"/>
      <text:p text:style-name="P30"><text:span text:style-name="T320">Mozart </text:span><text:span text:style-name="T331">lived</text:span><text:span text:style-name="T320"> from 1756 to 1791 — Моцарт </text:span><text:span text:style-name="T331">жил</text:span><text:span text:style-name="T320"> с 1756 по 1791 год (факт прошлого). </text:span></text:p>
      <text:p text:style-name="P30"><text:span text:style-name="T320">I </text:span><text:span text:style-name="T331">visited</text:span><text:span text:style-name="T320"> my parents yesterday — Вчера я </text:span><text:span text:style-name="T331">навещал</text:span><text:span text:style-name="T320"> родителей (действие из прошлого).</text:span></text:p>
      <text:p text:style-name="P259"/>
      <text:p text:style-name="P260"><text:soft-page-break/>Если глагол заканчивается на глухой звук, то <text:span text:style-name="T109">-ed</text:span> читается как <text:span text:style-name="T109">t</text:span>, а если на звконкий </text:p>
      <text:p text:style-name="P260">согласный или на гласный звук — то как <text:span text:style-name="T109">d</text:span>: <text:span text:style-name="T109">worked [воркт], played [плэйд]</text:span>.</text:p>
      <text:p text:style-name="P339"/>
      <text:p text:style-name="P258">Если глагол заканчивается на <text:span text:style-name="T109">d </text:span>или <text:span text:style-name="T109">t</text:span>, то <text:span text:style-name="T109">-ed</text:span> читается как <text:span text:style-name="T109">id</text:span>: <text:span text:style-name="T109">recorded [рикодид]</text:span>. </text:p>
      <text:p text:style-name="P261">Если глагол заканчивается на <text:span text:style-name="T109">-e</text:span>, то её не надо писать 2 раза: <text:span text:style-name="T109">chase</text:span> → <text:span text:style-name="T109">chased</text:span>.</text:p>
      <text:p text:style-name="P339"/>
      <text:p text:style-name="P338">Слова-маячки Past Simple:</text:p>
      <text:list xml:id="list4270973670" text:style-name="L30">
        <text:list-item>
          <text:p text:style-name="P477">ago — <text:span text:style-name="T375">тому назад</text:span>;</text:p>
        </text:list-item>
        <text:list-item>
          <text:p text:style-name="P478">last — <text:span text:style-name="T375">прошлый</text:span>;</text:p>
        </text:list-item>
        <text:list-item>
          <text:p text:style-name="P469">yesterday — вчера;</text:p>
        </text:list-item>
      </text:list>
      <text:p text:style-name="P198"/>
      <text:p text:style-name="P344"><text:span text:style-name="T268">Past Simple часто путают с Present Perfect, потому что на русский они переводятся </text:span><text:span text:style-name="T269">почти</text:span><text:span text:style-name="T268"> одинаково. Главное отличие в том, что Present Perfect всегда будет сообщать доп</text:span><text:span text:style-name="T269">олнительную</text:span><text:span text:style-name="T268"> информацию, указывающ</text:span><text:span text:style-name="T269">ую </text:span><text:span text:style-name="T268">на настоящее время </text:span><text:span text:style-name="T269">(</text:span><text:span text:style-name="T270">чтобы сообщить</text:span><text:span text:style-name="T269"> результат).</text:span></text:p>
      <text:p text:style-name="P205"/>
      <text:p text:style-name="P206">Past Simple используется когда известен момент в прошлом. Если мы знаешь, </text:p>
      <text:p text:style-name="P206">когда произошло событие, то Present Perfect использовать нельзя.</text:p>
      <text:p text:style-name="P206"/>
      <text:p text:style-name="P75">Tom has lost his key — Том потерал ключ (у него сейчас нет ключа, </text:p>
      <text:p text:style-name="P75">потому что он его потерян).</text:p>
      <text:p text:style-name="P75"/>
      <text:p text:style-name="P75">Tom lost his key last weak — Том потерял ключ на прошлой неделе </text:p>
      <text:p text:style-name="P75">(не важно, есть у него ключ или нет).</text:p>
      <text:p text:style-name="P199"/>
      <text:p text:style-name="P203">В английском, если вопрос задается в настоящем, то и ответ должен быть в настоящем. </text:p>
      <text:p text:style-name="P203">Если вопрос в прошлом, то ответ также должен быть в прошлом.</text:p>
      <text:p text:style-name="P203"/>
      <text:p text:style-name="P203">Но если вопрос был в Present Perfect, а в ответе дается информация, когда именно это случилось, тогда необходимо отвечать в Past Simple.</text:p>
      <text:p text:style-name="P203"/>
      <text:p text:style-name="P73">Have you already started to learn English? Yes, I started to learn it 3 month ago — </text:p>
      <text:p text:style-name="P73">Ты уже начал учить английский? Да, 3 месяца назад (информация о времени).</text:p>
      <text:p text:style-name="P72"/>
      <text:p text:style-name="P204">Если вопрос содержит слово <text:span text:style-name="T109">when</text:span>, то он автоматически привязывает нас к моменту </text:p>
      <text:p text:style-name="P204">в прошлом. <text:span text:style-name="T381">Поэтому Present Perfect в вопросах с </text:span><text:span text:style-name="T124">when</text:span><text:span text:style-name="T381"> не используется.</text:span></text:p>
      <text:p text:style-name="P204"/>
      <text:p text:style-name="P74">Have you met him before? <text:span text:style-name="T380">—</text:span> Вы раньше с ним встречались?</text:p>
      <text:p text:style-name="P74">When did you meet him? <text:span text:style-name="T380">—</text:span> Когда вы встречались с ним?</text:p>
      <text:p text:style-name="P199"/>
      <text:p text:style-name="P160">Отрицания и вопросы в Past Simple</text:p>
      <text:p text:style-name="P197"/>
      <text:p text:style-name="P346"><text:span text:style-name="T262">Отрицание представляет связку </text:span><text:span text:style-name="T166">did</text:span><text:span text:style-name="T262"> с частицей </text:span><text:span text:style-name="T166">not</text:span><text:span text:style-name="T262">, </text:span><text:span text:style-name="T272">которая ставится перед смысловым глаголом в начальной форме. </text:span><text:span text:style-name="T263">Обычно </text:span><text:span text:style-name="T272">эта связка</text:span><text:span text:style-name="T263"> сокращается до </text:span><text:span text:style-name="T167">didn`t</text:span><text:span text:style-name="T263">.</text:span></text:p>
      <text:p text:style-name="P212"/>
      <text:p text:style-name="P346"><text:span text:style-name="T271">В вопросах </text:span><text:span text:style-name="T262">вспомогательный глагол </text:span><text:span text:style-name="T166">did</text:span><text:span text:style-name="T262"> используется </text:span><text:span text:style-name="T272">по тем же грамматическим </text:span></text:p>
      <text:p text:style-name="P346"><text:span text:style-name="T272">правилам</text:span><text:span text:style-name="T262">, </text:span><text:span text:style-name="T263">как</text:span><text:span text:style-name="T262"> </text:span><text:span text:style-name="T166">do</text:span><text:span text:style-name="T262"> для Present Simple. </text:span></text:p>
      <text:p text:style-name="P196"/>
      <text:p text:style-name="P69"><text:span text:style-name="T311">Did</text:span> you <text:span text:style-name="T311">go</text:span> to Los Angeles last week? - Ты <text:span text:style-name="T311">ездил</text:span> в Лос Анжелес на прошлой неделе?</text:p>
      <text:p text:style-name="P69">I <text:span text:style-name="T311">didn`t go</text:span> to Los Angeles, I <text:span text:style-name="T311">went</text:span> to Bostom — Я <text:span text:style-name="T311">не ездил</text:span> в Лос Анжелес, я <text:span text:style-name="T311">ездил</text:span> в Бостон.</text:p>
      <text:p text:style-name="P155"/>
      <text:p text:style-name="P155"/>
      <text:p text:style-name="P412"><text:span text:style-name="T230">Глаголы </text:span><text:span text:style-name="T159">d</text:span><text:span text:style-name="T160">o</text:span><text:span text:style-name="T230"> и </text:span><text:span text:style-name="T159">b</text:span><text:span text:style-name="T160">e</text:span><text:span text:style-name="T230"> </text:span><text:span text:style-name="T232">в </text:span><text:span text:style-name="T233">Past</text:span><text:span text:style-name="T232"> Simple</text:span></text:p>
      <text:p text:style-name="P194"/>
      <text:p text:style-name="P201">Глагол <text:span text:style-name="T109">did</text:span> это 2я форма глагола <text:span text:style-name="T109">do</text:span> (в прошедшем времени). </text:p>
      <text:p text:style-name="P201"><text:span text:style-name="T376">Когда появ</text:span><text:span text:style-name="T378">л</text:span><text:span text:style-name="T376">яется глагол </text:span><text:span text:style-name="T125">be</text:span><text:span text:style-name="T378"> (</text:span><text:span text:style-name="T126">was/were</text:span><text:span text:style-name="T378">)</text:span><text:span text:style-name="T376">, то </text:span><text:span text:style-name="T126">did</text:span><text:span text:style-name="T376"> уже не нужно использовать.</text:span></text:p>
      <text:p text:style-name="P200"/>
      <text:p text:style-name="P238"><text:span text:style-name="T264">Глагол be</text:span><text:span text:style-name="T266"> </text:span><text:span text:style-name="T264">в Past Simple имеет 2 формы: </text:span></text:p>
      <text:list xml:id="list211730478" text:style-name="L31">
        <text:list-item>
          <text:p text:style-name="P479"><text:span text:style-name="T264">was — </text:span><text:span text:style-name="T265">если подлежащее в первом лице или множественном числе (</text:span><text:span text:style-name="T168">I, you, we, they</text:span><text:span text:style-name="T265">);</text:span></text:p>
        </text:list-item>
        <text:list-item>
          <text:p text:style-name="P470">were — если подлежащее в третьем лице, единственном числе (<text:span text:style-name="T109">he, she, it</text:span>).</text:p>
        </text:list-item>
      </text:list>
      <text:p text:style-name="P202"/>
      <text:p text:style-name="P31"><text:span text:style-name="T342">I </text:span><text:span text:style-name="T321">was</text:span><text:span text:style-name="T320"> satisfied with my work — Я </text:span><text:span text:style-name="T321">был</text:span><text:span text:style-name="T320"> доволен своей работой.</text:span></text:p>
      <text:p text:style-name="P71"/>
      <text:p text:style-name="P32"><text:span text:style-name="T321">Was</text:span><text:span text:style-name="T320"> the weather good at the weekend? No, it </text:span><text:span text:style-name="T321">wasn`t</text:span><text:span text:style-name="T320"> — </text:span></text:p>
      <text:p text:style-name="P32"><text:span text:style-name="T320">Погода </text:span><text:span text:style-name="T321">была</text:span><text:span text:style-name="T320"> хорош</text:span><text:span text:style-name="T343">ая</text:span><text:span text:style-name="T320"> на выходных? Нет.</text:span></text:p>
      <text:p text:style-name="P70"/>
      <text:p text:style-name="P156">Past Continuous</text:p>
      <text:p text:style-name="P207"/>
      <text:p text:style-name="P349"><text:span text:style-name="T274">О</text:span><text:span text:style-name="T273">значает процесс или незаконченное действие, которое привязано к точному моменту </text:span></text:p>
      <text:p text:style-name="P349"><text:span text:style-name="T273">в </text:span><text:span text:style-name="T304">прошлом</text:span><text:span text:style-name="T273"> (т. е. действие происходило и не было закончено).</text:span></text:p>
      <text:p text:style-name="P209"/>
      <text:p text:style-name="P348"><text:span text:style-name="T273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277">обсуждаемая ситуация</text:span><text:span text:style-name="T273">).</text:span></text:p>
      <text:p text:style-name="P209"/>
      <text:p text:style-name="P350"><text:span text:style-name="T274">Состоит из 2х частей: вспомогательного глагола </text:span><text:span text:style-name="T169">be</text:span><text:span text:style-name="T274"> (</text:span><text:span text:style-name="T275">формы как в Past Simple</text:span><text:span text:style-name="T274">) и смыслового глагола с окончанием </text:span><text:span text:style-name="T169">-ing</text:span><text:span text:style-name="T274">. </text:span><text:span text:style-name="T273">На русский переводится глаголом в прошедшем времени.</text:span></text:p>
      <text:p text:style-name="P211"/>
      <text:p text:style-name="P76">Last Sunday at 5 I <text:span text:style-name="T311">was having</text:span> dinner with my friends — В прошлое воскресенье в 5 </text:p>
      <text:p text:style-name="P76">я <text:span text:style-name="T311">ужинал</text:span> со своими друзьями (привязка к точному моменту в прошлом).</text:p>
      <text:p text:style-name="P210"/>
      <text:p text:style-name="P34"><text:span text:style-name="T344">My parents </text:span><text:span text:style-name="T333">were watching</text:span><text:span text:style-name="T344"> TV when I came home yesterday — Мои родители </text:span><text:span text:style-name="T333">смотрели</text:span><text:span text:style-name="T344"> телевизор, когда я пришел вчера домой (незаконченное действие </text:span><text:span text:style-name="T345">в тот момент</text:span><text:span text:style-name="T344">).</text:span></text:p>
      <text:p text:style-name="P77"/>
      <text:p text:style-name="P350"><text:span text:style-name="T275">В отрицаниях и вопросах </text:span><text:span text:style-name="T276">глагол </text:span><text:span text:style-name="T170">be</text:span><text:span text:style-name="T275"> ведет себя точно так же, как и </text:span><text:span text:style-name="T276">для</text:span><text:span text:style-name="T275"> Past Simple:</text:span></text:p>
      <text:p text:style-name="P35"><text:span text:style-name="T346">W</text:span><text:span text:style-name="T320">e weren`t reading — Мы не читали (именно тогда). Was I running? — Я бежал?</text:span></text:p>
      <text:p text:style-name="P79"/>
      <text:p text:style-name="P215">В одном предложении часто используются Past Continuous и Past Simple одновременно.</text:p>
      <text:p text:style-name="P353"><text:span text:style-name="T278">Действие, длящееся какое-то время (</text:span><text:span text:style-name="T279">Past Continuous</text:span><text:span text:style-name="T278">) может прерываться более коротким действием (</text:span><text:span text:style-name="T279">Past Simple</text:span><text:span text:style-name="T284">)</text:span><text:span text:style-name="T278"> </text:span><text:span text:style-name="T282">либо другим Past Continuous </text:span><text:span text:style-name="T285">(смотреть по контексту)</text:span><text:span text:style-name="T282">.</text:span></text:p>
      <text:p text:style-name="P213"/>
      <text:p text:style-name="P351"><text:span text:style-name="T278">В этом случае предложение может содержать слово </text:span><text:span text:style-name="T171">while</text:span><text:span text:style-name="T278"> </text:span><text:span text:style-name="T280">(в то время, как)</text:span><text:span text:style-name="T278"> в той части, которая относится к <text:s/></text:span><text:span text:style-name="T279">Past Continuous, </text:span><text:span text:style-name="T278">либо </text:span><text:span text:style-name="T171">when</text:span><text:span text:style-name="T278">, там, где используется Past Simple.</text:span></text:p>
      <text:p text:style-name="P213"/>
      <text:p text:style-name="P36"><text:span text:style-name="T334">While</text:span><text:span text:style-name="T347"> I was working in the garden, I </text:span><text:span text:style-name="T348">kicked</text:span><text:span text:style-name="T347"> my leg — Пока я работал в саду, я </text:span><text:span text:style-name="T349">пнул</text:span><text:span text:style-name="T347"> ногу.</text:span></text:p>
      <text:p text:style-name="P37"><text:span text:style-name="T320">I was working in the garden </text:span><text:span text:style-name="T331">when</text:span><text:span text:style-name="T320"> I kicked my leg — </text:span><text:span text:style-name="T348">Я работал в саду, когда </text:span><text:span text:style-name="T349">пнул</text:span><text:span text:style-name="T348"> ногу</text:span><text:span text:style-name="T320">.</text:span></text:p>
      <text:p text:style-name="P80"/>
      <text:p text:style-name="P38"><text:span text:style-name="T331">While</text:span><text:span text:style-name="T320"> Tom was reading, Amely was watching a documentary on TV — Пока </text:span><text:span text:style-name="T350">Т</text:span><text:span text:style-name="T320">ом читал, </text:span></text:p>
      <text:p text:style-name="P81">Эмили смотрела документальный фильм по телевизору.</text:p>
      <text:p text:style-name="P216"/>
      <text:p text:style-name="P352"><text:span text:style-name="T283">Если действия происходят не одновременно, а следуют одно за другим</text:span><text:span text:style-name="T281">, то в этом </text:span></text:p>
      <text:p text:style-name="P214">случае нужно использовать <text:span text:style-name="T385">только</text:span> Past Simple.</text:p>
      <text:p text:style-name="P214"/>
      <text:p text:style-name="P78">I saw Jane in the street yesterday. I stopped and said hello — Я увидел Джейн вчера на улице. </text:p>
      <text:p text:style-name="P78">Я остановился и поздоровался (сказал «привет»).</text:p>
      <text:p text:style-name="P162"><text:soft-page-break/>Будущие. Future</text:p>
      <text:p text:style-name="P98"/>
      <text:p text:style-name="P103">В английском языке о будущем можно говорить не только с помощью формы Future, но и </text:p>
      <text:p text:style-name="P359"><text:span text:style-name="T299">с помощью </text:span><text:span text:style-name="T303">формы</text:span><text:span text:style-name="T299"> </text:span><text:span text:style-name="T301">Present</text:span><text:span text:style-name="T299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02"/>
      <text:p text:style-name="P358"><text:span text:style-name="T300">Другие варианты Future (кроме </text:span><text:span text:style-name="T302">Future </text:span><text:span text:style-name="T300">Simple) используются редко, </text:span><text:span text:style-name="T302">т. к.</text:span><text:span text:style-name="T300"> они громоздкие и довольно неудобные. В современном английском можно обойтись без них.</text:span></text:p>
      <text:p text:style-name="P102"/>
      <text:p text:style-name="P356"><text:span text:style-name="T86">На будущ</text:span><text:span text:style-name="T87">и</text:span><text:span text:style-name="T86">е могут также указы</text:span><text:span text:style-name="T87">вать</text:span><text:span text:style-name="T86"> модальные глаголы </text:span><text:span text:style-name="T88">и оборот </text:span><text:span text:style-name="T49">be going to</text:span><text:span text:style-name="T89">, </text:span><text:span text:style-name="T88">который </text:span></text:p>
      <text:p text:style-name="P356"><text:span text:style-name="T88">в основном</text:span><text:span text:style-name="T89"> встречается </text:span><text:span text:style-name="T88">в разговорной речи и нередко используется вместо Future Simple.</text:span></text:p>
      <text:p text:style-name="P102"/>
      <text:p text:style-name="P220">Present Continuous в значении будущего</text:p>
      <text:p text:style-name="P104"/>
      <text:p text:style-name="P104">Используется, чтобы сказать о личных планах. В предложении обычно указывается дата </text:p>
      <text:p text:style-name="P104">или время, связанные с будущим. Переводить можно как будущим так и настоящим.</text:p>
      <text:p text:style-name="P104"/>
      <text:p text:style-name="P303">What are you doing on Satureday? <text:span text:style-name="T108">—</text:span> Что ты делаешь в субботу? (какие у тебя планы?)</text:p>
      <text:p text:style-name="P304">I am flying to London tomorrow — <text:span text:style-name="T386">Завтра я лечу в Лондон (личный план)</text:span></text:p>
      <text:p text:style-name="P304"/>
      <text:p text:style-name="P262">Present Simple в значении будущего</text:p>
      <text:p text:style-name="P305"/>
      <text:p text:style-name="P105"><text:span text:style-name="T94">Используется, чтобы сказать о том, что </text:span><text:span text:style-name="T96">что-то </text:span><text:span text:style-name="T94">должно произойти по рассписанию, либо </text:span></text:p>
      <text:p text:style-name="P105"><text:span text:style-name="T94">о собственном графике. </text:span><text:span text:style-name="T95">Переводить можно как будущим так и настоящим.</text:span></text:p>
      <text:p text:style-name="P270"/>
      <text:p text:style-name="P270">Ключевое отличие от Present Continuous в том, что расписание не зависит от говорящего, </text:p>
      <text:p text:style-name="P354"><text:span text:style-name="T58">т. е. речь может идти </text:span><text:span text:style-name="T59">о </text:span><text:span text:style-name="T58">рассписании транспорта, сеансов в кино и т. </text:span><text:span text:style-name="T59">п</text:span><text:span text:style-name="T58">.</text:span></text:p>
      <text:p text:style-name="P270"/>
      <text:p text:style-name="P306">My airplane flies at 6 o`clock tomorrow — Мой самолет летит завтра в 6 (рассписание)</text:p>
      <text:p text:style-name="P369"><text:span text:style-name="T31">What time do you finish work tommorow? </text:span><text:span text:style-name="T32">— </text:span><text:span text:style-name="T31">В какое время ты заканчиваешь работу завтра?</text:span></text:p>
      <text:p text:style-name="P308"/>
      <text:p text:style-name="P263">Оборот <text:span text:style-name="T109">be going to</text:span></text:p>
      <text:p text:style-name="P271"/>
      <text:p text:style-name="P355"><text:span text:style-name="T60">Подразумевает, что человек говорит не о спонтанном решении что-либо сделать, </text:span><text:span text:style-name="T63">а о заранее </text:span><text:span text:style-name="T64">продуманных</text:span><text:span text:style-name="T63"> действиях. </text:span><text:span text:style-name="T60">На русский переводится как «собираюсь сделать».</text:span></text:p>
      <text:p text:style-name="P271"/>
      <text:p text:style-name="P107"><text:span text:style-name="T93">Чтобы использовать, нужно поставить глагол </text:span><text:span text:style-name="T31">be</text:span><text:span text:style-name="T93"> в форму </text:span><text:span text:style-name="T31">am/is/are</text:span><text:span text:style-name="T93">, а смысловой глагол оставить в начальной форме, после </text:span><text:span text:style-name="T31">going to</text:span><text:span text:style-name="T93">.</text:span></text:p>
      <text:p text:style-name="P271"/>
      <text:p text:style-name="P307">I`m going to meet my friends tomorrow — Я собираюсь встретиться с друзьями завтра.</text:p>
      <text:p text:style-name="P368"><text:span text:style-name="T26">I`m going to go</text:span><text:span text:style-name="T102"> out after I finish my work — Я собираюсь погулять после, как закончу работу.</text:span></text:p>
      <text:p text:style-name="P271"/>
      <text:p text:style-name="P357"><text:span text:style-name="T60">В разговорной </text:span><text:span text:style-name="T64">стиле</text:span><text:span text:style-name="T61"> </text:span><text:span text:style-name="T62">этот </text:span><text:span text:style-name="T61">оборот </text:span><text:span text:style-name="T60">очень часто </text:span><text:span text:style-name="T64">записывается</text:span><text:span text:style-name="T60"> как </text:span><text:span text:style-name="T33">gonna</text:span><text:span text:style-name="T60"> </text:span><text:span text:style-name="T33">[гона].</text:span></text:p>
      <text:p text:style-name="P309"/>
      <text:p text:style-name="P108"><text:span text:style-name="T93">Также его используют, когда очевидно, что вот-вот случится какое-то действие. В этом случае </text:span><text:span text:style-name="T31">be goin to </text:span><text:span text:style-name="T93">передает оттенок неизбежности происходящего и применяется по отношению </text:span></text:p>
      <text:p text:style-name="P272">к постороннему человеку или объетку.</text:p>
      <text:p text:style-name="P272"/>
      <text:p text:style-name="P310">Look! He`s going to fall — Смотри! Он сейчас упадет.</text:p>
      <text:p text:style-name="P310">The sky is dark. It`s going to rain — Небо темное. Сейчас пойдет дождь.</text:p>
      <text:p text:style-name="P310"/>
      <text:p text:style-name="P264"/>
      <text:p text:style-name="P264"><text:soft-page-break/>Future Simple</text:p>
      <text:p text:style-name="P273"/>
      <text:p text:style-name="P360"><text:span text:style-name="T65">Сообщает о будущих, еще не случившихся событиях. </text:span><text:span text:style-name="T66">Эта форма говорит о том, что человек сделает что-то в будущем, но решение он принял в момент речи, </text:span><text:span text:style-name="T67">т. е. описывает не спланированные, а спонтанные дейсвтия. </text:span></text:p>
      <text:p text:style-name="P275"/>
      <text:p text:style-name="P360"><text:span text:style-name="T68">В</text:span><text:span text:style-name="T67"> предложени</text:span><text:span text:style-name="T68">ях</text:span><text:span text:style-name="T67"> </text:span><text:span text:style-name="T68">будут </text:span><text:span text:style-name="T67">часто </text:span><text:span text:style-name="T68">попадаться слова</text:span><text:span text:style-name="T67">, </text:span><text:span text:style-name="T68">выражающие</text:span><text:span text:style-name="T67"> мнение: <text:s/></text:span><text:span text:style-name="T34">I think </text:span><text:span text:style-name="T35">(я думаю)</text:span><text:span text:style-name="T34">, </text:span></text:p>
      <text:p text:style-name="P360"><text:span text:style-name="T34">I`m sure </text:span><text:span text:style-name="T35">(я уверен), I hope (я надеюсь), </text:span><text:span text:style-name="T34">probably (возможно).</text:span><text:span text:style-name="T35"> </text:span></text:p>
      <text:p text:style-name="P278"/>
      <text:p text:style-name="P274">Схема состоит из 2х частей: вспомогательного глагола <text:span text:style-name="T109">will </text:span><text:span text:style-name="T390">(заменяет </text:span><text:span text:style-name="T127">do/did</text:span><text:span text:style-name="T390">)</text:span> и смыслового глагола в начальной форме. <text:span text:style-name="T109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109">not</text:span>.</text:p>
      <text:p text:style-name="P274"/>
      <text:p text:style-name="P274">В речи и на письме <text:span text:style-name="T109">will</text:span> обычно сокращается до <text:span text:style-name="T109">`ll</text:span>, а отрицание <text:span text:style-name="T109">will</text:span> <text:span text:style-name="T109">not</text:span> д<text:span text:style-name="T389">о</text:span> <text:span text:style-name="T109">won`t</text:span>.</text:p>
      <text:p text:style-name="P274"/>
      <text:p text:style-name="P311">We <text:span text:style-name="T311">will</text:span> proobably <text:span text:style-name="T311">meet</text:span> soon — Мы, возможно, скоро <text:span text:style-name="T311">встретимся</text:span>.</text:p>
      <text:p text:style-name="P311">I hope everything <text:span text:style-name="T311">will be</text:span> fine — Надеюсь, все <text:span text:style-name="T311">будет </text:span>хорошо.</text:p>
      <text:p text:style-name="P311"><text:span text:style-name="T311">Will</text:span> you <text:span text:style-name="T311">be</text:span> at home toworrow? No, I won`t — <text:span text:style-name="T388">Ты </text:span><text:span text:style-name="T313">будешь</text:span><text:span text:style-name="T388"> завтра дома? Нет</text:span>.</text:p>
      <text:p text:style-name="P274"/>
      <text:p text:style-name="P277">Чтобы правильно подобрать нужную форму, нужно отталкиваться от контекста:</text:p>
      <text:list xml:id="list3959069166" text:style-name="L32">
        <text:list-item>
          <text:p text:style-name="P423">I will do — я сделаю (считаю/верю, что сделаю это);</text:p>
        </text:list-item>
        <text:list-item>
          <text:p text:style-name="P424">I am doing — я сделаю (потому что уже спланировал это);</text:p>
        </text:list-item>
        <text:list-item>
          <text:p text:style-name="P424">I am going to do — я собираюсь сделать (ключевое слово «собираюсь»).</text:p>
        </text:list-item>
      </text:list>
      <text:p text:style-name="P276"/>
      <text:p text:style-name="P426">Нередко, вместо will используется модальный глагол might:</text:p>
      <text:p text:style-name="P426"><text:span text:style-name="T132">I might do it — Наверное, я сделаю это.</text:span></text:p>
      <text:p text:style-name="P312"/>
      <text:p text:style-name="P265">Модальные глаголы</text:p>
      <text:p text:style-name="P313"/>
      <text:p text:style-name="P280">Это особенные глаголы, которые одновременно:</text:p>
      <text:list xml:id="list588194726" text:style-name="L33">
        <text:list-item>
          <text:p text:style-name="P427">передают смысл (используются как смысловые глаголы);</text:p>
        </text:list-item>
        <text:list-item>
          <text:p text:style-name="P427">передают время (привязывают дейсвтие к какому-то времени);</text:p>
        </text:list-item>
        <text:list-item>
          <text:p text:style-name="P427">используются по тем же правилами, что и вспомогательные глаголы.</text:p>
        </text:list-item>
      </text:list>
      <text:p text:style-name="P279"/>
      <text:p text:style-name="P279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279">а в отрицаниях используются вместе с частицей <text:span text:style-name="T109">not</text:span>.</text:p>
      <text:p text:style-name="P279"/>
      <text:p text:style-name="P364"><text:span text:style-name="T71">Модальные глаголы не имеют окончаний и дополнительных форм <text:s/>(не меняются в зависимости от подлежащего). После модального глагола почти всегда </text:span><text:span text:style-name="T72">идет</text:span><text:span text:style-name="T71"> смысловой глагол в начальной форме, без частицы </text:span><text:span text:style-name="T38">to</text:span><text:span text:style-name="T71">.</text:span></text:p>
      <text:p text:style-name="P279"/>
      <text:p text:style-name="P286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286"/>
      <text:p text:style-name="P370"><text:span text:style-name="T57">Основные модальные глаголы: </text:span><text:span text:style-name="T31">can, could, must, might, may, should, would, will, shall</text:span><text:span text:style-name="T57">.</text:span></text:p>
      <text:p text:style-name="P370"><text:span text:style-name="T85">М</text:span><text:span text:style-name="T57">одальные конструкции: </text:span><text:span text:style-name="T31">be able to, have to, used to</text:span><text:span text:style-name="T57">.</text:span></text:p>
      <text:p text:style-name="P413"><text:span text:style-name="T92">Глаголы </text:span><text:span text:style-name="T50">w</text:span><text:span text:style-name="T51">ill</text:span><text:span text:style-name="T90"> и </text:span><text:span text:style-name="T50">s</text:span><text:span text:style-name="T51">hall</text:span></text:p>
      <text:p text:style-name="P287"/>
      <text:p text:style-name="P371"><text:span text:style-name="T57">В Future Simple </text:span><text:span text:style-name="T31">will</text:span><text:span text:style-name="T57"> используется как вспомогательный глагол. Но иногда он также</text:span></text:p>
      <text:p text:style-name="P371"><text:span text:style-name="T57">используется как модальный глагол. Это касается ситуац</text:span><text:span text:style-name="T69">и</text:span><text:span text:style-name="T57">й, когда нужно предложить свою помощь либо обратиться за помощью самому.</text:span></text:p>
      <text:p text:style-name="P288"/>
      <text:p text:style-name="P314">You luggage is heavy. I`ll help you — У вас тяжелый багаж. Я помогу вам.</text:p>
      <text:p text:style-name="P314">Will you help me? — Ты мне поможешь?</text:p>
      <text:p text:style-name="P288"/>
      <text:p text:style-name="P363"><text:span text:style-name="T69">Ситуации с </text:span><text:span text:style-name="T36">will</text:span><text:span text:style-name="T69"> переводятся будущим, а с </text:span><text:span text:style-name="T36">won`t </text:span><text:span text:style-name="T69">— настоящим. </text:span><text:span text:style-name="T36">Won`t</text:span><text:span text:style-name="T69"> означает </text:span></text:p>
      <text:p text:style-name="P282">«отказывается» (не смотря на мои ожидание, действие не происходит).</text:p>
      <text:p text:style-name="P281"/>
      <text:p text:style-name="P315">What`s wrong? My Car won`t start — Что случилось? Моя машина не заводится. </text:p>
      <text:p text:style-name="P315">(отказывается заводиться)</text:p>
      <text:p text:style-name="P281"/>
      <text:p text:style-name="P362"><text:span text:style-name="T70">Модальный глагол </text:span><text:span text:style-name="T37">shall</text:span><text:span text:style-name="T70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37">will</text:span><text:span text:style-name="T70">.</text:span></text:p>
      <text:p text:style-name="P283"/>
      <text:p text:style-name="P362"><text:span text:style-name="T70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37">I</text:span><text:span text:style-name="T70"> или </text:span><text:span text:style-name="T37">we</text:span><text:span text:style-name="T70">.</text:span></text:p>
      <text:p text:style-name="P283"/>
      <text:p text:style-name="P316">Shall I close the door? - Я закрою дверь? (вы не против, если я закрою дверь?)</text:p>
      <text:p text:style-name="P39"><text:span text:style-name="T97">S</text:span><text:span text:style-name="T93">hall we dance? - Потанцуем? (вы не против потанцевать?)</text:span></text:p>
      <text:p text:style-name="P281"/>
      <text:p text:style-name="P266"><text:span text:style-name="T399">Глаголы </text:span><text:span text:style-name="T129">c</text:span><text:span text:style-name="T109">an</text:span> и <text:span text:style-name="T129">c</text:span><text:span text:style-name="T109">ould</text:span></text:p>
      <text:p text:style-name="P283"/>
      <text:p text:style-name="P241"><text:span text:style-name="T72">Can переводится как «умею», «могу», «смогу». </text:span><text:span text:style-name="T74">Он может передавать следующие значения:</text:span></text:p>
      <text:list xml:id="list3533416353" text:style-name="L34">
        <text:list-item>
          <text:p text:style-name="P480"><text:span text:style-name="T72">у</text:span><text:span text:style-name="T74">мственные или физические возможности, умение что-то сделать;</text:span></text:p>
        </text:list-item>
        <text:list-item>
          <text:p text:style-name="P428">разрешение или запрет что-то cделать;</text:p>
        </text:list-item>
        <text:list-item>
          <text:p text:style-name="P428">просьба или предложение о помощи;</text:p>
        </text:list-item>
        <text:list-item>
          <text:p text:style-name="P428">неуверенность в совершении действия (в вопросах).</text:p>
        </text:list-item>
      </text:list>
      <text:p text:style-name="P284"/>
      <text:p text:style-name="P284"><text:span text:style-name="T109">Can</text:span> с частицей <text:span text:style-name="T109">not</text:span> в основном пишется либо слитно — <text:span text:style-name="T109">cannot</text:span>, либо сокращенно — <text:span text:style-name="T109">can`t</text:span>.</text:p>
      <text:p text:style-name="P365"><text:span text:style-name="T39">Can</text:span><text:span text:style-name="T73">, как и другие модальные глаголы, не имеет окончания </text:span><text:span text:style-name="T39">-s</text:span><text:span text:style-name="T73"> в 3м лице единственного числа.</text:span><text:span text:style-name="T72"> </text:span></text:p>
      <text:p text:style-name="P366"><text:span text:style-name="T72">После </text:span><text:span text:style-name="T40">can/</text:span><text:span text:style-name="T42">could</text:span><text:span text:style-name="T72"> используется глагол в начальной форме. </text:span></text:p>
      <text:p text:style-name="P285"/>
      <text:p text:style-name="P40"><text:span text:style-name="T98">H</text:span><text:span text:style-name="T93">e can understand my English — Он может понимать мой английский.</text:span></text:p>
      <text:p text:style-name="P317">You can`t smoke here — Ты не можешь сдесь курить.</text:p>
      <text:p text:style-name="P317">Can I help you? - Я могу вам помочь?</text:p>
      <text:p text:style-name="P289"/>
      <text:p text:style-name="P372"><text:span text:style-name="T72">В </text:span><text:span text:style-name="T57">разговорной речи </text:span><text:span text:style-name="T31">can</text:span><text:span text:style-name="T57"> широко используется именно, когда нужно спросить разрешение </text:span></text:p>
      <text:p text:style-name="P372"><text:span text:style-name="T57">что-то сделать (2й пункт). </text:span><text:span text:style-name="T75">В этом значении можно использовать также </text:span><text:span text:style-name="T41">could</text:span><text:span text:style-name="T75"> и </text:span><text:span text:style-name="T41">may</text:span><text:span text:style-name="T75">, которые являются более официальными вариантами. В просьбах эти модальные глаголы использ. </text:span></text:p>
      <text:p text:style-name="P290">в качестве вежливой формы при обращении к незнакомым людям.</text:p>
      <text:p text:style-name="P291"/>
      <text:p text:style-name="P318">Could I use your phone? / May I use your phone? - Я мог бы воспольз. вашим телефоном?</text:p>
      <text:p text:style-name="P285"/>
      <text:p text:style-name="P373"><text:span text:style-name="T31">Could [куд] </text:span><text:span text:style-name="T57">переводится как «мог», «мог бы» и является прошедшей формой от </text:span><text:span text:style-name="T31">can</text:span><text:span text:style-name="T57">. </text:span></text:p>
      <text:p text:style-name="P292">Его следует использовать, когда мы говорим о том, что что-то умели или могли в прошлом.</text:p>
      <text:p text:style-name="P292"/>
      <text:p text:style-name="P319">I could read at the age of 4 — Я мог читать в 4 года.</text:p>
      <text:p text:style-name="P319">This story could be true — Эта история могла бы быть правдой.</text:p>
      <text:p text:style-name="P267"><text:soft-page-break/><text:span text:style-name="T396">К</text:span>онструкция <text:span text:style-name="T109">be able to</text:span></text:p>
      <text:p text:style-name="P293"/>
      <text:p text:style-name="P294">Дублирует по значению модальные глаголы <text:span text:style-name="T109">can/could</text:span>. Говорит о возможности </text:p>
      <text:p text:style-name="P294">соверишить действие. Смысловой глагол после <text:span text:style-name="T109">be able to</text:span> идет в начальной форме.</text:p>
      <text:p text:style-name="P299">В настоящем времени <text:span text:style-name="T394">заменяется модальным глаголом </text:span><text:span text:style-name="T128">can</text:span>.</text:p>
      <text:p text:style-name="P294"/>
      <text:p text:style-name="P295">В этой конструкции глагол <text:span text:style-name="T109">be</text:span> передает время:</text:p>
      <text:list xml:id="list3161849814" text:style-name="L35">
        <text:list-item>
          <text:p text:style-name="P429">am/is/are able to — могу/может/могут (есть возможность);</text:p>
        </text:list-item>
        <text:list-item>
          <text:p text:style-name="P429">was/were able to — смог/смогли;</text:p>
        </text:list-item>
        <text:list-item>
          <text:p text:style-name="P429">will be able to — смогу/сможет/смогут.</text:p>
        </text:list-item>
      </text:list>
      <text:p text:style-name="P296"/>
      <text:p text:style-name="P481"><text:span text:style-name="T43">B</text:span><text:span text:style-name="T44">e able to</text:span><text:span text:style-name="T76"> передает оттенок </text:span><text:span text:style-name="T77">того, что </text:span><text:span text:style-name="T80">человек</text:span><text:span text:style-name="T77"> обычно не может сделать, но именно тогда </text:span></text:p>
      <text:p text:style-name="P481"><text:span text:style-name="T77">смог (в прошедшем) или сможет (в будущем).</text:span><text:span text:style-name="T76"> </text:span><text:span text:style-name="T77">Т</text:span><text:span text:style-name="T76">. е. не «мог</text:span><text:span text:style-name="T77">у</text:span><text:span text:style-name="T76">», а «</text:span><text:span text:style-name="T77">смогу</text:span><text:span text:style-name="T76">».</text:span></text:p>
      <text:p text:style-name="P297"/>
      <text:p text:style-name="P320">Stacey talked rather quickly, but I was able to understand her — Стэйси говорила довольно быстро, но я смог понять её.</text:p>
      <text:p text:style-name="P320"/>
      <text:p text:style-name="P320">If I learn French, I will be able to understand it — Если я буду учить французский, </text:p>
      <text:p text:style-name="P320">я смогу понимать его.</text:p>
      <text:p text:style-name="P320"/>
      <text:p text:style-name="P268"><text:span text:style-name="T399">Глаголы </text:span><text:span text:style-name="T129">m</text:span><text:span text:style-name="T109">ight</text:span> и <text:span text:style-name="T129">m</text:span><text:span text:style-name="T109">ay</text:span></text:p>
      <text:p text:style-name="P320"/>
      <text:p text:style-name="P482"><text:span text:style-name="T78">Модальный глагол </text:span><text:span text:style-name="T47">might [майт]</text:span><text:span text:style-name="T78"> переводится как «может» или «мог бы», </text:span><text:span text:style-name="T85">а</text:span><text:span text:style-name="T402"> т</text:span>акже <text:span text:style-name="T78">наречием </text:span><text:span text:style-name="T83">«возможно», «вероятно», </text:span><text:span text:style-name="T84">«должно быть», </text:span><text:span text:style-name="T83">«наверное»</text:span><text:span text:style-name="T78">.</text:span></text:p>
      <text:p text:style-name="P300"/>
      <text:p text:style-name="P301">Он указывает на вероятность того, что ситуация может происходить сейчас или произойти </text:p>
      <text:p text:style-name="P301">в ближайшем будущем. Является синонимом фразе <text:span text:style-name="T109">it is possible that</text:span> (возможно, что).</text:p>
      <text:p text:style-name="P301"/>
      <text:p text:style-name="P106"><text:span text:style-name="T99">После </text:span><text:span text:style-name="T45">might</text:span><text:span text:style-name="T99"> используется глагол в начальной форме. </text:span></text:p>
      <text:p text:style-name="P106"><text:span text:style-name="T99">Сокращенная форма для </text:span><text:span text:style-name="T45">might</text:span><text:span text:style-name="T99"> </text:span><text:span text:style-name="T45">not</text:span><text:span text:style-name="T99"> выглядит как </text:span><text:span text:style-name="T45">mightn`t [майтэнт]</text:span><text:span text:style-name="T99">.</text:span></text:p>
      <text:p text:style-name="P439"/>
      <text:p text:style-name="P374"><text:span text:style-name="T31">Look at the sky. It might rain — Посмотри на небо. Возможно </text:span><text:span text:style-name="T46">пойдет дождь.</text:span></text:p>
      <text:p text:style-name="P375"><text:span text:style-name="T46">M</text:span><text:span text:style-name="T31">ight Tom call in the evening? - Том может позвонить вечером? (может</text:span><text:span text:style-name="T48"> ли он позвонить</text:span><text:span text:style-name="T31">?)</text:span></text:p>
      <text:p text:style-name="P320"/>
      <text:p text:style-name="P367"><text:span text:style-name="T78">Модальный глагол </text:span><text:span text:style-name="T47">may</text:span><text:span text:style-name="T78"> в современном английском используется </text:span><text:span text:style-name="T79">редко</text:span><text:span text:style-name="T78">. Но его часто применяют, когда нужно предложить помощь незнакомому человеку. Переводится он как «иметь возможность» и по сути </text:span><text:span text:style-name="T79">взаимозаменяем с</text:span><text:span text:style-name="T78"> </text:span><text:span text:style-name="T47">might</text:span><text:span text:style-name="T78">.</text:span></text:p>
      <text:p text:style-name="P321"/>
      <text:p text:style-name="P321">May I help you, sir? Я могу вам помочь, сэр? (имею ли я возможность вам помочь?)</text:p>
      <text:p text:style-name="P298"/>
      <text:p text:style-name="P269"><text:span text:style-name="T400">Глагол </text:span><text:span text:style-name="T131">m</text:span><text:span text:style-name="T109">ust</text:span></text:p>
      <text:p text:style-name="P302"/>
      <text:p text:style-name="P430">Это один из самых распространенных в речи модальных глаголов. <text:span text:style-name="T398">И</text:span>спользуется <text:s/>в настоящем времени. Переводится как «должен», «обязан» или «должно быть», «<text:span text:style-name="T396">наверное»</text:span>.</text:p>
      <text:p text:style-name="P430"/>
      <text:p text:style-name="P483"><text:span text:style-name="T81">П</text:span><text:span text:style-name="T74">ереда</text:span><text:span text:style-name="T81">ет</text:span><text:span text:style-name="T74"> следующие значения</text:span><text:span text:style-name="T82">:</text:span></text:p>
      <text:list xml:id="list4061974453" text:style-name="L36">
        <text:list-item>
          <text:p text:style-name="P433">необходимость, обязанность, долг;</text:p>
        </text:list-item>
        <text:list-item>
          <text:p text:style-name="P433">запрет (в отрицаниях);</text:p>
        </text:list-item>
        <text:list-item>
          <text:p text:style-name="P433">настойчивый совет, приказ.</text:p>
        </text:list-item>
      </text:list>
      <text:p text:style-name="P430"/>
      <text:p text:style-name="P434"/>
      <text:p text:style-name="P485">I must go — Я должен идти. </text:p>
      <text:p text:style-name="P484"><text:span text:style-name="T100">Must we hurry? — Нам нужно торопиться? </text:span><text:span text:style-name="T101">(должны ли мы торопиться?)</text:span></text:p>
      <text:p text:style-name="P440">He must not be at home now — Должно быть он сейчас не дома </text:p>
      <text:p text:style-name="P440">(он не должен сейчас быть дома)</text:p>
      <text:p text:style-name="P435"/>
      <text:p text:style-name="P432">Отрицание <text:span text:style-name="T109">must not</text:span> переводится как «нельзя», «запрещено». Сокращается до <text:span text:style-name="T109">musn`t [мазнт]</text:span>.</text:p>
      <text:p text:style-name="P431">После must используется глагол в начальной форме.</text:p>
      <text:p text:style-name="P430"/>
      <text:p text:style-name="P440">You musn`t park here — Здесь нельзя парковаться.</text:p>
      <text:p text:style-name="P430"/>
      <text:p text:style-name="P436">Когда <text:span text:style-name="T109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440"/>
      <text:p text:style-name="P441">She has worked so hard these days. She <text:span text:style-name="T311">must be</text:span> very tired — </text:p>
      <text:p text:style-name="P441">Она так много работала в эти дни. Она, <text:span text:style-name="T311">наверное</text:span>, очень <text:span text:style-name="T397">уставшая.</text:span></text:p>
      <text:p text:style-name="P442"/>
      <text:p text:style-name="P438">Конструкция <text:span text:style-name="T109">have to</text:span></text:p>
      <text:p text:style-name="P437"/>
      <text:p text:style-name="P410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889593964272">
          <table:table-cell table:style-name="Table7.A1" office:value-type="string">
            <text:p text:style-name="P384"/>
          </table:table-cell>
          <table:table-cell table:style-name="Table7.A1" office:value-type="string">
            <text:p text:style-name="P376">Past</text:p>
          </table:table-cell>
          <table:table-cell table:style-name="Table7.A1" office:value-type="string">
            <text:p text:style-name="P376">Present</text:p>
          </table:table-cell>
          <table:table-cell table:style-name="Table7.D1" office:value-type="string">
            <text:p text:style-name="P376">Future</text:p>
          </table:table-cell>
        </table:table-row>
        <table:table-row table:style-name="TableLine94889592730544">
          <table:table-cell table:style-name="Table7.A2" office:value-type="string">
            <text:p text:style-name="P383">+</text:p>
          </table:table-cell>
          <table:table-cell table:style-name="Table7.A2" office:value-type="string">
            <text:p text:style-name="P402">I/y<text:span text:style-name="T392">ou</text:span>/w<text:span text:style-name="T392">e</text:span>/t<text:span text:style-name="T392">hey</text:span>/he/she/it</text:p>
            <text:p text:style-name="P402">started</text:p>
          </table:table-cell>
          <table:table-cell table:style-name="Table7.A2" office:value-type="string">
            <text:p text:style-name="P394">I/you/we/they start</text:p>
            <text:p text:style-name="P394">He/she/it starts</text:p>
          </table:table-cell>
          <table:table-cell table:style-name="Table7.D2" office:value-type="string">
            <text:p text:style-name="P405">I/y<text:span text:style-name="T392">ou</text:span>/w<text:span text:style-name="T392">e</text:span>/t<text:span text:style-name="T392">hey</text:span>/he/she/it </text:p>
            <text:p text:style-name="P405">will start</text:p>
          </table:table-cell>
        </table:table-row>
        <table:table-row table:style-name="TableLine94889592751216">
          <table:table-cell table:style-name="Table7.A2" office:value-type="string">
            <text:p text:style-name="P377">-</text:p>
          </table:table-cell>
          <table:table-cell table:style-name="Table7.A2" office:value-type="string">
            <text:p text:style-name="P402">I/y<text:span text:style-name="T392">ou</text:span>/w<text:span text:style-name="T392">e</text:span>/t<text:span text:style-name="T392">hey</text:span>/he/she/it</text:p>
            <text:p text:style-name="P402">didn`t start</text:p>
          </table:table-cell>
          <table:table-cell table:style-name="Table7.A2" office:value-type="string">
            <text:p text:style-name="P394">I/you/we/they don`t start</text:p>
            <text:p text:style-name="P394">He/she/it doesn`t start</text:p>
          </table:table-cell>
          <table:table-cell table:style-name="Table7.D2" office:value-type="string">
            <text:p text:style-name="P405">I/y<text:span text:style-name="T392">ou</text:span>/w<text:span text:style-name="T392">e</text:span>/t<text:span text:style-name="T392">hey</text:span>/he/she/it</text:p>
            <text:p text:style-name="P405">won`t start</text:p>
          </table:table-cell>
        </table:table-row>
        <table:table-row table:style-name="TableLine94889592763600">
          <table:table-cell table:style-name="Table7.A2" office:value-type="string">
            <text:p text:style-name="P377">?</text:p>
          </table:table-cell>
          <table:table-cell table:style-name="Table7.A2" office:value-type="string">
            <text:p text:style-name="P403">Did I/y<text:span text:style-name="T392">ou</text:span>/w<text:span text:style-name="T392">e</text:span>/t<text:span text:style-name="T392">hey</text:span>/he</text:p>
            <text:p text:style-name="P403">/she/it start?</text:p>
          </table:table-cell>
          <table:table-cell table:style-name="Table7.A2" office:value-type="string">
            <text:p text:style-name="P394">Do I/you/we/they start?</text:p>
            <text:p text:style-name="P394">Does he/she/it start?</text:p>
          </table:table-cell>
          <table:table-cell table:style-name="Table7.D2" office:value-type="string">
            <text:p text:style-name="P406">Will I/y<text:span text:style-name="T392">ou</text:span>/w<text:span text:style-name="T392">e</text:span>/t<text:span text:style-name="T392">hey</text:span>/he</text:p>
            <text:p text:style-name="P406">/she/it start?</text:p>
          </table:table-cell>
        </table:table-row>
      </table:table>
      <text:p text:style-name="P97"/>
      <text:p text:style-name="P237"><text:span text:style-name="T295">Таблица времен группы Continu</text:span><text:span text:style-name="T296">ou</text:span><text:span text:style-name="T295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889592781840">
          <table:table-cell table:style-name="Table8.A1" office:value-type="string">
            <text:p text:style-name="P393"/>
          </table:table-cell>
          <table:table-cell table:style-name="Table8.A1" office:value-type="string">
            <text:p text:style-name="P376">Past</text:p>
          </table:table-cell>
          <table:table-cell table:style-name="Table8.A1" office:value-type="string">
            <text:p text:style-name="P376">Present</text:p>
          </table:table-cell>
          <table:table-cell table:style-name="Table8.D1" office:value-type="string">
            <text:p text:style-name="P376">Future</text:p>
          </table:table-cell>
        </table:table-row>
        <table:table-row table:style-name="TableLine94889592897040">
          <table:table-cell table:style-name="Table8.A2" office:value-type="string">
            <text:p text:style-name="P377">+</text:p>
          </table:table-cell>
          <table:table-cell table:style-name="Table8.A2" office:value-type="string">
            <text:p text:style-name="P404">I/<text:span text:style-name="T391">he/she/it</text:span> <text:span text:style-name="T391">was starting</text:span></text:p>
            <text:p text:style-name="P404"><text:span text:style-name="T391">Y</text:span><text:span text:style-name="T392">ou</text:span><text:span text:style-name="T391">/w</text:span><text:span text:style-name="T392">e</text:span><text:span text:style-name="T391">/t</text:span><text:span text:style-name="T392">hey</text:span><text:span text:style-name="T391"> were starting</text:span></text:p>
          </table:table-cell>
          <table:table-cell table:style-name="Table8.A2" office:value-type="string">
            <text:p text:style-name="P396">I am starting</text:p>
            <text:p text:style-name="P396">You/we/they are starting</text:p>
            <text:p text:style-name="P396">He/she/it is starting</text:p>
          </table:table-cell>
          <table:table-cell table:style-name="Table8.D2" office:value-type="string">
            <text:p text:style-name="P384"/>
          </table:table-cell>
        </table:table-row>
        <table:table-row table:style-name="TableLine94889592909472">
          <table:table-cell table:style-name="Table8.A2" office:value-type="string">
            <text:p text:style-name="P377">-</text:p>
          </table:table-cell>
          <table:table-cell table:style-name="Table8.A2" office:value-type="string">
            <text:p text:style-name="P405">I/he/she/it wasn`t starting</text:p>
            <text:p text:style-name="P405">Y<text:span text:style-name="T392">ou</text:span>/w<text:span text:style-name="T392">e</text:span>/t<text:span text:style-name="T392">hey</text:span> weren`t starting</text:p>
          </table:table-cell>
          <table:table-cell table:style-name="Table8.A2" office:value-type="string">
            <text:p text:style-name="P396">I`m not starting</text:p>
            <text:p text:style-name="P396">You/we/they aren`t starting</text:p>
            <text:p text:style-name="P396">He/she/it isn`t starting</text:p>
          </table:table-cell>
          <table:table-cell table:style-name="Table8.D2" office:value-type="string">
            <text:p text:style-name="P384"/>
          </table:table-cell>
        </table:table-row>
        <table:table-row table:style-name="TableLine94889592775648">
          <table:table-cell table:style-name="Table8.A2" office:value-type="string">
            <text:p text:style-name="P377">?</text:p>
          </table:table-cell>
          <table:table-cell table:style-name="Table8.A2" office:value-type="string">
            <text:p text:style-name="P405">Was I/he/she/it starting?</text:p>
            <text:p text:style-name="P405">Were y<text:span text:style-name="T392">ou</text:span>/w<text:span text:style-name="T392">e</text:span>/t<text:span text:style-name="T392">hey</text:span> starting?</text:p>
          </table:table-cell>
          <table:table-cell table:style-name="Table8.A2" office:value-type="string">
            <text:p text:style-name="P396">Am I starting?</text:p>
            <text:p text:style-name="P396">Are you/we/they starting?</text:p>
            <text:p text:style-name="P396">Is he/she/it starting?</text:p>
          </table:table-cell>
          <table:table-cell table:style-name="Table8.D2" office:value-type="string">
            <text:p text:style-name="P384"/>
          </table:table-cell>
        </table:table-row>
      </table:table>
      <text:p text:style-name="P97"/>
      <text:p text:style-name="P99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889592941056">
          <table:table-cell table:style-name="Table9.A1" office:value-type="string">
            <text:p text:style-name="P393"/>
          </table:table-cell>
          <table:table-cell table:style-name="Table9.A1" office:value-type="string">
            <text:p text:style-name="P376">Past</text:p>
          </table:table-cell>
          <table:table-cell table:style-name="Table9.A1" office:value-type="string">
            <text:p text:style-name="P376">Present</text:p>
          </table:table-cell>
          <table:table-cell table:style-name="Table9.D1" office:value-type="string">
            <text:p text:style-name="P376">Future</text:p>
          </table:table-cell>
        </table:table-row>
        <table:table-row table:style-name="TableLine94889593042384">
          <table:table-cell table:style-name="Table9.A2" office:value-type="string">
            <text:p text:style-name="P377">+</text:p>
          </table:table-cell>
          <table:table-cell table:style-name="Table9.A2" office:value-type="string">
            <text:p text:style-name="P384"/>
          </table:table-cell>
          <table:table-cell table:style-name="Table9.A2" office:value-type="string">
            <text:p text:style-name="P396">I/you/we/they have started</text:p>
            <text:p text:style-name="P396">He/she/it has started</text:p>
          </table:table-cell>
          <table:table-cell table:style-name="Table9.D2" office:value-type="string">
            <text:p text:style-name="P384"/>
          </table:table-cell>
        </table:table-row>
        <table:table-row table:style-name="TableLine94889593048464">
          <table:table-cell table:style-name="Table9.A2" office:value-type="string">
            <text:p text:style-name="P377">-</text:p>
          </table:table-cell>
          <table:table-cell table:style-name="Table9.A2" office:value-type="string">
            <text:p text:style-name="P384"/>
          </table:table-cell>
          <table:table-cell table:style-name="Table9.A2" office:value-type="string">
            <text:p text:style-name="P396">I/y<text:span text:style-name="T366">ou</text:span>/w<text:span text:style-name="T366">e</text:span>/t<text:span text:style-name="T366">hey</text:span> haven`t started</text:p>
            <text:p text:style-name="P396">He/she/it hasn`t started</text:p>
          </table:table-cell>
          <table:table-cell table:style-name="Table9.D2" office:value-type="string">
            <text:p text:style-name="P384"/>
          </table:table-cell>
        </table:table-row>
        <table:table-row table:style-name="TableLine94889593051856">
          <table:table-cell table:style-name="Table9.A2" office:value-type="string">
            <text:p text:style-name="P377">?</text:p>
          </table:table-cell>
          <table:table-cell table:style-name="Table9.A2" office:value-type="string">
            <text:p text:style-name="P384"/>
          </table:table-cell>
          <table:table-cell table:style-name="Table9.A2" office:value-type="string">
            <text:p text:style-name="P396">Have I/y<text:span text:style-name="T367">ou</text:span>/w<text:span text:style-name="T367">e</text:span>/t<text:span text:style-name="T367">hey</text:span> started?</text:p>
            <text:p text:style-name="P396">Has he/she/it started?</text:p>
          </table:table-cell>
          <table:table-cell table:style-name="Table9.D2" office:value-type="string">
            <text:p text:style-name="P384"/>
          </table:table-cell>
        </table:table-row>
      </table:table>
      <text:p text:style-name="P99"/>
      <text:p text:style-name="P100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89593058480">
          <table:table-cell table:style-name="Table1.A1" office:value-type="string">
            <text:p text:style-name="P395"/>
          </table:table-cell>
          <table:table-cell table:style-name="Table1.A1" office:value-type="string">
            <text:p text:style-name="P378">Past</text:p>
          </table:table-cell>
          <table:table-cell table:style-name="Table1.A1" office:value-type="string">
            <text:p text:style-name="P378">Present</text:p>
          </table:table-cell>
          <table:table-cell table:style-name="Table1.D1" office:value-type="string">
            <text:p text:style-name="P378">Future</text:p>
          </table:table-cell>
        </table:table-row>
        <table:table-row table:style-name="TableLine94889593107728">
          <table:table-cell table:style-name="Table1.A2" office:value-type="string">
            <text:p text:style-name="P378">+</text:p>
          </table:table-cell>
          <table:table-cell table:style-name="Table1.A2" office:value-type="string">
            <text:p text:style-name="P385"/>
          </table:table-cell>
          <table:table-cell table:style-name="Table1.A2" office:value-type="string">
            <text:p text:style-name="P401">I/y<text:span text:style-name="T392">ou</text:span>/w<text:span text:style-name="T392">e</text:span>/t<text:span text:style-name="T392">hey</text:span> have been starting</text:p>
            <text:p text:style-name="P401">He/she/it has been starting</text:p>
          </table:table-cell>
          <table:table-cell table:style-name="Table1.D2" office:value-type="string">
            <text:p text:style-name="P385"/>
          </table:table-cell>
        </table:table-row>
        <table:table-row table:style-name="TableLine94889593120560">
          <table:table-cell table:style-name="Table1.A2" office:value-type="string">
            <text:p text:style-name="P378">-</text:p>
          </table:table-cell>
          <table:table-cell table:style-name="Table1.A2" office:value-type="string">
            <text:p text:style-name="P385"/>
          </table:table-cell>
          <table:table-cell table:style-name="Table1.A2" office:value-type="string">
            <text:p text:style-name="P401">I/y<text:span text:style-name="T392">ou</text:span>/w<text:span text:style-name="T392">e</text:span>/t<text:span text:style-name="T392">hey</text:span> haven`t been starting</text:p>
            <text:p text:style-name="P401">He/she/it hasn`t been starting</text:p>
          </table:table-cell>
          <table:table-cell table:style-name="Table1.D2" office:value-type="string">
            <text:p text:style-name="P385"/>
          </table:table-cell>
        </table:table-row>
        <table:table-row table:style-name="TableLine94889593123776">
          <table:table-cell table:style-name="Table1.A2" office:value-type="string">
            <text:p text:style-name="P378">?</text:p>
          </table:table-cell>
          <table:table-cell table:style-name="Table1.A2" office:value-type="string">
            <text:p text:style-name="P385"/>
          </table:table-cell>
          <table:table-cell table:style-name="Table1.A2" office:value-type="string">
            <text:p text:style-name="P401">Have I/y<text:span text:style-name="T392">ou</text:span>/w<text:span text:style-name="T392">e</text:span>/t<text:span text:style-name="T392">hey</text:span> been starting?</text:p>
            <text:p text:style-name="P401">Has he/she/it been starting?</text:p>
          </table:table-cell>
          <table:table-cell table:style-name="Table1.D2" office:value-type="string">
            <text:p text:style-name="P385"/>
          </table:table-cell>
        </table:table-row>
      </table:table>
      <text:p text:style-name="P411"><text:span text:style-name="T212">Таблица </text:span><text:span text:style-name="T213">форм</text:span><text:span text:style-name="T212"> глагола </text:span><text:span text:style-name="T222">b</text:span><text:span text:style-name="T212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889593157040">
          <table:table-cell table:style-name="Table5.A1" office:value-type="string">
            <text:p text:style-name="P382">Подлежащее</text:p>
          </table:table-cell>
          <table:table-cell table:style-name="Table5.A1" office:value-type="string">
            <text:p text:style-name="P379">Past</text:p>
          </table:table-cell>
          <table:table-cell table:style-name="Table5.A1" office:value-type="string">
            <text:p text:style-name="P379">Present</text:p>
          </table:table-cell>
          <table:table-cell table:style-name="Table5.D1" office:value-type="string">
            <text:p text:style-name="P379">Future</text:p>
          </table:table-cell>
        </table:table-row>
        <table:table-row table:style-name="TableLine94889593233376">
          <table:table-cell table:style-name="Table5.A2" office:value-type="string">
            <text:p text:style-name="P400"><text:s/>I</text:p>
          </table:table-cell>
          <table:table-cell table:style-name="Table5.A2" office:value-type="string">
            <text:p text:style-name="P401">was</text:p>
          </table:table-cell>
          <table:table-cell table:style-name="Table5.A2" office:value-type="string">
            <text:p text:style-name="P397">am</text:p>
          </table:table-cell>
          <table:table-cell table:style-name="Table5.D2" office:value-type="string">
            <text:p text:style-name="P407">will be</text:p>
          </table:table-cell>
        </table:table-row>
        <table:table-row table:style-name="TableLine94889593239840">
          <table:table-cell table:style-name="Table5.A2" office:value-type="string">
            <text:p text:style-name="P399">he/she/<text:span text:style-name="T377">it</text:span></text:p>
          </table:table-cell>
          <table:table-cell table:style-name="Table5.A2" office:value-type="string">
            <text:p text:style-name="P401">was</text:p>
          </table:table-cell>
          <table:table-cell table:style-name="Table5.A2" office:value-type="string">
            <text:p text:style-name="P398">is</text:p>
          </table:table-cell>
          <table:table-cell table:style-name="Table5.D2" office:value-type="string">
            <text:p text:style-name="P407">will be</text:p>
          </table:table-cell>
        </table:table-row>
        <table:table-row table:style-name="TableLine94889593244736">
          <table:table-cell table:style-name="Table5.A2" office:value-type="string">
            <text:p text:style-name="P399">you/we/they</text:p>
          </table:table-cell>
          <table:table-cell table:style-name="Table5.A2" office:value-type="string">
            <text:p text:style-name="P401">were</text:p>
          </table:table-cell>
          <table:table-cell table:style-name="Table5.A2" office:value-type="string">
            <text:p text:style-name="P398">are</text:p>
          </table:table-cell>
          <table:table-cell table:style-name="Table5.D2" office:value-type="string">
            <text:p text:style-name="P407">will be</text:p>
          </table:table-cell>
        </table:table-row>
      </table:table>
      <text:p text:style-name="P130"/>
      <text:p text:style-name="P146">Таблица модальных глаголов:</text:p>
      <text:p text:style-name="P146"/>
      <text:p text:style-name="P408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889593261872">
          <table:table-cell table:style-name="Table6.A1" office:value-type="string">
            <text:p text:style-name="P381">Перевод</text:p>
          </table:table-cell>
          <table:table-cell table:style-name="Table6.A1" office:value-type="string">
            <text:p text:style-name="P380">Начальная форма</text:p>
          </table:table-cell>
          <table:table-cell table:style-name="Table6.A1" office:value-type="string">
            <text:p text:style-name="P380">2я форма</text:p>
          </table:table-cell>
          <table:table-cell table:style-name="Table6.D1" office:value-type="string">
            <text:p text:style-name="P381">3я форма</text:p>
          </table:table-cell>
        </table:table-row>
        <table:table-row table:style-name="TableLine94889593643920">
          <table:table-cell table:style-name="Table6.A2" office:value-type="string">
            <text:p text:style-name="P386">начинать</text:p>
          </table:table-cell>
          <table:table-cell table:style-name="Table6.A2" office:value-type="string">
            <text:p text:style-name="P387">begin</text:p>
          </table:table-cell>
          <table:table-cell table:style-name="Table6.A2" office:value-type="string">
            <text:p text:style-name="P387">began</text:p>
          </table:table-cell>
          <table:table-cell table:style-name="Table6.D2" office:value-type="string">
            <text:p text:style-name="P386">begun</text:p>
          </table:table-cell>
        </table:table-row>
        <table:table-row table:style-name="TableLine94889593660768">
          <table:table-cell table:style-name="Table6.A2" office:value-type="string">
            <text:p text:style-name="P386">ломать</text:p>
          </table:table-cell>
          <table:table-cell table:style-name="Table6.A2" office:value-type="string">
            <text:p text:style-name="P387">break</text:p>
          </table:table-cell>
          <table:table-cell table:style-name="Table6.A2" office:value-type="string">
            <text:p text:style-name="P387">broke</text:p>
          </table:table-cell>
          <table:table-cell table:style-name="Table6.D2" office:value-type="string">
            <text:p text:style-name="P386">broken</text:p>
          </table:table-cell>
        </table:table-row>
        <table:table-row table:style-name="TableLine94889593664912">
          <table:table-cell table:style-name="Table6.A2" office:value-type="string">
            <text:p text:style-name="P386">приносить</text:p>
          </table:table-cell>
          <table:table-cell table:style-name="Table6.A2" office:value-type="string">
            <text:p text:style-name="P387">bring</text:p>
          </table:table-cell>
          <table:table-cell table:style-name="Table6.A2" office:value-type="string">
            <text:p text:style-name="P387">brought</text:p>
          </table:table-cell>
          <table:table-cell table:style-name="Table6.D2" office:value-type="string">
            <text:p text:style-name="P386">brought</text:p>
          </table:table-cell>
        </table:table-row>
        <table:table-row table:style-name="TableLine94889593167200">
          <table:table-cell table:style-name="Table6.A2" office:value-type="string">
            <text:p text:style-name="P386">покупать</text:p>
          </table:table-cell>
          <table:table-cell table:style-name="Table6.A2" office:value-type="string">
            <text:p text:style-name="P387">buy</text:p>
          </table:table-cell>
          <table:table-cell table:style-name="Table6.A2" office:value-type="string">
            <text:p text:style-name="P387">bought</text:p>
          </table:table-cell>
          <table:table-cell table:style-name="Table6.D2" office:value-type="string">
            <text:p text:style-name="P386">bought</text:p>
          </table:table-cell>
        </table:table-row>
        <table:table-row table:style-name="TableLine94889593689328">
          <table:table-cell table:style-name="Table6.A2" office:value-type="string">
            <text:p text:style-name="P386">приходить</text:p>
          </table:table-cell>
          <table:table-cell table:style-name="Table6.A2" office:value-type="string">
            <text:p text:style-name="P387">come</text:p>
          </table:table-cell>
          <table:table-cell table:style-name="Table6.A2" office:value-type="string">
            <text:p text:style-name="P387">came</text:p>
          </table:table-cell>
          <table:table-cell table:style-name="Table6.D2" office:value-type="string">
            <text:p text:style-name="P386">come</text:p>
          </table:table-cell>
        </table:table-row>
        <table:table-row table:style-name="TableLine94889593692656">
          <table:table-cell table:style-name="Table6.A2" office:value-type="string">
            <text:p text:style-name="P386">делать</text:p>
          </table:table-cell>
          <table:table-cell table:style-name="Table6.A2" office:value-type="string">
            <text:p text:style-name="P387">do</text:p>
          </table:table-cell>
          <table:table-cell table:style-name="Table6.A2" office:value-type="string">
            <text:p text:style-name="P387">did</text:p>
          </table:table-cell>
          <table:table-cell table:style-name="Table6.D2" office:value-type="string">
            <text:p text:style-name="P386">done</text:p>
          </table:table-cell>
        </table:table-row>
        <table:table-row table:style-name="TableLine94889593696064">
          <table:table-cell table:style-name="Table6.A2" office:value-type="string">
            <text:p text:style-name="P386">пить</text:p>
          </table:table-cell>
          <table:table-cell table:style-name="Table6.A2" office:value-type="string">
            <text:p text:style-name="P387">drink</text:p>
          </table:table-cell>
          <table:table-cell table:style-name="Table6.A2" office:value-type="string">
            <text:p text:style-name="P387">drank</text:p>
          </table:table-cell>
          <table:table-cell table:style-name="Table6.D2" office:value-type="string">
            <text:p text:style-name="P386">drunk</text:p>
          </table:table-cell>
        </table:table-row>
        <table:table-row table:style-name="TableLine94889593698784">
          <table:table-cell table:style-name="Table6.A2" office:value-type="string">
            <text:p text:style-name="P386">есть</text:p>
          </table:table-cell>
          <table:table-cell table:style-name="Table6.A2" office:value-type="string">
            <text:p text:style-name="P387">eat</text:p>
          </table:table-cell>
          <table:table-cell table:style-name="Table6.A2" office:value-type="string">
            <text:p text:style-name="P387">ate</text:p>
          </table:table-cell>
          <table:table-cell table:style-name="Table6.D2" office:value-type="string">
            <text:p text:style-name="P386">eaten</text:p>
          </table:table-cell>
        </table:table-row>
        <table:table-row table:style-name="TableLine94889593708112">
          <table:table-cell table:style-name="Table6.A2" office:value-type="string">
            <text:p text:style-name="P386">падать</text:p>
          </table:table-cell>
          <table:table-cell table:style-name="Table6.A2" office:value-type="string">
            <text:p text:style-name="P388">fall</text:p>
          </table:table-cell>
          <table:table-cell table:style-name="Table6.A2" office:value-type="string">
            <text:p text:style-name="P388">fell</text:p>
          </table:table-cell>
          <table:table-cell table:style-name="Table6.D2" office:value-type="string">
            <text:p text:style-name="P386">fallen</text:p>
          </table:table-cell>
        </table:table-row>
        <table:table-row table:style-name="TableLine94889593712048">
          <table:table-cell table:style-name="Table6.A2" office:value-type="string">
            <text:p text:style-name="P386">летать</text:p>
          </table:table-cell>
          <table:table-cell table:style-name="Table6.A2" office:value-type="string">
            <text:p text:style-name="P388">fly</text:p>
          </table:table-cell>
          <table:table-cell table:style-name="Table6.A2" office:value-type="string">
            <text:p text:style-name="P388">flew</text:p>
          </table:table-cell>
          <table:table-cell table:style-name="Table6.D2" office:value-type="string">
            <text:p text:style-name="P386">flown</text:p>
          </table:table-cell>
        </table:table-row>
        <table:table-row table:style-name="TableLine94889593715200">
          <table:table-cell table:style-name="Table6.A2" office:value-type="string">
            <text:p text:style-name="P386">забывать</text:p>
          </table:table-cell>
          <table:table-cell table:style-name="Table6.A2" office:value-type="string">
            <text:p text:style-name="P388">forget</text:p>
          </table:table-cell>
          <table:table-cell table:style-name="Table6.A2" office:value-type="string">
            <text:p text:style-name="P388">forgot</text:p>
          </table:table-cell>
          <table:table-cell table:style-name="Table6.D2" office:value-type="string">
            <text:p text:style-name="P386">forgotten</text:p>
          </table:table-cell>
        </table:table-row>
        <table:table-row table:style-name="TableLine94889593717760">
          <table:table-cell table:style-name="Table6.A2" office:value-type="string">
            <text:p text:style-name="P386">получать</text:p>
          </table:table-cell>
          <table:table-cell table:style-name="Table6.A2" office:value-type="string">
            <text:p text:style-name="P388">get</text:p>
          </table:table-cell>
          <table:table-cell table:style-name="Table6.A2" office:value-type="string">
            <text:p text:style-name="P388">got</text:p>
          </table:table-cell>
          <table:table-cell table:style-name="Table6.D2" office:value-type="string">
            <text:p text:style-name="P386">got</text:p>
          </table:table-cell>
        </table:table-row>
        <table:table-row table:style-name="TableLine94889593722608">
          <table:table-cell table:style-name="Table6.A2" office:value-type="string">
            <text:p text:style-name="P389">давать</text:p>
          </table:table-cell>
          <table:table-cell table:style-name="Table6.A2" office:value-type="string">
            <text:p text:style-name="P390">give</text:p>
          </table:table-cell>
          <table:table-cell table:style-name="Table6.A2" office:value-type="string">
            <text:p text:style-name="P390">gave</text:p>
          </table:table-cell>
          <table:table-cell table:style-name="Table6.D2" office:value-type="string">
            <text:p text:style-name="P389">given</text:p>
          </table:table-cell>
        </table:table-row>
        <table:table-row table:style-name="TableLine94889593726048">
          <table:table-cell table:style-name="Table6.A2" office:value-type="string">
            <text:p text:style-name="P389">идти</text:p>
          </table:table-cell>
          <table:table-cell table:style-name="Table6.A2" office:value-type="string">
            <text:p text:style-name="P390">go</text:p>
          </table:table-cell>
          <table:table-cell table:style-name="Table6.A2" office:value-type="string">
            <text:p text:style-name="P390">went</text:p>
          </table:table-cell>
          <table:table-cell table:style-name="Table6.D2" office:value-type="string">
            <text:p text:style-name="P389">gone</text:p>
          </table:table-cell>
        </table:table-row>
        <table:table-row table:style-name="TableLine94889593734000">
          <table:table-cell table:style-name="Table6.A2" office:value-type="string">
            <text:p text:style-name="P391">иметь </text:p>
          </table:table-cell>
          <table:table-cell table:style-name="Table6.A2" office:value-type="string">
            <text:p text:style-name="P392">have</text:p>
          </table:table-cell>
          <table:table-cell table:style-name="Table6.A2" office:value-type="string">
            <text:p text:style-name="P392">had</text:p>
          </table:table-cell>
          <table:table-cell table:style-name="Table6.D2" office:value-type="string">
            <text:p text:style-name="P391">had</text:p>
          </table:table-cell>
        </table:table-row>
        <table:table-row table:style-name="TableLine94889593736880">
          <table:table-cell table:style-name="Table6.A2" office:value-type="string">
            <text:p text:style-name="P391">слышать</text:p>
          </table:table-cell>
          <table:table-cell table:style-name="Table6.A2" office:value-type="string">
            <text:p text:style-name="P392">hear</text:p>
          </table:table-cell>
          <table:table-cell table:style-name="Table6.A2" office:value-type="string">
            <text:p text:style-name="P392">heard</text:p>
          </table:table-cell>
          <table:table-cell table:style-name="Table6.D2" office:value-type="string">
            <text:p text:style-name="P391">heard</text:p>
          </table:table-cell>
        </table:table-row>
        <table:table-row table:style-name="TableLine94889593747296">
          <table:table-cell table:style-name="Table6.A2" office:value-type="string">
            <text:p text:style-name="P391">знать</text:p>
          </table:table-cell>
          <table:table-cell table:style-name="Table6.A2" office:value-type="string">
            <text:p text:style-name="P392">know</text:p>
          </table:table-cell>
          <table:table-cell table:style-name="Table6.A2" office:value-type="string">
            <text:p text:style-name="P392">knew</text:p>
          </table:table-cell>
          <table:table-cell table:style-name="Table6.D2" office:value-type="string">
            <text:p text:style-name="P391">known</text:p>
          </table:table-cell>
        </table:table-row>
        <table:table-row table:style-name="TableLine94889593749856">
          <table:table-cell table:style-name="Table6.A2" office:value-type="string">
            <text:p text:style-name="P391">терять</text:p>
          </table:table-cell>
          <table:table-cell table:style-name="Table6.A2" office:value-type="string">
            <text:p text:style-name="P392">lose</text:p>
          </table:table-cell>
          <table:table-cell table:style-name="Table6.A2" office:value-type="string">
            <text:p text:style-name="P392">lost</text:p>
          </table:table-cell>
          <table:table-cell table:style-name="Table6.D2" office:value-type="string">
            <text:p text:style-name="P391">lost</text:p>
          </table:table-cell>
        </table:table-row>
        <table:table-row table:style-name="TableLine94889593758816">
          <table:table-cell table:style-name="Table6.A2" office:value-type="string">
            <text:p text:style-name="P391">делать</text:p>
          </table:table-cell>
          <table:table-cell table:style-name="Table6.A2" office:value-type="string">
            <text:p text:style-name="P392">make</text:p>
          </table:table-cell>
          <table:table-cell table:style-name="Table6.A2" office:value-type="string">
            <text:p text:style-name="P392">made</text:p>
          </table:table-cell>
          <table:table-cell table:style-name="Table6.D2" office:value-type="string">
            <text:p text:style-name="P391">made</text:p>
          </table:table-cell>
        </table:table-row>
        <table:table-row table:style-name="TableLine94889593763872">
          <table:table-cell table:style-name="Table6.A2" office:value-type="string">
            <text:p text:style-name="P391">платить</text:p>
          </table:table-cell>
          <table:table-cell table:style-name="Table6.A2" office:value-type="string">
            <text:p text:style-name="P392">pay</text:p>
          </table:table-cell>
          <table:table-cell table:style-name="Table6.A2" office:value-type="string">
            <text:p text:style-name="P392">paid</text:p>
          </table:table-cell>
          <table:table-cell table:style-name="Table6.D2" office:value-type="string">
            <text:p text:style-name="P391">paid</text:p>
          </table:table-cell>
        </table:table-row>
        <table:table-row table:style-name="TableLine94889593767632">
          <table:table-cell table:style-name="Table6.A2" office:value-type="string">
            <text:p text:style-name="P391">класть</text:p>
          </table:table-cell>
          <table:table-cell table:style-name="Table6.A2" office:value-type="string">
            <text:p text:style-name="P392">put</text:p>
          </table:table-cell>
          <table:table-cell table:style-name="Table6.A2" office:value-type="string">
            <text:p text:style-name="P392">put</text:p>
          </table:table-cell>
          <table:table-cell table:style-name="Table6.D2" office:value-type="string">
            <text:p text:style-name="P391">put</text:p>
          </table:table-cell>
        </table:table-row>
        <table:table-row table:style-name="TableLine94889593780624">
          <table:table-cell table:style-name="Table6.A2" office:value-type="string">
            <text:p text:style-name="P391">читать</text:p>
          </table:table-cell>
          <table:table-cell table:style-name="Table6.A2" office:value-type="string">
            <text:p text:style-name="P392">read [рид]</text:p>
          </table:table-cell>
          <table:table-cell table:style-name="Table6.A2" office:value-type="string">
            <text:p text:style-name="P392">read [рэд]</text:p>
          </table:table-cell>
          <table:table-cell table:style-name="Table6.D2" office:value-type="string">
            <text:p text:style-name="P392">read [рэд]</text:p>
          </table:table-cell>
        </table:table-row>
        <table:table-row table:style-name="TableLine94889593785696">
          <table:table-cell table:style-name="Table6.A2" office:value-type="string">
            <text:p text:style-name="P391">сказать</text:p>
          </table:table-cell>
          <table:table-cell table:style-name="Table6.A2" office:value-type="string">
            <text:p text:style-name="P392">say</text:p>
          </table:table-cell>
          <table:table-cell table:style-name="Table6.A2" office:value-type="string">
            <text:p text:style-name="P392">said</text:p>
          </table:table-cell>
          <table:table-cell table:style-name="Table6.D2" office:value-type="string">
            <text:p text:style-name="P392">said</text:p>
          </table:table-cell>
        </table:table-row>
        <table:table-row table:style-name="TableLine94889593801120">
          <table:table-cell table:style-name="Table6.A2" office:value-type="string">
            <text:p text:style-name="P391">говорить</text:p>
          </table:table-cell>
          <table:table-cell table:style-name="Table6.A2" office:value-type="string">
            <text:p text:style-name="P392">speak</text:p>
          </table:table-cell>
          <table:table-cell table:style-name="Table6.A2" office:value-type="string">
            <text:p text:style-name="P392">spoke</text:p>
          </table:table-cell>
          <table:table-cell table:style-name="Table6.D2" office:value-type="string">
            <text:p text:style-name="P391">spoken</text:p>
          </table:table-cell>
        </table:table-row>
        <table:table-row table:style-name="TableLine94889593812736">
          <table:table-cell table:style-name="Table6.A2" office:value-type="string">
            <text:p text:style-name="P391">видеть</text:p>
          </table:table-cell>
          <table:table-cell table:style-name="Table6.A2" office:value-type="string">
            <text:p text:style-name="P392">see</text:p>
          </table:table-cell>
          <table:table-cell table:style-name="Table6.A2" office:value-type="string">
            <text:p text:style-name="P392">saw</text:p>
          </table:table-cell>
          <table:table-cell table:style-name="Table6.D2" office:value-type="string">
            <text:p text:style-name="P391">seen</text:p>
          </table:table-cell>
        </table:table-row>
        <table:table-row table:style-name="TableLine94889593815552">
          <table:table-cell table:style-name="Table6.A2" office:value-type="string">
            <text:p text:style-name="P391">сидеть</text:p>
          </table:table-cell>
          <table:table-cell table:style-name="Table6.A2" office:value-type="string">
            <text:p text:style-name="P392">sit</text:p>
          </table:table-cell>
          <table:table-cell table:style-name="Table6.A2" office:value-type="string">
            <text:p text:style-name="P392">sat</text:p>
          </table:table-cell>
          <table:table-cell table:style-name="Table6.D2" office:value-type="string">
            <text:p text:style-name="P391">sat</text:p>
          </table:table-cell>
        </table:table-row>
        <table:table-row table:style-name="TableLine94889593821088">
          <table:table-cell table:style-name="Table6.A2" office:value-type="string">
            <text:p text:style-name="P391">брать</text:p>
          </table:table-cell>
          <table:table-cell table:style-name="Table6.A2" office:value-type="string">
            <text:p text:style-name="P392">take</text:p>
          </table:table-cell>
          <table:table-cell table:style-name="Table6.A2" office:value-type="string">
            <text:p text:style-name="P392">took</text:p>
          </table:table-cell>
          <table:table-cell table:style-name="Table6.D2" office:value-type="string">
            <text:p text:style-name="P391">taken</text:p>
          </table:table-cell>
        </table:table-row>
        <table:table-row table:style-name="TableLine94889593828496">
          <table:table-cell table:style-name="Table6.A2" office:value-type="string">
            <text:p text:style-name="P391">рассказывать</text:p>
          </table:table-cell>
          <table:table-cell table:style-name="Table6.A2" office:value-type="string">
            <text:p text:style-name="P392">tell</text:p>
          </table:table-cell>
          <table:table-cell table:style-name="Table6.A2" office:value-type="string">
            <text:p text:style-name="P392">told</text:p>
          </table:table-cell>
          <table:table-cell table:style-name="Table6.D2" office:value-type="string">
            <text:p text:style-name="P391">told</text:p>
          </table:table-cell>
        </table:table-row>
        <table:table-row table:style-name="TableLine94889593832752">
          <table:table-cell table:style-name="Table6.A2" office:value-type="string">
            <text:p text:style-name="P391">думать</text:p>
          </table:table-cell>
          <table:table-cell table:style-name="Table6.A2" office:value-type="string">
            <text:p text:style-name="P392">think</text:p>
          </table:table-cell>
          <table:table-cell table:style-name="Table6.A2" office:value-type="string">
            <text:p text:style-name="P392">thought</text:p>
          </table:table-cell>
          <table:table-cell table:style-name="Table6.D2" office:value-type="string">
            <text:p text:style-name="P391">thought</text:p>
          </table:table-cell>
        </table:table-row>
        <table:table-row table:style-name="TableLine94889593837744">
          <table:table-cell table:style-name="Table6.A2" office:value-type="string">
            <text:p text:style-name="P391">побеждать</text:p>
          </table:table-cell>
          <table:table-cell table:style-name="Table6.A2" office:value-type="string">
            <text:p text:style-name="P392">win</text:p>
          </table:table-cell>
          <table:table-cell table:style-name="Table6.A2" office:value-type="string">
            <text:p text:style-name="P392">won</text:p>
          </table:table-cell>
          <table:table-cell table:style-name="Table6.D2" office:value-type="string">
            <text:p text:style-name="P391">won</text:p>
          </table:table-cell>
        </table:table-row>
        <table:table-row table:style-name="TableLine94889593841296">
          <table:table-cell table:style-name="Table6.A2" office:value-type="string">
            <text:p text:style-name="P391">писать</text:p>
          </table:table-cell>
          <table:table-cell table:style-name="Table6.A2" office:value-type="string">
            <text:p text:style-name="P392">write</text:p>
          </table:table-cell>
          <table:table-cell table:style-name="Table6.A2" office:value-type="string">
            <text:p text:style-name="P392">wrote</text:p>
          </table:table-cell>
          <table:table-cell table:style-name="Table6.D2" office:value-type="string">
            <text:p text:style-name="P391">written</text:p>
          </table:table-cell>
        </table:table-row>
      </table:table>
      <text:p text:style-name="P1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22T21:38:27.356550497</dc:date>
    <meta:editing-duration>PT18H29M37S</meta:editing-duration>
    <meta:editing-cycles>319</meta:editing-cycles>
    <meta:generator>LibreOffice/6.4.7.2$Linux_X86_64 LibreOffice_project/40$Build-2</meta:generator>
    <meta:document-statistic meta:table-count="6" meta:image-count="0" meta:object-count="0" meta:page-count="19" meta:paragraph-count="713" meta:word-count="5195" meta:character-count="32900" meta:non-whitespace-character-count="28240"/>
  </office:meta>
</office:document-meta>
</file>